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fo:font-weight="bold" officeooo:rsid="00cc74a9" officeooo:paragraph-rsid="00cc74a9" style:font-weight-asian="bold" style:font-weight-complex="bold"/>
    </style:style>
    <style:style style:name="P157" style:family="paragraph" style:parent-style-name="Text_20_body">
      <style:text-properties officeooo:rsid="008ea058" officeooo:paragraph-rsid="008ea058"/>
    </style:style>
    <style:style style:name="P15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9" style:family="paragraph" style:parent-style-name="Standard">
      <style:text-properties officeooo:paragraph-rsid="0097a57f"/>
    </style:style>
    <style:style style:name="P160" style:family="paragraph" style:parent-style-name="Standard">
      <style:text-properties officeooo:rsid="009f58b4" officeooo:paragraph-rsid="009f58b4"/>
    </style:style>
    <style:style style:name="P16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2" style:family="paragraph" style:parent-style-name="Standard">
      <style:text-properties officeooo:rsid="00a37e9b" officeooo:paragraph-rsid="00a37e9b"/>
    </style:style>
    <style:style style:name="P16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4" style:family="paragraph" style:parent-style-name="Standard">
      <style:text-properties officeooo:paragraph-rsid="00a42ab9"/>
    </style:style>
    <style:style style:name="P165" style:family="paragraph" style:parent-style-name="Text_20_body">
      <style:text-properties officeooo:rsid="008cca11" officeooo:paragraph-rsid="008cca11"/>
    </style:style>
    <style:style style:name="P166" style:family="paragraph" style:parent-style-name="Text_20_body">
      <style:text-properties officeooo:rsid="009b7578" officeooo:paragraph-rsid="009b7578"/>
    </style:style>
    <style:style style:name="P167" style:family="paragraph" style:parent-style-name="Heading_20_3">
      <style:text-properties officeooo:rsid="00a9c0dc" officeooo:paragraph-rsid="00a9c0dc"/>
    </style:style>
    <style:style style:name="P168" style:family="paragraph" style:parent-style-name="Standard">
      <style:text-properties officeooo:rsid="00a9c0dc" officeooo:paragraph-rsid="00a9c0dc"/>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2">
      <style:paragraph-properties>
        <style:tab-stops>
          <style:tab-stop style:position="6.6929in" style:type="right" style:leader-style="dotted" style:leader-text="."/>
        </style:tab-stops>
      </style:paragraph-properties>
    </style:style>
    <style:style style:name="P171" style:family="paragraph" style:parent-style-name="Contents_20_3">
      <style:paragraph-properties>
        <style:tab-stops>
          <style:tab-stop style:position="6.6929in" style:type="right" style:leader-style="dotted" style:leader-text="."/>
        </style:tab-stops>
      </style:paragraph-properties>
    </style:style>
    <style:style style:name="P172" style:family="paragraph" style:parent-style-name="Contents_20_4">
      <style:paragraph-properties>
        <style:tab-stops>
          <style:tab-stop style:position="6.6929in" style:type="right" style:leader-style="dotted" style:leader-text="."/>
        </style:tab-stops>
      </style:paragraph-properties>
    </style:style>
    <style:style style:name="P173" style:family="paragraph" style:parent-style-name="Contents_20_5">
      <style:paragraph-properties>
        <style:tab-stops>
          <style:tab-stop style:position="6.6929in" style:type="right" style:leader-style="dotted" style:leader-text="."/>
        </style:tab-stops>
      </style:paragraph-properties>
    </style:style>
    <style:style style:name="P174" style:family="paragraph" style:parent-style-name="Contents_20_6">
      <style:paragraph-properties>
        <style:tab-stops>
          <style:tab-stop style:position="6.6929in" style:type="right" style:leader-style="dotted" style:leader-text="."/>
        </style:tab-stops>
      </style:paragraph-properties>
    </style:style>
    <style:style style:name="P175" style:family="paragraph" style:parent-style-name="Standard">
      <style:text-properties officeooo:rsid="00c1ab31" officeooo:paragraph-rsid="00c1ab31"/>
    </style:style>
    <style:style style:name="P176" style:family="paragraph" style:parent-style-name="Standard">
      <style:text-properties officeooo:rsid="00c1ab31" officeooo:paragraph-rsid="00cf7a74"/>
    </style:style>
    <style:style style:name="P177" style:family="paragraph" style:parent-style-name="Preformatted_20_Text">
      <style:paragraph-properties style:writing-mode="lr-tb"/>
      <style:text-properties officeooo:paragraph-rsid="00a9c0dc"/>
    </style:style>
    <style:style style:name="P178" style:family="paragraph" style:parent-style-name="Standard">
      <style:text-properties officeooo:paragraph-rsid="00a55a52"/>
    </style:style>
    <style:style style:name="P179"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80" style:family="paragraph" style:parent-style-name="Standard">
      <style:text-properties officeooo:rsid="00a55a52" officeooo:paragraph-rsid="00a55a52"/>
    </style:style>
    <style:style style:name="P181" style:family="paragraph" style:parent-style-name="Standard">
      <style:text-properties officeooo:rsid="00a76b7e" officeooo:paragraph-rsid="00a76b7e"/>
    </style:style>
    <style:style style:name="P182"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83" style:family="paragraph" style:parent-style-name="Text_20_body">
      <style:text-properties officeooo:rsid="00a76b7e" officeooo:paragraph-rsid="00a76b7e"/>
    </style:style>
    <style:style style:name="P184" style:family="paragraph" style:parent-style-name="Standard">
      <style:text-properties officeooo:rsid="00af28e0" officeooo:paragraph-rsid="00af28e0"/>
    </style:style>
    <style:style style:name="P185"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6" style:family="paragraph" style:parent-style-name="Standard">
      <style:text-properties officeooo:rsid="00b02af9" officeooo:paragraph-rsid="00b02af9"/>
    </style:style>
    <style:style style:name="P187" style:family="paragraph" style:parent-style-name="Standard">
      <style:text-properties officeooo:rsid="00b33970" officeooo:paragraph-rsid="00b33970"/>
    </style:style>
    <style:style style:name="P188" style:family="paragraph" style:parent-style-name="Standard">
      <style:text-properties officeooo:rsid="00b33970" officeooo:paragraph-rsid="00b561c0"/>
    </style:style>
    <style:style style:name="P189" style:family="paragraph" style:parent-style-name="Standard">
      <style:text-properties officeooo:rsid="00b33970" officeooo:paragraph-rsid="00ba78c9"/>
    </style:style>
    <style:style style:name="P190" style:family="paragraph" style:parent-style-name="Standard">
      <style:text-properties officeooo:paragraph-rsid="009f58b4"/>
    </style:style>
    <style:style style:name="P191" style:family="paragraph" style:parent-style-name="Standard">
      <style:text-properties officeooo:rsid="00b84a90" officeooo:paragraph-rsid="00b84a90"/>
    </style:style>
    <style:style style:name="P192" style:family="paragraph" style:parent-style-name="Standard">
      <style:text-properties fo:font-size="6pt" officeooo:rsid="00b84a90" officeooo:paragraph-rsid="00b84a90" style:font-size-asian="5.25pt" style:font-size-complex="6pt"/>
    </style:style>
    <style:style style:name="P193" style:family="paragraph" style:parent-style-name="Standard">
      <style:text-properties fo:font-size="6pt" officeooo:paragraph-rsid="009f58b4" style:font-size-asian="5.25pt" style:font-size-complex="6pt"/>
    </style:style>
    <style:style style:name="P194" style:family="paragraph" style:parent-style-name="Text_20_body">
      <style:text-properties officeooo:rsid="00b1612a" officeooo:paragraph-rsid="00b1612a"/>
    </style:style>
    <style:style style:name="P195" style:family="paragraph" style:parent-style-name="Text_20_body">
      <style:text-properties officeooo:rsid="00c8497f" officeooo:paragraph-rsid="00c8497f"/>
    </style:style>
    <style:style style:name="P196" style:family="paragraph" style:parent-style-name="Heading_20_1">
      <style:text-properties style:font-name="arial" officeooo:rsid="002094fe" officeooo:paragraph-rsid="002094fe"/>
    </style:style>
    <style:style style:name="P197" style:family="paragraph" style:parent-style-name="Heading_20_1">
      <style:text-properties style:font-name="arial" officeooo:rsid="00218105" officeooo:paragraph-rsid="00218105"/>
    </style:style>
    <style:style style:name="P198" style:family="paragraph" style:parent-style-name="Heading_20_1">
      <style:text-properties style:font-name="arial"/>
    </style:style>
    <style:style style:name="P199" style:family="paragraph" style:parent-style-name="Heading_20_2">
      <style:text-properties style:font-name="arial"/>
    </style:style>
    <style:style style:name="P200" style:family="paragraph" style:parent-style-name="Heading_20_2">
      <style:text-properties officeooo:rsid="00536176" officeooo:paragraph-rsid="007dc38c"/>
    </style:style>
    <style:style style:name="P201" style:family="paragraph" style:parent-style-name="Heading_20_2">
      <style:text-properties officeooo:paragraph-rsid="0088faef"/>
    </style:style>
    <style:style style:name="P202" style:family="paragraph" style:parent-style-name="Heading_20_2">
      <style:text-properties officeooo:rsid="00c1ab31" officeooo:paragraph-rsid="00c2be0e"/>
    </style:style>
    <style:style style:name="P203" style:family="paragraph" style:parent-style-name="Heading_20_2">
      <style:text-properties officeooo:paragraph-rsid="00cf7a74"/>
    </style:style>
    <style:style style:name="P204" style:family="paragraph" style:parent-style-name="Heading_20_2">
      <style:text-properties officeooo:paragraph-rsid="00c8497f"/>
    </style:style>
    <style:style style:name="P205" style:family="paragraph" style:parent-style-name="Preformatted_20_Text" style:list-style-name="L17">
      <style:paragraph-properties style:writing-mode="lr-tb"/>
    </style:style>
    <style:style style:name="P206" style:family="paragraph" style:parent-style-name="Preformatted_20_Text" style:list-style-name="L17">
      <style:paragraph-properties fo:margin-top="0in" fo:margin-bottom="0.1965in" style:contextual-spacing="false" style:writing-mode="lr-tb"/>
    </style:style>
    <style:style style:name="P207" style:family="paragraph" style:parent-style-name="Preformatted_20_Text" style:list-style-name="L17">
      <style:text-properties style:font-name="arial"/>
    </style:style>
    <style:style style:name="P208" style:family="paragraph" style:parent-style-name="Preformatted_20_Text" style:list-style-name="L33"/>
    <style:style style:name="P209" style:family="paragraph" style:parent-style-name="Preformatted_20_Text" style:list-style-name="L33">
      <style:paragraph-properties style:writing-mode="lr-tb"/>
    </style:style>
    <style:style style:name="P210" style:family="paragraph" style:parent-style-name="Preformatted_20_Text" style:list-style-name="L33">
      <style:paragraph-properties fo:margin-top="0in" fo:margin-bottom="0.1965in" style:contextual-spacing="false" style:writing-mode="lr-tb"/>
    </style:style>
    <style:style style:name="P211" style:family="paragraph" style:parent-style-name="Standard">
      <style:text-properties officeooo:rsid="00c1ab31" officeooo:paragraph-rsid="00c1ab31"/>
    </style:style>
    <style:style style:name="P212" style:family="paragraph" style:parent-style-name="Standard">
      <style:text-properties officeooo:rsid="00c1ab31" officeooo:paragraph-rsid="00d3e88a"/>
    </style:style>
    <style:style style:name="P213" style:family="paragraph" style:parent-style-name="Standard">
      <style:text-properties officeooo:rsid="00c1ab31" officeooo:paragraph-rsid="00cf7a74"/>
    </style:style>
    <style:style style:name="P214" style:family="paragraph" style:parent-style-name="Standard">
      <style:text-properties officeooo:paragraph-rsid="00d3effa"/>
    </style:style>
    <style:style style:name="P215" style:family="paragraph" style:parent-style-name="Standard">
      <style:text-properties officeooo:rsid="00d7cf9b" officeooo:paragraph-rsid="00d7cf9b"/>
    </style:style>
    <style:style style:name="P216"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7" style:family="paragraph" style:parent-style-name="Standard">
      <style:text-properties officeooo:rsid="00d9b774" officeooo:paragraph-rsid="00d9b774"/>
    </style:style>
    <style:style style:name="P218" style:family="paragraph" style:parent-style-name="Standard">
      <style:text-properties officeooo:rsid="00e2391c" officeooo:paragraph-rsid="00e2391c"/>
    </style:style>
    <style:style style:name="P219" style:family="paragraph" style:parent-style-name="Standard">
      <style:text-properties officeooo:rsid="00e4274b" officeooo:paragraph-rsid="00e4274b"/>
    </style:style>
    <style:style style:name="P220"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1"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2" style:family="paragraph" style:parent-style-name="Text_20_body" style:list-style-name="L1">
      <style:paragraph-properties fo:margin-top="0in" fo:margin-bottom="0in" style:contextual-spacing="false"/>
      <style:text-properties style:font-name="arial"/>
    </style:style>
    <style:style style:name="P223" style:family="paragraph" style:parent-style-name="Text_20_body" style:list-style-name="L6">
      <style:text-properties style:font-name="arial"/>
    </style:style>
    <style:style style:name="P224" style:family="paragraph" style:parent-style-name="Text_20_body" style:list-style-name="L7">
      <style:text-properties style:font-name="arial"/>
    </style:style>
    <style:style style:name="P225" style:family="paragraph" style:parent-style-name="Text_20_body" style:list-style-name="L9">
      <style:text-properties style:font-name="arial"/>
    </style:style>
    <style:style style:name="P226" style:family="paragraph" style:parent-style-name="Text_20_body" style:list-style-name="L11">
      <style:paragraph-properties fo:margin-top="0in" fo:margin-bottom="0in" style:contextual-spacing="false"/>
      <style:text-properties style:font-name="arial"/>
    </style:style>
    <style:style style:name="P227" style:family="paragraph" style:parent-style-name="Text_20_body" style:list-style-name="L12">
      <style:paragraph-properties fo:margin-top="0in" fo:margin-bottom="0in" style:contextual-spacing="false"/>
      <style:text-properties style:font-name="arial"/>
    </style:style>
    <style:style style:name="P228" style:family="paragraph" style:parent-style-name="Text_20_body" style:list-style-name="L13">
      <style:text-properties style:font-name="arial"/>
    </style:style>
    <style:style style:name="P229" style:family="paragraph" style:parent-style-name="Text_20_body" style:list-style-name="L17">
      <style:text-properties style:font-name="arial"/>
    </style:style>
    <style:style style:name="P230" style:family="paragraph" style:parent-style-name="Text_20_body" style:list-style-name="L2">
      <style:paragraph-properties fo:margin-top="0in" fo:margin-bottom="0in" style:contextual-spacing="false"/>
    </style:style>
    <style:style style:name="P231" style:family="paragraph" style:parent-style-name="Text_20_body" style:list-style-name="L3">
      <style:paragraph-properties fo:margin-top="0in" fo:margin-bottom="0in" style:contextual-spacing="false"/>
    </style:style>
    <style:style style:name="P232" style:family="paragraph" style:parent-style-name="Text_20_body" style:list-style-name="L4"/>
    <style:style style:name="P233" style:family="paragraph" style:parent-style-name="Text_20_body" style:list-style-name="L5"/>
    <style:style style:name="P234" style:family="paragraph" style:parent-style-name="Text_20_body" style:list-style-name="L6"/>
    <style:style style:name="P235" style:family="paragraph" style:parent-style-name="Text_20_body" style:list-style-name="L6">
      <style:paragraph-properties fo:margin-top="0in" fo:margin-bottom="0in" style:contextual-spacing="false"/>
    </style:style>
    <style:style style:name="P236" style:family="paragraph" style:parent-style-name="Text_20_body" style:list-style-name="L7"/>
    <style:style style:name="P237" style:family="paragraph" style:parent-style-name="Text_20_body" style:list-style-name="L7">
      <style:paragraph-properties fo:margin-top="0in" fo:margin-bottom="0in" style:contextual-spacing="false"/>
    </style:style>
    <style:style style:name="P238" style:family="paragraph" style:parent-style-name="Text_20_body" style:list-style-name="L8"/>
    <style:style style:name="P239" style:family="paragraph" style:parent-style-name="Text_20_body" style:list-style-name="L9"/>
    <style:style style:name="P240" style:family="paragraph" style:parent-style-name="Text_20_body" style:list-style-name="L10"/>
    <style:style style:name="P241" style:family="paragraph" style:parent-style-name="Text_20_body" style:list-style-name="L10">
      <style:paragraph-properties fo:margin-top="0in" fo:margin-bottom="0in" style:contextual-spacing="false"/>
    </style:style>
    <style:style style:name="P242" style:family="paragraph" style:parent-style-name="Text_20_body" style:list-style-name="L11"/>
    <style:style style:name="P243" style:family="paragraph" style:parent-style-name="Text_20_body" style:list-style-name="L11">
      <style:paragraph-properties fo:margin-top="0in" fo:margin-bottom="0in" style:contextual-spacing="false"/>
    </style:style>
    <style:style style:name="P244" style:family="paragraph" style:parent-style-name="Text_20_body" style:list-style-name="L12"/>
    <style:style style:name="P245" style:family="paragraph" style:parent-style-name="Text_20_body" style:list-style-name="L13"/>
    <style:style style:name="P246" style:family="paragraph" style:parent-style-name="Text_20_body" style:list-style-name="L14"/>
    <style:style style:name="P247" style:family="paragraph" style:parent-style-name="Text_20_body" style:list-style-name="L15"/>
    <style:style style:name="P248" style:family="paragraph" style:parent-style-name="Text_20_body" style:list-style-name="L15">
      <style:paragraph-properties fo:margin-top="0in" fo:margin-bottom="0in" style:contextual-spacing="false"/>
    </style:style>
    <style:style style:name="P249" style:family="paragraph" style:parent-style-name="Text_20_body" style:list-style-name="L16"/>
    <style:style style:name="P250" style:family="paragraph" style:parent-style-name="Text_20_body" style:list-style-name="L16">
      <style:paragraph-properties fo:margin-top="0in" fo:margin-bottom="0in" style:contextual-spacing="false"/>
    </style:style>
    <style:style style:name="P251" style:family="paragraph" style:parent-style-name="Text_20_body" style:list-style-name="L17"/>
    <style:style style:name="P252" style:family="paragraph" style:parent-style-name="Text_20_body" style:list-style-name="L17">
      <style:paragraph-properties fo:margin-top="0in" fo:margin-bottom="0in" style:contextual-spacing="false"/>
    </style:style>
    <style:style style:name="P253" style:family="paragraph" style:parent-style-name="Text_20_body" style:list-style-name="L18"/>
    <style:style style:name="P254" style:family="paragraph" style:parent-style-name="Text_20_body" style:list-style-name="L18">
      <style:paragraph-properties fo:margin-top="0in" fo:margin-bottom="0in" style:contextual-spacing="false"/>
    </style:style>
    <style:style style:name="P255" style:family="paragraph" style:parent-style-name="Text_20_body" style:list-style-name="L19"/>
    <style:style style:name="P256" style:family="paragraph" style:parent-style-name="Text_20_body" style:list-style-name="L19">
      <style:paragraph-properties fo:margin-top="0in" fo:margin-bottom="0in" style:contextual-spacing="false"/>
    </style:style>
    <style:style style:name="P257" style:family="paragraph" style:parent-style-name="Text_20_body" style:list-style-name="L20"/>
    <style:style style:name="P258" style:family="paragraph" style:parent-style-name="Text_20_body" style:list-style-name="L20">
      <style:paragraph-properties fo:margin-top="0in" fo:margin-bottom="0in" style:contextual-spacing="false"/>
    </style:style>
    <style:style style:name="P259" style:family="paragraph" style:parent-style-name="Text_20_body" style:list-style-name="L21"/>
    <style:style style:name="P260" style:family="paragraph" style:parent-style-name="Text_20_body" style:list-style-name="L21">
      <style:paragraph-properties fo:margin-top="0in" fo:margin-bottom="0in" style:contextual-spacing="false"/>
    </style:style>
    <style:style style:name="P261" style:family="paragraph" style:parent-style-name="Text_20_body" style:list-style-name="L22"/>
    <style:style style:name="P262" style:family="paragraph" style:parent-style-name="Text_20_body" style:list-style-name="L22">
      <style:paragraph-properties fo:margin-top="0in" fo:margin-bottom="0in" style:contextual-spacing="false"/>
    </style:style>
    <style:style style:name="P263" style:family="paragraph" style:parent-style-name="Text_20_body" style:list-style-name="L23"/>
    <style:style style:name="P264" style:family="paragraph" style:parent-style-name="Text_20_body" style:list-style-name="L23">
      <style:paragraph-properties fo:margin-top="0in" fo:margin-bottom="0in" style:contextual-spacing="false"/>
    </style:style>
    <style:style style:name="P265" style:family="paragraph" style:parent-style-name="Text_20_body" style:list-style-name="L24"/>
    <style:style style:name="P266" style:family="paragraph" style:parent-style-name="Text_20_body" style:list-style-name="L24">
      <style:paragraph-properties fo:margin-top="0in" fo:margin-bottom="0in" style:contextual-spacing="false"/>
    </style:style>
    <style:style style:name="P267" style:family="paragraph" style:parent-style-name="Text_20_body" style:list-style-name="L25"/>
    <style:style style:name="P268" style:family="paragraph" style:parent-style-name="Text_20_body" style:list-style-name="L25">
      <style:paragraph-properties fo:margin-top="0in" fo:margin-bottom="0in" style:contextual-spacing="false"/>
    </style:style>
    <style:style style:name="P269" style:family="paragraph" style:parent-style-name="Text_20_body" style:list-style-name="L26"/>
    <style:style style:name="P270" style:family="paragraph" style:parent-style-name="Text_20_body" style:list-style-name="L27"/>
    <style:style style:name="P271" style:family="paragraph" style:parent-style-name="Text_20_body" style:list-style-name="L27">
      <style:paragraph-properties fo:margin-top="0in" fo:margin-bottom="0in" style:contextual-spacing="false"/>
    </style:style>
    <style:style style:name="P272" style:family="paragraph" style:parent-style-name="Text_20_body" style:list-style-name="L28"/>
    <style:style style:name="P273" style:family="paragraph" style:parent-style-name="Text_20_body" style:list-style-name="L28">
      <style:paragraph-properties fo:margin-top="0in" fo:margin-bottom="0in" style:contextual-spacing="false"/>
    </style:style>
    <style:style style:name="P274" style:family="paragraph" style:parent-style-name="Text_20_body" style:list-style-name="L29"/>
    <style:style style:name="P275" style:family="paragraph" style:parent-style-name="Text_20_body" style:list-style-name="L29">
      <style:paragraph-properties fo:margin-top="0in" fo:margin-bottom="0in" style:contextual-spacing="false"/>
    </style:style>
    <style:style style:name="P276" style:family="paragraph" style:parent-style-name="Text_20_body" style:list-style-name="L30"/>
    <style:style style:name="P277" style:family="paragraph" style:parent-style-name="Text_20_body" style:list-style-name="L30">
      <style:paragraph-properties fo:margin-top="0in" fo:margin-bottom="0in" style:contextual-spacing="false"/>
    </style:style>
    <style:style style:name="P278" style:family="paragraph" style:parent-style-name="Text_20_body" style:list-style-name="L31"/>
    <style:style style:name="P279" style:family="paragraph" style:parent-style-name="Text_20_body" style:list-style-name="L31">
      <style:paragraph-properties fo:margin-top="0in" fo:margin-bottom="0in" style:contextual-spacing="false"/>
    </style:style>
    <style:style style:name="P280" style:family="paragraph" style:parent-style-name="Text_20_body" style:list-style-name="L32"/>
    <style:style style:name="P281" style:family="paragraph" style:parent-style-name="Text_20_body" style:list-style-name="L32">
      <style:paragraph-properties fo:margin-top="0in" fo:margin-bottom="0in" style:contextual-spacing="false"/>
    </style:style>
    <style:style style:name="P282" style:family="paragraph" style:parent-style-name="Text_20_body" style:list-style-name="L33"/>
    <style:style style:name="P283" style:family="paragraph" style:parent-style-name="Text_20_body" style:list-style-name="L33">
      <style:paragraph-properties fo:margin-top="0in" fo:margin-bottom="0in" style:contextual-spacing="false"/>
    </style:style>
    <style:style style:name="P284" style:family="paragraph" style:parent-style-name="Text_20_body">
      <style:text-properties officeooo:paragraph-rsid="00c8497f"/>
    </style:style>
    <style:style style:name="P285" style:family="paragraph" style:parent-style-name="Text_20_body">
      <style:text-properties officeooo:rsid="00d7cf9b" officeooo:paragraph-rsid="00d7cf9b"/>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6aab73" loext:opacity="100%" style:font-name="JetBrains Mono" fo:font-size="10pt" fo:font-style="normal" fo:font-weight="normal" officeooo:rsid="00e4274b"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style:text-line-through-style="none" style:text-line-through-type="none"/>
    </style:style>
    <style:style style:name="T14" style:family="text">
      <style:text-properties fo:font-style="normal" style:font-style-asian="normal"/>
    </style:style>
    <style:style style:name="T15" style:family="text">
      <style:text-properties fo:font-style="normal" officeooo:rsid="004146d1" style:font-style-asian="normal" style:font-style-complex="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fo:font-weight="normal" style:font-size-asian="10pt" style:font-style-asian="normal" style:font-weight-asian="normal"/>
    </style:style>
    <style:style style:name="T18" style:family="text">
      <style:text-properties fo:color="#cf8e6d" loext:opacity="100%" style:font-name="JetBrains Mono" fo:font-size="10pt" fo:font-style="normal" fo:font-weight="normal" officeooo:rsid="00e4274b" style:font-size-asian="10pt" style:font-style-asian="normal" style:font-weight-asian="normal"/>
    </style:style>
    <style:style style:name="T19" style:family="text">
      <style:text-properties fo:color="#cf8e6d" loext:opacity="100%" style:font-name="JetBrains Mono" fo:font-size="10pt" fo:font-style="normal" style:font-size-asian="10pt" style:font-style-asian="normal"/>
    </style:style>
    <style:style style:name="T20" style:family="text">
      <style:text-properties fo:color="#cf8e6d" loext:opacity="100%" fo:font-size="10pt" fo:font-style="normal" style:font-size-asian="10pt" style:font-style-asian="normal"/>
    </style:style>
    <style:style style:name="T21" style:family="text">
      <style:text-properties fo:color="#cf8e6d" loext:opacity="100%" fo:font-size="10pt" style:font-size-asian="10pt"/>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bcbec4" loext:opacity="100%" style:font-name="JetBrains Mono" fo:font-size="10pt" fo:font-style="normal" fo:font-weight="normal" officeooo:rsid="0053547b" style:font-size-asian="10pt" style:font-style-asian="normal" style:font-weight-asian="normal"/>
    </style:style>
    <style:style style:name="T24" style:family="text">
      <style:text-properties fo:color="#bcbec4" loext:opacity="100%" style:font-name="JetBrains Mono" fo:font-size="10pt" fo:font-style="normal" fo:font-weight="normal" officeooo:rsid="00677b9a" style:font-size-asian="10pt" style:font-style-asian="normal" style:font-weight-asian="normal"/>
    </style:style>
    <style:style style:name="T25"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6" style:family="text">
      <style:text-properties fo:color="#bcbec4" loext:opacity="100%" style:font-name="JetBrains Mono" fo:font-size="10pt" fo:font-style="normal" fo:font-weight="normal" style:font-size-asian="10pt" style:font-style-asian="normal" style:font-weight-asian="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30" style:family="text">
      <style:text-properties fo:color="#bcbec4" loext:opacity="100%" style:font-name="JetBrains Mono" fo:font-size="10pt" fo:font-style="normal" style:font-size-asian="10pt" style:font-style-asian="normal"/>
    </style:style>
    <style:style style:name="T31" style:family="text">
      <style:text-properties fo:color="#bcbec4" loext:opacity="100%" fo:font-size="10pt" fo:font-style="normal" style:font-size-asian="10pt" style:font-style-asian="normal"/>
    </style:style>
    <style:style style:name="T32" style:family="text">
      <style:text-properties fo:color="#bcbec4" loext:opacity="100%" fo:font-size="10pt" style:font-size-asian="10pt"/>
    </style:style>
    <style:style style:name="T33" style:family="text">
      <style:text-properties fo:color="#bcbec4" loext:opacity="100%" style:font-name="0" fo:font-size="10pt" style:font-size-asian="10pt"/>
    </style:style>
    <style:style style:name="T34" style:family="text">
      <style:text-properties fo:color="#a9b7c6" loext:opacity="100%" style:font-name="JetBrains Mono" fo:font-size="10pt" fo:font-style="normal" fo:font-weight="normal" style:font-size-asian="10pt" style:font-style-asian="normal" style:font-weight-asian="normal"/>
    </style:style>
    <style:style style:name="T35"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6" style:family="text">
      <style:text-properties fo:color="#a9b7c6" loext:opacity="100%" style:font-name="JetBrains Mono" fo:font-size="10pt" fo:font-style="normal" fo:font-weight="normal" style:font-size-asian="10pt" style:font-style-asian="normal" style:font-weight-asian="normal"/>
    </style:style>
    <style:style style:name="T37" style:family="text">
      <style:text-properties fo:color="#a9b7c6" loext:opacity="100%" style:font-name="JetBrains Mono" fo:font-size="10pt" fo:font-style="normal" style:font-size-asian="10pt" style:font-style-asian="normal"/>
    </style:style>
    <style:style style:name="T38" style:family="text">
      <style:text-properties fo:color="#a9b7c6" loext:opacity="100%" fo:font-size="10pt" fo:font-style="normal" style:font-size-asian="10pt" style:font-style-asian="normal"/>
    </style:style>
    <style:style style:name="T39" style:family="text">
      <style:text-properties fo:color="#a9b7c6" loext:opacity="100%" fo:font-size="10pt" style:font-size-asian="10pt"/>
    </style:style>
    <style:style style:name="T40" style:family="text">
      <style:text-properties fo:color="#c77dbb" loext:opacity="100%" style:font-name="JetBrains Mono" fo:font-size="10pt" fo:font-style="normal" fo:font-weight="normal" style:font-size-asian="10pt" style:font-style-asian="normal" style:font-weight-asian="normal"/>
    </style:style>
    <style:style style:name="T41" style:family="text">
      <style:text-properties fo:color="#c77dbb" loext:opacity="100%" style:font-name="JetBrains Mono" fo:font-size="10pt" fo:font-style="normal" fo:font-weight="normal" officeooo:rsid="004bb73a" style:font-size-asian="10pt" style:font-style-asian="normal" style:font-weight-asian="normal"/>
    </style:style>
    <style:style style:name="T4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3" style:family="text">
      <style:text-properties fo:color="#c77dbb" loext:opacity="100%" style:font-name="JetBrains Mono" fo:font-size="10pt" fo:font-style="normal" fo:font-weight="normal" style:font-size-asian="10pt" style:font-style-asian="normal" style:font-weight-asian="normal"/>
    </style:style>
    <style:style style:name="T44" style:family="text">
      <style:text-properties fo:color="#c77dbb" loext:opacity="100%" style:font-name="JetBrains Mono" fo:font-size="10pt" fo:font-style="normal" style:font-size-asian="10pt" style:font-style-asian="normal"/>
    </style:style>
    <style:style style:name="T45" style:family="text">
      <style:text-properties fo:color="#c77dbb" loext:opacity="100%" fo:font-size="10pt" fo:font-style="normal" style:font-size-asian="10pt" style:font-style-asian="normal"/>
    </style:style>
    <style:style style:name="T46" style:family="text">
      <style:text-properties fo:color="#c77dbb" loext:opacity="100%" fo:font-size="10pt" style:font-size-asian="10pt"/>
    </style:style>
    <style:style style:name="T47" style:family="text">
      <style:text-properties fo:color="#56a8f5" loext:opacity="100%" style:font-name="JetBrains Mono" fo:font-size="10pt" fo:font-style="normal" fo:font-weight="normal" style:font-size-asian="10pt" style:font-style-asian="normal" style:font-weight-asian="normal"/>
    </style:style>
    <style:style style:name="T48" style:family="text">
      <style:text-properties fo:color="#56a8f5" loext:opacity="100%" style:font-name="JetBrains Mono" fo:font-size="10pt" fo:font-style="normal" fo:font-weight="normal" officeooo:rsid="0053547b" style:font-size-asian="10pt" style:font-style-asian="normal" style:font-weight-asian="normal"/>
    </style:style>
    <style:style style:name="T49" style:family="text">
      <style:text-properties fo:color="#56a8f5" loext:opacity="100%" style:font-name="JetBrains Mono" fo:font-size="10pt" fo:font-style="normal" fo:font-weight="normal" style:font-size-asian="10pt" style:font-style-asian="normal" style:font-weight-asian="normal"/>
    </style:style>
    <style:style style:name="T50" style:family="text">
      <style:text-properties fo:color="#56a8f5" loext:opacity="100%" style:font-name="JetBrains Mono" fo:font-size="10pt" fo:font-style="normal" fo:font-weight="normal" officeooo:rsid="00e4274b" style:font-size-asian="10pt" style:font-style-asian="normal" style:font-weight-asian="normal"/>
    </style:style>
    <style:style style:name="T51" style:family="text">
      <style:text-properties fo:color="#56a8f5" loext:opacity="100%" style:font-name="JetBrains Mono" fo:font-size="10pt" fo:font-style="normal" style:font-size-asian="10pt" style:font-style-asian="normal"/>
    </style:style>
    <style:style style:name="T52" style:family="text">
      <style:text-properties fo:color="#56a8f5" loext:opacity="100%" fo:font-size="10pt" fo:font-style="normal" style:font-size-asian="10pt" style:font-style-asian="normal"/>
    </style:style>
    <style:style style:name="T53" style:family="text">
      <style:text-properties fo:color="#56a8f5" loext:opacity="100%" fo:font-size="10pt" fo:font-style="normal" fo:font-weight="normal" style:font-size-asian="10pt" style:font-style-asian="normal" style:font-weight-asian="normal"/>
    </style:style>
    <style:style style:name="T54" style:family="text">
      <style:text-properties fo:color="#56a8f5" loext:opacity="100%" fo:font-size="10pt" style:font-size-asian="10pt"/>
    </style:style>
    <style:style style:name="T55" style:family="text">
      <style:text-properties fo:color="#7a7e85" loext:opacity="100%" style:font-name="JetBrains Mono" fo:font-size="10pt" fo:font-style="normal" fo:font-weight="normal" style:font-size-asian="10pt" style:font-style-asian="normal" style:font-weight-asian="normal"/>
    </style:style>
    <style:style style:name="T56" style:family="text">
      <style:text-properties fo:color="#7a7e85" loext:opacity="100%" style:font-name="JetBrains Mono" fo:font-size="10pt" fo:font-style="normal" fo:font-weight="normal" officeooo:rsid="0053547b" style:font-size-asian="10pt" style:font-style-asian="normal" style:font-weight-asian="normal"/>
    </style:style>
    <style:style style:name="T57" style:family="text">
      <style:text-properties fo:color="#7a7e85" loext:opacity="100%" style:font-name="JetBrains Mono" fo:font-size="10pt" fo:font-style="normal" fo:font-weight="normal" style:font-size-asian="10pt" style:font-style-asian="normal" style:font-weight-asian="normal"/>
    </style:style>
    <style:style style:name="T58" style:family="text">
      <style:text-properties fo:color="#7a7e85" loext:opacity="100%" style:font-name="JetBrains Mono" fo:font-size="10pt" fo:font-style="normal" fo:font-weight="normal" officeooo:rsid="00e4274b" style:font-size-asian="10pt" style:font-style-asian="normal" style:font-weight-asian="normal"/>
    </style:style>
    <style:style style:name="T59" style:family="text">
      <style:text-properties fo:color="#7a7e85" loext:opacity="100%" style:font-name="JetBrains Mono" fo:font-size="10pt" fo:font-style="normal" style:font-size-asian="10pt" style:font-style-asian="normal"/>
    </style:style>
    <style:style style:name="T60" style:family="text">
      <style:text-properties fo:color="#7a7e85" loext:opacity="100%" fo:font-size="10pt" fo:font-style="normal" style:font-size-asian="10pt" style:font-style-asian="normal"/>
    </style:style>
    <style:style style:name="T61" style:family="text">
      <style:text-properties fo:color="#7a7e85" loext:opacity="100%" fo:font-size="10pt" style:font-size-asian="10pt"/>
    </style:style>
    <style:style style:name="T62" style:family="text">
      <style:text-properties fo:color="#c77dba" loext:opacity="100%" style:font-name="JetBrains Mono" fo:font-size="10pt" fo:font-style="italic" fo:font-weight="normal" style:font-size-asian="10pt" style:font-style-asian="italic" style:font-weight-asian="normal"/>
    </style:style>
    <style:style style:name="T63" style:family="text">
      <style:text-properties fo:color="#c77dba" loext:opacity="100%" style:font-name="JetBrains Mono" fo:font-size="10pt" fo:font-style="italic" style:font-size-asian="10pt" style:font-style-asian="italic"/>
    </style:style>
    <style:style style:name="T64" style:family="text">
      <style:text-properties fo:color="#c77dba" loext:opacity="100%" fo:font-size="10pt" fo:font-style="italic" style:font-size-asian="10pt" style:font-style-asian="italic"/>
    </style:style>
    <style:style style:name="T65" style:family="text">
      <style:text-properties fo:color="#000000" loext:opacity="100%"/>
    </style:style>
    <style:style style:name="T66" style:family="text">
      <style:text-properties fo:color="#000000" loext:opacity="100%" fo:font-style="italic"/>
    </style:style>
    <style:style style:name="T67"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8" style:family="text">
      <style:text-properties fo:color="#000000" loext:opacity="100%" style:font-name="JetBrains Mono" fo:font-size="10pt" fo:font-style="normal" fo:font-weight="normal" style:font-size-asian="10pt" style:font-style-asian="normal" style:font-weight-asian="normal"/>
    </style:style>
    <style:style style:name="T69" style:family="text">
      <style:text-properties fo:color="#000000" loext:opacity="100%" style:font-name="arial" fo:font-size="12pt" fo:font-weight="normal" officeooo:rsid="002d01c0" style:font-size-asian="12pt" style:font-weight-asian="normal" style:font-size-complex="12pt" style:font-weight-complex="normal"/>
    </style:style>
    <style:style style:name="T70" style:family="text">
      <style:text-properties fo:color="#2aacb8" loext:opacity="100%" style:font-name="JetBrains Mono" fo:font-size="10pt" fo:font-style="normal" fo:font-weight="normal" style:font-size-asian="10pt" style:font-style-asian="normal" style:font-weight-asian="normal"/>
    </style:style>
    <style:style style:name="T71" style:family="text">
      <style:text-properties fo:color="#2aacb8" loext:opacity="100%" style:font-name="JetBrains Mono" fo:font-size="10pt" fo:font-style="normal" style:font-size-asian="10pt" style:font-style-asian="normal"/>
    </style:style>
    <style:style style:name="T72" style:family="text">
      <style:text-properties fo:color="#2aacb8" loext:opacity="100%" fo:font-size="10pt" fo:font-style="normal" style:font-size-asian="10pt" style:font-style-asian="normal"/>
    </style:style>
    <style:style style:name="T73" style:family="text">
      <style:text-properties fo:color="#2aacb8" loext:opacity="100%" fo:font-size="10pt" style:font-size-asian="10pt"/>
    </style:style>
    <style:style style:name="T74" style:family="text">
      <style:text-properties fo:color="#d5b778" loext:opacity="100%" style:font-name="JetBrains Mono" fo:font-size="10pt" fo:font-style="normal" fo:font-weight="normal" style:font-size-asian="10pt" style:font-style-asian="normal" style:font-weight-asian="normal"/>
    </style:style>
    <style:style style:name="T75" style:family="text">
      <style:text-properties fo:color="#d5b778" loext:opacity="100%" style:font-name="JetBrains Mono" fo:font-size="10pt" fo:font-style="normal" fo:font-weight="normal" style:font-size-asian="10pt" style:font-style-asian="normal" style:font-weight-asian="normal"/>
    </style:style>
    <style:style style:name="T76" style:family="text">
      <style:text-properties fo:color="#d5b778" loext:opacity="100%" fo:font-size="10pt" fo:font-style="normal" style:font-size-asian="10pt" style:font-style-asian="normal"/>
    </style:style>
    <style:style style:name="T77" style:family="text">
      <style:text-properties fo:color="#bababa" loext:opacity="100%" style:font-name="JetBrains Mono" fo:font-size="10pt" fo:font-style="normal" fo:font-weight="normal" style:font-size-asian="10pt" style:font-style-asian="normal" style:font-weight-asian="normal"/>
    </style:style>
    <style:style style:name="T78" style:family="text">
      <style:text-properties fo:color="#bababa" loext:opacity="100%" style:font-name="JetBrains Mono" fo:font-size="10pt" fo:font-style="normal" fo:font-weight="normal" style:font-size-asian="10pt" style:font-style-asian="normal" style:font-weight-asian="normal"/>
    </style:style>
    <style:style style:name="T79" style:family="text">
      <style:text-properties fo:color="#bababa" loext:opacity="100%" fo:font-size="10pt" fo:font-style="normal" style:font-size-asian="10pt" style:font-style-asian="normal"/>
    </style:style>
    <style:style style:name="T80" style:family="text">
      <style:text-properties officeooo:rsid="0037a74b"/>
    </style:style>
    <style:style style:name="T81" style:family="text">
      <style:text-properties fo:font-style="italic"/>
    </style:style>
    <style:style style:name="T82" style:family="text">
      <style:text-properties style:font-name="arial"/>
    </style:style>
    <style:style style:name="T83" style:family="text">
      <style:text-properties style:font-name="arial" fo:font-size="12pt" fo:font-weight="normal" style:font-size-asian="12pt" style:font-weight-asian="normal" style:font-size-complex="12pt" style:font-weight-complex="normal"/>
    </style:style>
    <style:style style:name="T84" style:family="text">
      <style:text-properties officeooo:rsid="004146d1"/>
    </style:style>
    <style:style style:name="T85" style:family="text">
      <style:text-properties officeooo:rsid="00427c6f"/>
    </style:style>
    <style:style style:name="T86" style:family="text">
      <style:text-properties officeooo:rsid="0043e12a"/>
    </style:style>
    <style:style style:name="T87" style:family="text">
      <style:text-properties officeooo:rsid="004bb73a"/>
    </style:style>
    <style:style style:name="T88" style:family="text">
      <style:text-properties officeooo:rsid="004cf507"/>
    </style:style>
    <style:style style:name="T89" style:family="text">
      <style:text-properties officeooo:rsid="004edaa8"/>
    </style:style>
    <style:style style:name="T90" style:family="text">
      <style:text-properties officeooo:rsid="0053547b"/>
    </style:style>
    <style:style style:name="T91" style:family="text">
      <style:text-properties fo:font-weight="bold" style:font-weight-asian="bold" style:font-weight-complex="bold"/>
    </style:style>
    <style:style style:name="T92" style:family="text">
      <style:text-properties officeooo:rsid="0053df1e"/>
    </style:style>
    <style:style style:name="T93" style:family="text">
      <style:text-properties officeooo:rsid="00542a94"/>
    </style:style>
    <style:style style:name="T94" style:family="text">
      <style:text-properties officeooo:rsid="005e3ff0"/>
    </style:style>
    <style:style style:name="T95" style:family="text">
      <style:text-properties officeooo:rsid="0060804e"/>
    </style:style>
    <style:style style:name="T96" style:family="text">
      <style:text-properties fo:color="#57aaf7" loext:opacity="100%" style:font-name="JetBrains Mono" fo:font-size="10pt" fo:font-style="italic" fo:font-weight="normal" style:font-size-asian="10pt" style:font-style-asian="italic" style:font-weight-asian="normal"/>
    </style:style>
    <style:style style:name="T9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8" style:family="text">
      <style:text-properties fo:color="#57aaf7" loext:opacity="100%" style:font-name="JetBrains Mono" fo:font-size="10pt" fo:font-style="italic" style:font-size-asian="10pt" style:font-style-asian="italic"/>
    </style:style>
    <style:style style:name="T9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0" style:family="text">
      <style:text-properties officeooo:rsid="00647d40"/>
    </style:style>
    <style:style style:name="T101" style:family="text">
      <style:text-properties officeooo:rsid="0076bf88"/>
    </style:style>
    <style:style style:name="T102" style:family="text">
      <style:text-properties officeooo:rsid="00799c64"/>
    </style:style>
    <style:style style:name="T103" style:family="text">
      <style:text-properties officeooo:rsid="007a834b"/>
    </style:style>
    <style:style style:name="T104" style:family="text">
      <style:text-properties officeooo:rsid="007dc38c"/>
    </style:style>
    <style:style style:name="T105" style:family="text">
      <style:text-properties officeooo:rsid="008039ee"/>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officeooo:rsid="0088faef"/>
    </style:style>
    <style:style style:name="T108" style:family="text">
      <style:text-properties officeooo:rsid="008c1674"/>
    </style:style>
    <style:style style:name="T109" style:family="text">
      <style:text-properties officeooo:rsid="008c5dca"/>
    </style:style>
    <style:style style:name="T110" style:family="text">
      <style:text-properties officeooo:rsid="008cca11"/>
    </style:style>
    <style:style style:name="T111" style:family="text">
      <style:text-properties officeooo:rsid="008ea058"/>
    </style:style>
    <style:style style:name="T112" style:family="text">
      <style:text-properties officeooo:rsid="0092c199"/>
    </style:style>
    <style:style style:name="T113" style:family="text">
      <style:text-properties officeooo:rsid="0094502d"/>
    </style:style>
    <style:style style:name="T114" style:family="text">
      <style:text-properties officeooo:rsid="00955442"/>
    </style:style>
    <style:style style:name="T115" style:family="text">
      <style:text-properties officeooo:rsid="0096ad3c"/>
    </style:style>
    <style:style style:name="T116" style:family="text">
      <style:text-properties officeooo:rsid="009a8b46"/>
    </style:style>
    <style:style style:name="T117" style:family="text">
      <style:text-properties officeooo:rsid="009ba355"/>
    </style:style>
    <style:style style:name="T118" style:family="text">
      <style:text-properties officeooo:rsid="00a37e9b"/>
    </style:style>
    <style:style style:name="T119" style:family="text">
      <style:text-properties officeooo:rsid="00a42ab9"/>
    </style:style>
    <style:style style:name="T120" style:family="text">
      <style:text-properties officeooo:rsid="00a75406"/>
    </style:style>
    <style:style style:name="T121" style:family="text">
      <style:text-properties officeooo:rsid="00a88cfd"/>
    </style:style>
    <style:style style:name="T122" style:family="text">
      <style:text-properties fo:color="#c9211e" loext:opacity="100%" fo:font-weight="bold" style:font-weight-asian="bold" style:font-weight-complex="bold"/>
    </style:style>
    <style:style style:name="T123" style:family="text">
      <style:text-properties officeooo:rsid="00bc08e3"/>
    </style:style>
    <style:style style:name="T124" style:family="text">
      <style:text-properties officeooo:rsid="00c2be0e"/>
    </style:style>
    <style:style style:name="T125" style:family="text">
      <style:text-properties officeooo:rsid="00c4630a"/>
    </style:style>
    <style:style style:name="T126" style:family="text">
      <style:text-properties officeooo:rsid="00cb8097"/>
    </style:style>
    <style:style style:name="T127" style:family="text">
      <style:text-properties officeooo:rsid="00d3e88a"/>
    </style:style>
    <style:style style:name="T128" style:family="text">
      <style:text-properties officeooo:rsid="00db4112"/>
    </style:style>
    <style:style style:name="T129" style:family="text">
      <style:text-properties officeooo:rsid="00e4274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Toc2346_3394150493" text:style-name="Index_20_Link" text:visited-style-name="Index_20_Link">Produktions-System<text:tab/>3</text:a></text:p>
          <text:p text:style-name="P169"><text:a xlink:type="simple" xlink:href="#__RefHeading___Toc2348_3394150493" text:style-name="Index_20_Link" text:visited-style-name="Index_20_Link">Backend:<text:tab/>3</text:a></text:p>
          <text:p text:style-name="P170"><text:a xlink:type="simple" xlink:href="#__RefHeading___Toc60929_3296530384" text:style-name="Index_20_Link" text:visited-style-name="Index_20_Link">GitHub:<text:tab/>3</text:a></text:p>
          <text:p text:style-name="P169"><text:a xlink:type="simple" xlink:href="#__RefHeading___Toc2350_3394150493" text:style-name="Index_20_Link" text:visited-style-name="Index_20_Link">Produktionsserver<text:tab/>4</text:a></text:p>
          <text:p text:style-name="P170"><text:a xlink:type="simple" xlink:href="#__RefHeading___Toc8058_3394150493" text:style-name="Index_20_Link" text:visited-style-name="Index_20_Link">Apache config:<text:tab/>4</text:a></text:p>
          <text:p text:style-name="P169"><text:a xlink:type="simple" xlink:href="#__RefHeading___Toc2352_3394150493" text:style-name="Index_20_Link" text:visited-style-name="Index_20_Link">Vuetify<text:tab/>8</text:a></text:p>
          <text:p text:style-name="P169"><text:a xlink:type="simple" xlink:href="#__RefHeading___Toc2354_3394150493" text:style-name="Index_20_Link" text:visited-style-name="Index_20_Link">Vuex-Store<text:tab/>8</text:a></text:p>
          <text:p text:style-name="P170"><text:a xlink:type="simple" xlink:href="#__RefHeading___Toc2356_3394150493" text:style-name="Index_20_Link" text:visited-style-name="Index_20_Link">Variable Anzahl an Textfeldern genieren, wie z.B. beim erfassen der externenID<text:tab/>9</text:a></text:p>
          <text:p text:style-name="P171"><text:a xlink:type="simple" xlink:href="#__RefHeading___Toc2358_3394150493" text:style-name="Index_20_Link" text:visited-style-name="Index_20_Link"><text:span text:style-name="T14">Kontext des Codes</text:span></text:a><text:a xlink:type="simple" xlink:href="#__RefHeading___Toc2358_3394150493" text:style-name="Index_20_Link" text:visited-style-name="Index_20_Link"><text:tab/>9</text:a></text:p>
          <text:p text:style-name="P171"><text:a xlink:type="simple" xlink:href="#__RefHeading___Toc2360_3394150493" text:style-name="Index_20_Link" text:visited-style-name="Index_20_Link">Codeanalyse Schritt für Schritt<text:tab/>10</text:a></text:p>
          <text:p text:style-name="P172"><text:a xlink:type="simple" xlink:href="#__RefHeading___Toc2362_3394150493" text:style-name="Index_20_Link" text:visited-style-name="Index_20_Link">1. Überprüfung, ob textInventarNummern kürzer ist als dialogFormFields<text:tab/>10</text:a></text:p>
          <text:p text:style-name="P172"><text:a xlink:type="simple" xlink:href="#__RefHeading___Toc2364_3394150493" text:style-name="Index_20_Link" text:visited-style-name="Index_20_Link">1.1 Wenn ja, fehlende Elemente hinzufügen<text:tab/>10</text:a></text:p>
          <text:p text:style-name="P172"><text:a xlink:type="simple" xlink:href="#__RefHeading___Toc2366_3394150493" text:style-name="Index_20_Link" text:visited-style-name="Index_20_Link">2. Überprüfung, ob textInventarNummern länger ist als dialogFormFields<text:tab/>11</text:a></text:p>
          <text:p text:style-name="P172"><text:a xlink:type="simple" xlink:href="#__RefHeading___Toc2368_3394150493" text:style-name="Index_20_Link" text:visited-style-name="Index_20_Link">3. Was passiert, wenn die Längen gleich sind?<text:tab/>11</text:a></text:p>
          <text:p text:style-name="P171"><text:a xlink:type="simple" xlink:href="#__RefHeading___Toc2370_3394150493" text:style-name="Index_20_Link" text:visited-style-name="Index_20_Link">Warum ist diese Anpassung notwendig?<text:tab/>11</text:a></text:p>
          <text:p text:style-name="P171"><text:a xlink:type="simple" xlink:href="#__RefHeading___Toc2372_3394150493" text:style-name="Index_20_Link" text:visited-style-name="Index_20_Link">Beispiel zur Veranschaulichung<text:tab/>12</text:a></text:p>
          <text:p text:style-name="P172"><text:a xlink:type="simple" xlink:href="#__RefHeading___Toc2374_3394150493" text:style-name="Index_20_Link" text:visited-style-name="Index_20_Link">Szenario 1: Array ist zu kurz<text:tab/>12</text:a></text:p>
          <text:p text:style-name="P172"><text:a xlink:type="simple" xlink:href="#__RefHeading___Toc2376_3394150493" text:style-name="Index_20_Link" text:visited-style-name="Index_20_Link">Szenario 2: Array ist zu lang<text:tab/>12</text:a></text:p>
          <text:p text:style-name="P172"><text:a xlink:type="simple" xlink:href="#__RefHeading___Toc2378_3394150493" text:style-name="Index_20_Link" text:visited-style-name="Index_20_Link">Szenario 3: Array hat die richtige Länge<text:tab/>13</text:a></text:p>
          <text:p text:style-name="P171"><text:a xlink:type="simple" xlink:href="#__RefHeading___Toc2380_3394150493" text:style-name="Index_20_Link" text:visited-style-name="Index_20_Link">Zusammenfassung<text:tab/>13</text:a></text:p>
          <text:p text:style-name="P171"><text:a xlink:type="simple" xlink:href="#__RefHeading___Toc2382_3394150493" text:style-name="Index_20_Link" text:visited-style-name="Index_20_Link">Weitere Hinweise<text:tab/>13</text:a></text:p>
          <text:p text:style-name="P170"><text:a xlink:type="simple" xlink:href="#__RefHeading___Toc2384_3394150493" text:style-name="Index_20_Link" text:visited-style-name="Index_20_Link">Flexbox<text:tab/>14</text:a></text:p>
          <text:p text:style-name="P170"><text:a xlink:type="simple" xlink:href="#__RefHeading___Toc2386_3394150493" text:style-name="Index_20_Link" text:visited-style-name="Index_20_Link">Steuerung der Farben für die Fortschrifttsanzeige (Stepper) im Leihvorgang:<text:tab/>14</text:a></text:p>
          <text:p text:style-name="P171"><text:a xlink:type="simple" xlink:href="#__RefHeading___Toc2388_3394150493" text:style-name="Index_20_Link" text:visited-style-name="Index_20_Link">Schlussfolgerung<text:tab/>16</text:a></text:p>
          <text:p text:style-name="P171"><text:a xlink:type="simple" xlink:href="#__RefHeading___Toc2390_3394150493" text:style-name="Index_20_Link" text:visited-style-name="Index_20_Link">Lösungsschritte<text:tab/>16</text:a></text:p>
          <text:p text:style-name="P171"><text:a xlink:type="simple" xlink:href="#__RefHeading___Toc2392_3394150493" text:style-name="Index_20_Link" text:visited-style-name="Index_20_Link">Erklärung des Codes<text:tab/>17</text:a></text:p>
          <text:p text:style-name="P171"><text:a xlink:type="simple" xlink:href="#__RefHeading___Toc2394_3394150493" text:style-name="Index_20_Link" text:visited-style-name="Index_20_Link">Wichtige Hinweise<text:tab/>17</text:a></text:p>
          <text:p text:style-name="P171"><text:a xlink:type="simple" xlink:href="#__RefHeading___Toc2396_3394150493" text:style-name="Index_20_Link" text:visited-style-name="Index_20_Link">Zusammenfassung<text:tab/>18</text:a></text:p>
          <text:p text:style-name="P173"><text:a xlink:type="simple" xlink:href="#__RefHeading___Toc2398_3394150493" text:style-name="Index_20_Link" text:visited-style-name="Index_20_Link">You said:<text:tab/>18</text:a></text:p>
          <text:p text:style-name="P174"><text:a xlink:type="simple" xlink:href="#__RefHeading___Toc2400_3394150493" text:style-name="Index_20_Link" text:visited-style-name="Index_20_Link">ChatGPT said:<text:tab/>19</text:a></text:p>
          <text:p text:style-name="P171"><text:a xlink:type="simple" xlink:href="#__RefHeading___Toc2402_3394150493" text:style-name="Index_20_Link" text:visited-style-name="Index_20_Link">Hintergrund<text:tab/>19</text:a></text:p>
          <text:p text:style-name="P171"><text:a xlink:type="simple" xlink:href="#__RefHeading___Toc2404_3394150493" text:style-name="Index_20_Link" text:visited-style-name="Index_20_Link">Warum greifen wir auf das erste Element zu?<text:tab/>19</text:a></text:p>
          <text:p text:style-name="P171"><text:a xlink:type="simple" xlink:href="#__RefHeading___Toc2406_3394150493" text:style-name="Index_20_Link" text:visited-style-name="Index_20_Link">Beispiel<text:tab/>19</text:a></text:p>
          <text:p text:style-name="P171"><text:a xlink:type="simple" xlink:href="#__RefHeading___Toc2408_3394150493" text:style-name="Index_20_Link" text:visited-style-name="Index_20_Link">Zusammenfassung<text:tab/>20</text:a></text:p>
          <text:p text:style-name="P170"><text:a xlink:type="simple" xlink:href="#__RefHeading___Toc2410_3394150493" text:style-name="Index_20_Link" text:visited-style-name="Index_20_Link">Änderung der Anzeige ExterneInventarNummer als v-badge<text:tab/>20</text:a></text:p>
          <text:p text:style-name="P169"><text:a xlink:type="simple" xlink:href="#__RefHeading___Toc2412_3394150493" text:style-name="Index_20_Link" text:visited-style-name="Index_20_Link">Backend<text:tab/>21</text:a></text:p>
          <text:p text:style-name="P170"><text:a xlink:type="simple" xlink:href="#__RefHeading___Toc2414_3394150493" text:style-name="Index_20_Link" text:visited-style-name="Index_20_Link">Sicherheit des Backend:<text:tab/>21</text:a></text:p>
          <text:p text:style-name="P170"><text:a xlink:type="simple" xlink:href="#__RefHeading___Toc948265_3394150493" text:style-name="Index_20_Link" text:visited-style-name="Index_20_Link">artikelAbrufen() im Backend und Abfrageaufbau abhängig von den Parametern des Frontend<text:tab/>22</text:a></text:p>
          <text:p text:style-name="P170"><text:a xlink:type="simple" xlink:href="#__RefHeading___Toc13466_2902930553" text:style-name="Index_20_Link" text:visited-style-name="Index_20_Link">Klasse Lager für zentrale Buchungsvorgänge im Lager<text:tab/>24</text:a></text:p>
          <text:p text:style-name="P169"><text:a xlink:type="simple" xlink:href="#__RefHeading___Toc2416_3394150493" text:style-name="Index_20_Link" text:visited-style-name="Index_20_Link">Datenbank<text:tab/>25</text:a></text:p>
          <text:p text:style-name="P170"><text:a xlink:type="simple" xlink:href="#__RefHeading___Toc12288_3394150493" text:style-name="Index_20_Link" text:visited-style-name="Index_20_Link">Inventarbuchungen<text:tab/>25</text:a></text:p>
          <text:p text:style-name="P171"><text:a xlink:type="simple" xlink:href="#__RefHeading___Toc36506_3394150493" text:style-name="Index_20_Link" text:visited-style-name="Index_20_Link">Aufbau Leihvorgänge im Backend für die Verwaltung abrufen (/leihvorgaenge):<text:tab/>26</text:a></text:p>
          <text:p text:style-name="P170"><text:a xlink:type="simple" xlink:href="#__RefHeading___Toc374183_3394150493" text:style-name="Index_20_Link" text:visited-style-name="Index_20_Link">DialogRuecknahme und wie die Daten an den Dialog übergeben werden:<text:tab/>27</text:a></text:p>
          <text:p text:style-name="P170"><text:a xlink:type="simple" xlink:href="#__RefHeading___Toc13468_2902930553" text:style-name="Index_20_Link" text:visited-style-name="Index_20_Link">Alternative für die Datenübergabe von einer Komponente zu einer anderen, ohne vuex-Store<text:tab/>28</text:a></text:p>
          <text:p text:style-name="P170"><text:a xlink:type="simple" xlink:href="#__RefHeading___Toc374185_3394150493" text:style-name="Index_20_Link" text:visited-style-name="Index_20_Link">v-select mit Backenddaten füllen (einzeilig)<text:tab/>28</text:a></text:p>
          <text:p text:style-name="P170"><text:a xlink:type="simple" xlink:href="#__RefHeading___Toc374185_33941504931" text:style-name="Index_20_Link" text:visited-style-name="Index_20_Link">v-select mit Backenddaten füllen (zweizeilig)<text:tab/>29</text:a></text:p>
          <text:p text:style-name="P170"><text:a xlink:type="simple" xlink:href="#__RefHeading___Toc428531_3394150493" text:style-name="Index_20_Link" text:visited-style-name="Index_20_Link">v-expansions-panels anzeigen von Elemente nur wenn expansions expanded ist:<text:tab/>30</text:a></text:p>
          <text:p text:style-name="P170"><text:a xlink:type="simple" xlink:href="#__RefHeading___Toc719453_3394150493" text:style-name="Index_20_Link" text:visited-style-name="Index_20_Link">v-checkbox is checked prüfen:<text:tab/>30</text:a></text:p>
          <text:p text:style-name="P170"><text:a xlink:type="simple" xlink:href="#__RefHeading___Toc719455_3394150493" text:style-name="Index_20_Link" text:visited-style-name="Index_20_Link">v-checkbox standardmäßig checken<text:tab/>31</text:a></text:p>
          <text:p text:style-name="P170"><text:a xlink:type="simple" xlink:href="#__RefHeading___Toc750791_3394150493" text:style-name="Index_20_Link" text:visited-style-name="Index_20_Link">reactive() vs. Ref() und .value<text:tab/>32</text:a></text:p>
          <text:p text:style-name="P170"><text:soft-page-break/><text:a xlink:type="simple" xlink:href="#__RefHeading___Toc948267_3394150493" text:style-name="Index_20_Link" text:visited-style-name="Index_20_Link">undefined mit if abfangen<text:tab/>33</text:a></text:p>
          <text:p text:style-name="P170"><text:a xlink:type="simple" xlink:href="#__RefHeading___Toc1067081_3394150493" text:style-name="Index_20_Link" text:visited-style-name="Index_20_Link">v-if<text:tab/>33</text:a></text:p>
          <text:p text:style-name="P170"><text:a xlink:type="simple" xlink:href="#__RefHeading___Toc1067083_3394150493" text:style-name="Index_20_Link" text:visited-style-name="Index_20_Link">Bedingte Formatierung, v-icon Anzeige oder Farbe abhängig von Werten<text:tab/>33</text:a></text:p>
          <text:p text:style-name="P170"><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70"><text:a xlink:type="simple" xlink:href="#__RefHeading___Toc1685223_3394150493" text:style-name="Index_20_Link" text:visited-style-name="Index_20_Link">vue Suchfunktion spezifisch innerhalb einer idMitglied<text:tab/>34</text:a></text:p>
          <text:p text:style-name="P170"><text:a xlink:type="simple" xlink:href="#__RefHeading___Toc1685223_33941504931" text:style-name="Index_20_Link" text:visited-style-name="Index_20_Link">vue Suchfunktion allgemeine Suchfunktion<text:tab/>35</text:a></text:p>
          <text:p text:style-name="P170"><text:a xlink:type="simple" xlink:href="#__RefHeading___Toc1685225_3394150493" text:style-name="Index_20_Link" text:visited-style-name="Index_20_Link">v-textfield x für löschen im Suchfeld einfügen<text:tab/>36</text:a></text:p>
          <text:p text:style-name="P170"><text:a xlink:type="simple" xlink:href="#__RefHeading___Toc1685227_3394150493" text:style-name="Index_20_Link" text:visited-style-name="Index_20_Link">Datum von der Datenbank in deutsches Format ohne Uhrzeit wandeln<text:tab/>36</text:a></text:p>
          <text:p text:style-name="P170"><text:a xlink:type="simple" xlink:href="#__RefHeading___Toc1685229_3394150493" text:style-name="Index_20_Link" text:visited-style-name="Index_20_Link">Anzeigen von v-Elementen abhängig von einer bestimmten Bedingung, z.B. eines Status<text:tab/>36</text:a></text:p>
          <text:p text:style-name="P170"><text:a xlink:type="simple" xlink:href="#__RefHeading___Toc1685231_3394150493" text:style-name="Index_20_Link" text:visited-style-name="Index_20_Link">Mapping der Daten aus dem Backen im Fronted, Umbennung der Spalten im Frontend-Entwicklung<text:tab/>37</text:a></text:p>
          <text:p text:style-name="P170"><text:a xlink:type="simple" xlink:href="#__RefHeading___Toc1685233_3394150493" text:style-name="Index_20_Link" text:visited-style-name="Index_20_Link">Export von Funktionen js6 (Frontend)<text:tab/>37</text:a></text:p>
          <text:p text:style-name="P170"><text:a xlink:type="simple" xlink:href="#__RefHeading___Toc1685235_3394150493" text:style-name="Index_20_Link" text:visited-style-name="Index_20_Link">Reaktivität eines Objektes über zwei Komponenten sicherstellen<text:tab/>38</text:a></text:p>
          <text:p text:style-name="P170"><text:a xlink:type="simple" xlink:href="#__RefHeading___Toc1801581_3394150493" text:style-name="Index_20_Link" text:visited-style-name="Index_20_Link">DialogNummerAendern.vue öffnen einer Dialog Komponente mit vuex-Store:<text:tab/>39</text:a></text:p>
          <text:p text:style-name="P170"><text:a xlink:type="simple" xlink:href="#__RefHeading___Toc35315_2902930553" text:style-name="Index_20_Link" text:visited-style-name="Index_20_Link">LeihvergangVerwalten Datenabruf und Datenverarbeitung Übersicht<text:tab/>40</text:a></text:p>
          <text:p text:style-name="P170"><text:a xlink:type="simple" xlink:href="#__RefHeading___Toc31313_2578173521" text:style-name="Index_20_Link" text:visited-style-name="Index_20_Link">cartItems Inhalt Warenkorb, Speichertort vuex-Store<text:tab/>44</text:a></text:p>
          <text:p text:style-name="P170"><text:a xlink:type="simple" xlink:href="#__RefHeading___Toc31315_2578173521" text:style-name="Index_20_Link" text:visited-style-name="Index_20_Link">Daten auslesen oder prüfen aus einem Array, wie z.B. cartItems aus dem vuex-Store<text:tab/>44</text:a></text:p>
          <text:p text:style-name="P170"><text:a xlink:type="simple" xlink:href="#__RefHeading___Toc31317_2578173521" text:style-name="Index_20_Link" text:visited-style-name="Index_20_Link">DialogExterneNummer.vue Besonderheit v-select<text:tab/>44</text:a></text:p>
          <text:p text:style-name="P171"><text:a xlink:type="simple" xlink:href="#__RefHeading___Toc60931_3296530384" text:style-name="Index_20_Link" text:visited-style-name="Index_20_Link">Besonderheit, wenn ein Element im v-select ausgewählt wurde, ist es in den anderen v-select nicht mehr auswählbar:<text:tab/>45</text:a></text:p>
          <text:p text:style-name="P171"><text:a xlink:type="simple" xlink:href="#__RefHeading___Toc60933_3296530384" text:style-name="Index_20_Link" text:visited-style-name="Index_20_Link">Übersicht<text:tab/>45</text:a></text:p>
          <text:p text:style-name="P171"><text:a xlink:type="simple" xlink:href="#__RefHeading___Toc60935_3296530384" text:style-name="Index_20_Link" text:visited-style-name="Index_20_Link">Kontext<text:tab/>45</text:a></text:p>
          <text:p text:style-name="P171"><text:a xlink:type="simple" xlink:href="#__RefHeading___Toc60937_3296530384" text:style-name="Index_20_Link" text:visited-style-name="Index_20_Link">Funktion im Detail<text:tab/>45</text:a></text:p>
          <text:p text:style-name="P172"><text:a xlink:type="simple" xlink:href="#__RefHeading___Toc60939_3296530384" text:style-name="Index_20_Link" text:visited-style-name="Index_20_Link">1. Funktionsdeklaration<text:tab/>46</text:a></text:p>
          <text:p text:style-name="P172"><text:a xlink:type="simple" xlink:href="#__RefHeading___Toc60941_3296530384" text:style-name="Index_20_Link" text:visited-style-name="Index_20_Link">2. Ermitteln der bereits ausgewählten IDs<text:tab/>46</text:a></text:p>
          <text:p text:style-name="P172"><text:a xlink:type="simple" xlink:href="#__RefHeading___Toc60943_3296530384" text:style-name="Index_20_Link" text:visited-style-name="Index_20_Link">3. Filtern der verfügbaren Optionen<text:tab/>47</text:a></text:p>
          <text:p text:style-name="P171"><text:a xlink:type="simple" xlink:href="#__RefHeading___Toc60945_3296530384" text:style-name="Index_20_Link" text:visited-style-name="Index_20_Link">Zusammenfassung der Funktion<text:tab/>48</text:a></text:p>
          <text:p text:style-name="P171"><text:a xlink:type="simple" xlink:href="#__RefHeading___Toc60947_3296530384" text:style-name="Index_20_Link" text:visited-style-name="Index_20_Link">Verwendung im Template<text:tab/>48</text:a></text:p>
          <text:p text:style-name="P171"><text:a xlink:type="simple" xlink:href="#__RefHeading___Toc60949_3296530384" text:style-name="Index_20_Link" text:visited-style-name="Index_20_Link">Warum ist das wichtig?<text:tab/>49</text:a></text:p>
          <text:p text:style-name="P171"><text:a xlink:type="simple" xlink:href="#__RefHeading___Toc60951_3296530384" text:style-name="Index_20_Link" text:visited-style-name="Index_20_Link">Wichtige Aspekte<text:tab/>49</text:a></text:p>
          <text:p text:style-name="P171"><text:a xlink:type="simple" xlink:href="#__RefHeading___Toc60953_3296530384" text:style-name="Index_20_Link" text:visited-style-name="Index_20_Link">Mögliche Erweiterungen<text:tab/>49</text:a></text:p>
          <text:p text:style-name="P171"><text:a xlink:type="simple" xlink:href="#__RefHeading___Toc60955_3296530384" text:style-name="Index_20_Link" text:visited-style-name="Index_20_Link">Zusammenfassendes Beispiel<text:tab/>49</text:a></text:p>
          <text:p text:style-name="P171"><text:a xlink:type="simple" xlink:href="#__RefHeading___Toc60957_3296530384" text:style-name="Index_20_Link" text:visited-style-name="Index_20_Link">Fazit<text:tab/>50</text:a></text:p>
          <text:p text:style-name="P170"><text:a xlink:type="simple" xlink:href="#__RefHeading___Toc60959_3296530384" text:style-name="Index_20_Link" text:visited-style-name="Index_20_Link">Array erzeugen um die externeID (ExterneInventarNummer) an das Backend zu senden:<text:tab/>50</text:a></text:p>
          <text:p text:style-name="P170"><text:a xlink:type="simple" xlink:href="#__RefHeading___Toc60961_3296530384" text:style-name="Index_20_Link" text:visited-style-name="Index_20_Link">Vuex-Store showDialogExterneInventarNummer Inhalt:<text:tab/>51</text:a></text:p>
          <text:p text:style-name="P170"><text:a xlink:type="simple" xlink:href="#__RefHeading___Toc60963_3296530384" text:style-name="Index_20_Link" text:visited-style-name="Index_20_Link">Vuex-Store showDialogArtikelTausch:<text:tab/>51</text:a></text:p>
          <text:p text:style-name="P170"><text:a xlink:type="simple" xlink:href="#__RefHeading___Toc60965_3296530384" text:style-name="Index_20_Link" text:visited-style-name="Index_20_Link">Vuex-Store showDialogRuecknahmeArtikel:<text:tab/>51</text:a></text:p>
          <text:p text:style-name="P170"><text:a xlink:type="simple" xlink:href="#__RefHeading___Toc60967_3296530384" text:style-name="Index_20_Link" text:visited-style-name="Index_20_Link">Vuex-Store showDialogRuecknahmeArtikel:<text:tab/>52</text:a></text:p>
          <text:p text:style-name="P170"><text:a xlink:type="simple" xlink:href="#__RefHeading___Toc60969_3296530384" text:style-name="Index_20_Link" text:visited-style-name="Index_20_Link">v-select und v-textfield Design-Varianten<text:tab/>52</text:a></text:p>
          <text:p text:style-name="P170"><text:a xlink:type="simple" xlink:href="#__RefHeading___Toc60971_3296530384" text:style-name="Index_20_Link" text:visited-style-name="Index_20_Link">v-select Design-Varianten<text:tab/>53</text:a></text:p>
        </text:index-body>
      </text:table-of-content>
      <text:h text:style-name="P196" text:outline-level="1"/>
      <text:p text:style-name="P2"/>
      <text:h text:style-name="P196" text:outline-level="1"><text:soft-page-break/></text:h>
      <text:h text:style-name="P196" text:outline-level="1"/>
      <text:h text:style-name="P196" text:outline-level="1"/>
      <text:h text:style-name="P196"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97" text:outline-level="1"><text:bookmark-start text:name="__RefHeading___Toc2348_3394150493"/><text:span text:style-name="T12">Backend</text:span>:<text:bookmark-end text:name="__RefHeading___Toc2348_3394150493"/></text:h>
      <text:p text:style-name="P23">Start im Entwicklungsmodus: $ npx nodemon ./src/app.js</text:p>
      <text:p text:style-name="P1"><text:span text:style-name="T13">Übetragen auf den Produktionsserver: $ <text:s/>rsync -avz ~/Documents/InventoryManagementSystem/server </text:span><text:a xlink:type="simple" xlink:href="mailto:root@217.160.162.52" text:style-name="Internet_20_link" text:visited-style-name="Visited_20_Internet_20_Link"><text:span text:style-name="T13">root@217.160.162.52</text:span></text:a><text:span text:style-name="T13">:/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1442036149" text:style-name="L1">
        <text:list-item>
          <text:p text:style-name="P222">Klicke oben rechts auf dein Profilbild und wähle "Settings" aus.</text:p>
        </text:list-item>
      </text:list>
      <text:list xml:id="list528198423" text:style-name="L2">
        <text:list-item>
          <text:p text:style-name="P230"><text:span text:style-name="T82">In den Einstellungen gehe zu </text:span><text:span text:style-name="Strong_20_Emphasis"><text:span text:style-name="T82">Developer settings</text:span></text:span><text:span text:style-name="T82"> → </text:span><text:span text:style-name="Strong_20_Emphasis"><text:span text:style-name="T82">Personal access tokens</text:span></text:span><text:span text:style-name="T82"> → </text:span><text:span text:style-name="Strong_20_Emphasis"><text:span text:style-name="T82">Tokens (classic)</text:span></text:span><text:span text:style-name="T82">.</text:span></text:p>
        </text:list-item>
      </text:list>
      <text:list xml:id="list374991498" text:style-name="L3">
        <text:list-item>
          <text:p text:style-name="P231"><text:span text:style-name="T82">Erstelle einen neuen Token, indem du auf </text:span><text:span text:style-name="Strong_20_Emphasis"><text:span text:style-name="T82">Generate new token</text:span></text:span><text:span text:style-name="T82"> klickst. Wähle die nötigen Berechtigungen aus (zum Beispiel </text:span><text:span text:style-name="Source_20_Text"><text:span text:style-name="T82">repo</text:span></text:span><text:span text:style-name="T82"> für Lese- und Schreibzugriff auf deine Repositories).</text:span></text:p>
        </text:list-item>
      </text:list>
      <text:list xml:id="list1262527524" text:style-name="L4">
        <text:list-item>
          <text:p text:style-name="P232"><text:span text:style-name="T82">Kopiere den Token </text:span><text:span text:style-name="Strong_20_Emphasis"><text:span text:style-name="T82">sofort</text:span></text:span><text:span text:style-name="T82">, da du ihn später nicht mehr sehen kannst.</text:span></text:p>
        </text:list-item>
      </text:list>
      <text:p text:style-name="P1"/>
      <text:h text:style-name="P198"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98"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76"/>
      <text:h text:style-name="P198"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text:soft-page-break/>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5">plugins</text:span><text:span text:style-name="T31">: [</text:span><text:line-break/><text:span text:style-name="T31"> <text:s text:c="3"/></text:span><text:span text:style-name="T52">createPersistedState</text:span><text:span text:style-name="T31">({</text:span><text:line-break/><text:span text:style-name="T31"> <text:s text:c="7"/></text:span><text:span text:style-name="T45">paths</text:span><text:span text:style-name="T31">: [</text:span><text:span text:style-name="T2">'cartItems'</text:span><text:span text:style-name="T31">,</text:span><text:span text:style-name="T2">'userData'</text:span><text:span text:style-name="T31">], </text:span><text:span text:style-name="T60">// persistieren der gewünschten Objekten</text:span><text:line-break/><text:span text:style-name="T60"> <text:s text:c="7"/></text:span><text:span text:style-name="T45">storage</text:span><text:span text:style-name="T31">: </text:span><text:span text:style-name="T64">window</text:span><text:span text:style-name="T31">.</text:span><text:span text:style-name="T45">sessionStorage</text:span><text:span text:style-name="T31">, </text:span><text:span text:style-name="T60">// Verwendung von sessionStorage statt localStorage</text:span><text:line-break/><text:span text:style-name="T60"> <text:s text:c="3"/></text:span><text:span text:style-name="T31">}),</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8">existingItem</text:span><text:span text:style-name="T31">.</text:span><text:span text:style-name="T38">externeID</text:span><text:span text:style-name="T31">.</text:span><text:span text:style-name="T52">push</text:span><text:span text:style-name="T31">(value.</text:span><text:span text:style-name="T38">externeID</text:span><text:span text:style-name="T31">.</text:span><text:span text:style-name="T45">value</text:span><text:span text:style-name="T31">);</text:span><text:line-break/></text:p>
      <text:p text:style-name="P63"/>
      <text:p text:style-name="P63"/>
      <text:h text:style-name="P199" text:outline-level="2"><text:bookmark-start text:name="__RefHeading___Toc2356_3394150493"/>Variable Anzahl an Textfeldern genieren, wie z.B. beim erfassen der externenID<text:bookmark-end text:name="__RefHeading___Toc2356_3394150493"/></text:h>
      <text:h text:style-name="P199" text:outline-level="2"/>
      <text:p text:style-name="P65">Dazu muss das Array initalisert werden:</text:p>
      <text:p text:style-name="P33"><text:span text:style-name="T20">const </text:span><text:span text:style-name="T38">idArtikel </text:span><text:span text:style-name="T31">= computed(()=&gt; </text:span><text:span text:style-name="T64">store</text:span><text:span text:style-name="T31">.</text:span><text:span text:style-name="T45">getters</text:span><text:span text:style-name="T31">.</text:span><text:span text:style-name="T45">getShowDialogExterneInventarNummer</text:span><text:span text:style-name="T31">.</text:span><text:span text:style-name="T45">idArtikel</text:span><text:span text:style-name="T31">)</text:span><text:line-break/><text:span text:style-name="T20">const </text:span><text:span text:style-name="T38">textInventarNummern </text:span><text:span text:style-name="T31">= ref([]);</text:span></text:p>
      <text:p text:style-name="P141"/>
      <text:p text:style-name="P33"><text:span text:style-name="T31">watch(</text:span><text:line-break/><text:span text:style-name="T31"> <text:s text:c="3"/>() =&gt; </text:span><text:span text:style-name="T38">showDialog</text:span><text:span text:style-name="T31">.</text:span><text:span text:style-name="T45">value</text:span><text:span text:style-name="T31">,</text:span><text:line-break/><text:span text:style-name="T31"> <text:s text:c="3"/>(newVal) =&gt; {</text:span><text:line-break/><text:span text:style-name="T31"> <text:s text:c="5"/></text:span><text:span text:style-name="T20">if </text:span><text:span text:style-name="T31">(newVal) {</text:span><text:line-break/><text:span text:style-name="T31"> <text:s text:c="7"/></text:span><text:span text:style-name="T60">// Dialog wird geöffnet</text:span><text:line-break/><text:span text:style-name="T60"> <text:s text:c="7"/></text:span><text:span text:style-name="T38">textInventarNummern</text:span><text:span text:style-name="T31">.</text:span><text:span text:style-name="T45">value </text:span><text:span text:style-name="T31">= [...</text:span><text:span text:style-name="T64">store</text:span><text:span text:style-name="T31">.</text:span><text:span text:style-name="T45">getters</text:span><text:span text:style-name="T31">.</text:span><text:span text:style-name="T45">getExterneNummernForArtikel</text:span><text:span text:style-name="T31">(</text:span><text:span text:style-name="T38">idArtikel</text:span><text:span text:style-name="T31">.</text:span><text:span text:style-name="T45">value</text:span><text:span text:style-name="T31">)];</text:span><text:line-break/><text:line-break/><text:span text:style-name="T31"> <text:s text:c="7"/></text:span><text:span text:style-name="T60">// Anpassung der Länge von textInventarNummern</text:span><text:line-break/><text:span text:style-name="T60"> <text:s text:c="7"/></text:span><text:span text:style-name="T20">if </text:span><text:span text:style-name="T31">(</text:span><text:span text:style-name="T38">textInventarNummern</text:span><text:span text:style-name="T31">.</text:span><text:span text:style-name="T45">value</text:span><text:span text:style-name="T31">.</text:span><text:span text:style-name="T45">length </text:span><text:span text:style-name="T31">&lt; </text:span><text:span text:style-name="T38">dialogFormFields</text:span><text:span text:style-name="T31">.</text:span><text:span text:style-name="T45">value</text:span><text:span text:style-name="T31">) {</text:span><text:line-break/><text:span text:style-name="T31"> <text:s text:c="9"/></text:span><text:span text:style-name="T20">const </text:span><text:span text:style-name="T38">differenz </text:span><text:span text:style-name="T31">= </text:span><text:span text:style-name="T38">dialogFormFields</text:span><text:span text:style-name="T31">.</text:span><text:span text:style-name="T45">value </text:span><text:span text:style-name="T31">- </text:span><text:span text:style-name="T38">textInventarNummern</text:span><text:span text:style-name="T31">.</text:span><text:span text:style-name="T45">value</text:span><text:span text:style-name="T31">.</text:span><text:span text:style-name="T45">length</text:span><text:span text:style-name="T31">;</text:span><text:line-break/><text:span text:style-name="T31"> <text:s text:c="9"/></text:span><text:span text:style-name="T38">textInventarNummern</text:span><text:span text:style-name="T31">.</text:span><text:span text:style-name="T45">value</text:span><text:span text:style-name="T31">.</text:span><text:span text:style-name="T52">push</text:span><text:span text:style-name="T31">(...</text:span><text:span text:style-name="T64">Array</text:span><text:span text:style-name="T31">(</text:span><text:span text:style-name="T38">differenz</text:span><text:span text:style-name="T31">).</text:span><text:span text:style-name="T52">fill</text:span><text:span text:style-name="T31">(</text:span><text:span text:style-name="T2">''</text:span><text:span text:style-name="T31">));</text:span><text:line-break/><text:span text:style-name="T31"> <text:s text:c="7"/>} </text:span><text:span text:style-name="T20">else if </text:span><text:span text:style-name="T31">(</text:span><text:span text:style-name="T38">textInventarNummern</text:span><text:span text:style-name="T31">.</text:span><text:span text:style-name="T45">value</text:span><text:span text:style-name="T31">.</text:span><text:span text:style-name="T45">length </text:span><text:span text:style-name="T31">&gt; </text:span><text:span text:style-name="T38">dialogFormFields</text:span><text:span text:style-name="T31">.</text:span><text:span text:style-name="T45">value</text:span><text:span text:style-name="T31">) {</text:span><text:line-break/><text:span text:style-name="T31"> <text:s text:c="9"/></text:span><text:span text:style-name="T38">textInventarNummern</text:span><text:span text:style-name="T31">.</text:span><text:span text:style-name="T45">value </text:span><text:span text:style-name="T31">= </text:span><text:span text:style-name="T38">textInventarNummern</text:span><text:span text:style-name="T31">.</text:span><text:span text:style-name="T45">value</text:span><text:span text:style-name="T31">.</text:span><text:span text:style-name="T52">slice</text:span><text:span text:style-name="T31">(</text:span><text:span text:style-name="T72">0</text:span><text:span text:style-name="T31">, </text:span><text:span text:style-name="T38">dialogFormFields</text:span><text:span text:style-name="T31">.</text:span><text:span text:style-name="T45">value</text:span><text:span text:style-name="T31">);</text:span><text:line-break/><text:span text:style-name="T31"> <text:s text:c="7"/>}</text:span><text:line-break/><text:span text:style-name="T31"> <text:s text:c="5"/>}</text:span><text:line-break/><text:span text:style-name="T31"> <text:s text:c="3"/>},</text:span><text:line-break/><text:span text:style-name="T31"> <text:s text:c="3"/>{ </text:span><text:span text:style-name="T45">immediate</text:span><text:span text:style-name="T31">: </text:span><text:span text:style-name="T20">true </text:span><text:span text:style-name="T31">}</text:span><text:line-break/><text:span text:style-name="T31">);</text:span></text:p>
      <text:p text:style-name="P65"/>
      <text:p text:style-name="P65"/>
      <text:h text:style-name="P28" text:outline-level="3"><text:bookmark-start text:name="__RefHeading___Toc2358_3394150493"/><text:span text:style-name="Strong_20_Emphasis"><text:span text:style-name="T14">Kontext des Codes</text:span></text:span><text:bookmark-end text:name="__RefHeading___Toc2358_3394150493"/></text:h>
      <text:p text:style-name="Text_20_body"><text:span text:style-name="T82">Der Code, den Sie nicht verstehen, ist dafür verantwortlich, die Länge des Arrays </text:span><text:span text:style-name="Source_20_Text"><text:span text:style-name="T82">textInventarNummern</text:span></text:span><text:span text:style-name="T82"> an die Anzahl der Dialog-Formularfelder (</text:span><text:span text:style-name="Source_20_Text"><text:span text:style-name="T82">dialogFormFields.value</text:span></text:span><text:span text:style-name="T82">) </text:span><text:soft-page-break/><text:span text:style-name="T82">anzupassen. Dies ist wichtig, damit jedes Eingabefeld im Dialog korrekt mit einem Element im Array </text:span><text:span text:style-name="Source_20_Text"><text:span text:style-name="T82">textInventarNummern</text:span></text:span><text:span text:style-name="T82"> verknüpft ist.</text:span></text:p>
      <text:p text:style-name="P5"/>
      <text:h text:style-name="Heading_20_3" text:outline-level="3"><text:bookmark-start text:name="__RefHeading___Toc2360_3394150493"/><text:span text:style-name="Strong_20_Emphasis"><text:span text:style-name="T82">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82">// Anpassung der Länge von textInventarNummern</text:span></text:span></text:p>
      <text:p text:style-name="P78"><text:span text:style-name="Source_20_Text"><text:span text:style-name="T82">if (textInventarNummern.value.length &lt; dialogFormFields.value) {</text:span></text:span></text:p>
      <text:p text:style-name="P78"><text:span text:style-name="Source_20_Text"><text:span text:style-name="T82"><text:s text:c="2"/>const differenz = dialogFormFields.value - textInventarNummern.value.length;</text:span></text:span></text:p>
      <text:p text:style-name="P78"><text:span text:style-name="Source_20_Text"><text:span text:style-name="T82"><text:s text:c="2"/>textInventarNummern.value.push(...Array(differenz).fill(''));</text:span></text:span></text:p>
      <text:p text:style-name="P78"><text:span text:style-name="Source_20_Text"><text:span text:style-name="T82">} else if (textInventarNummern.value.length &gt; dialogFormFields.value) {</text:span></text:span></text:p>
      <text:p text:style-name="P78"><text:span text:style-name="Source_20_Text"><text:span text:style-name="T82"><text:s text:c="2"/>textInventarNummern.value = textInventarNummern.value.slice(0, dialogFormFields.value);</text:span></text:span></text:p>
      <text:p text:style-name="P79"><text:span text:style-name="Source_20_Text"><text:span text:style-name="T82">}</text:span></text:span></text:p>
      <text:h text:style-name="Heading_20_4" text:outline-level="4"><text:bookmark-start text:name="__RefHeading___Toc2362_3394150493"/><text:span text:style-name="Strong_20_Emphasis"><text:span text:style-name="T82">1. Überprüfung, ob </text:span></text:span><text:span text:style-name="Strong_20_Emphasis"><text:span text:style-name="Source_20_Text"><text:span text:style-name="T82">textInventarNummern</text:span></text:span></text:span><text:span text:style-name="Strong_20_Emphasis"><text:span text:style-name="T82"> kürzer ist als </text:span></text:span><text:span text:style-name="Strong_20_Emphasis"><text:span text:style-name="Source_20_Text"><text:span text:style-name="T82">dialogFormFields</text:span></text:span></text:span><text:bookmark-end text:name="__RefHeading___Toc2362_3394150493"/></text:h>
      <text:p text:style-name="P6">javascript</text:p>
      <text:p text:style-name="P6">Copy code</text:p>
      <text:p text:style-name="P78"><text:span text:style-name="Source_20_Text"><text:span text:style-name="T82">if (textInventarNummern.value.length &lt; dialogFormFields.value) {</text:span></text:span></text:p>
      <text:p text:style-name="P78"><text:span text:style-name="Source_20_Text"><text:span text:style-name="T82"><text:s text:c="2"/>// ...</text:span></text:span></text:p>
      <text:p text:style-name="P79"><text:span text:style-name="Source_20_Text"><text:span text:style-name="T82">}</text:span></text:span></text:p>
      <text:list xml:id="list3238803239" text:style-name="L5">
        <text:list-item>
          <text:p text:style-name="P233"><text:span text:style-name="Strong_20_Emphasis"><text:span text:style-name="T82">Zweck:</text:span></text:span><text:span text:style-name="T82"> Prüfen, ob das Array </text:span><text:span text:style-name="Source_20_Text"><text:span text:style-name="T82">textInventarNummern</text:span></text:span><text:span text:style-name="T82"> weniger Elemente enthält, als die Anzahl der Dialogfelder (</text:span><text:span text:style-name="Source_20_Text"><text:span text:style-name="T82">dialogFormFields.value</text:span></text:span><text:span text:style-name="T82">).</text:span></text:p>
        </text:list-item>
      </text:list>
      <text:h text:style-name="Heading_20_4" text:outline-level="4"><text:bookmark-start text:name="__RefHeading___Toc2364_3394150493"/><text:span text:style-name="Strong_20_Emphasis"><text:span text:style-name="T82">1.1 Wenn ja, fehlende Elemente hinzufügen</text:span></text:span><text:bookmark-end text:name="__RefHeading___Toc2364_3394150493"/></text:h>
      <text:p text:style-name="P6">javascript</text:p>
      <text:p text:style-name="P6">Copy code</text:p>
      <text:p text:style-name="P78"><text:span text:style-name="Source_20_Text"><text:span text:style-name="T82">const differenz = dialogFormFields.value - textInventarNummern.value.length;</text:span></text:span></text:p>
      <text:p text:style-name="P79"><text:span text:style-name="Source_20_Text"><text:span text:style-name="T82">textInventarNummern.value.push(...Array(differenz).fill(''));</text:span></text:span></text:p>
      <text:list xml:id="list1351078667" text:style-name="L6">
        <text:list-item>
          <text:p text:style-name="P234"><text:span text:style-name="Strong_20_Emphasis"><text:span text:style-name="T82">Berechnung der Differenz:</text:span></text:span></text:p>
          <text:list>
            <text:list-item>
              <text:p text:style-name="P234"><text:span text:style-name="Source_20_Text"><text:span text:style-name="T82">differenz</text:span></text:span><text:span text:style-name="T82"> ist die Anzahl der fehlenden Elemente, die hinzugefügt werden müssen, um die Länge von </text:span><text:span text:style-name="Source_20_Text"><text:span text:style-name="T82">textInventarNummern</text:span></text:span><text:span text:style-name="T82"> an </text:span><text:span text:style-name="Source_20_Text"><text:span text:style-name="T82">dialogFormFields.value</text:span></text:span><text:span text:style-name="T82"> anzupassen.</text:span></text:p>
            </text:list-item>
            <text:list-item>
              <text:p text:style-name="P234"><text:span text:style-name="Strong_20_Emphasis"><text:span text:style-name="T82">Beispiel:</text:span></text:span></text:p>
              <text:list>
                <text:list-item>
                  <text:p text:style-name="P234"><text:span text:style-name="T82">Angenommen, </text:span><text:span text:style-name="Source_20_Text"><text:span text:style-name="T82">dialogFormFields.value</text:span></text:span><text:span text:style-name="T82"> ist 5 und </text:span><text:span text:style-name="Source_20_Text"><text:span text:style-name="T82">textInventarNummern.value.length</text:span></text:span><text:span text:style-name="T82"> ist 3.</text:span></text:p>
                </text:list-item>
                <text:list-item>
                  <text:p text:style-name="P234"><text:span text:style-name="T82">Dann ist </text:span><text:span text:style-name="Source_20_Text"><text:span text:style-name="T82">differenz = 5 - 3 = 2</text:span></text:span><text:span text:style-name="T82">.</text:span></text:p>
                </text:list-item>
              </text:list>
            </text:list-item>
          </text:list>
        </text:list-item>
        <text:list-item>
          <text:p text:style-name="P234"><text:span text:style-name="Strong_20_Emphasis"><text:span text:style-name="T82">Hinzufügen der fehlenden Elemente:</text:span></text:span></text:p>
          <text:list>
            <text:list-item>
              <text:p text:style-name="P234"><text:span text:style-name="Source_20_Text"><text:span text:style-name="T82">Array(differenz).fill('')</text:span></text:span><text:span text:style-name="T82"> erzeugt ein Array mit </text:span><text:span text:style-name="Source_20_Text"><text:span text:style-name="T82">differenz</text:span></text:span><text:span text:style-name="T82"> Anzahl von leeren Strings.</text:span></text:p>
              <text:list>
                <text:list-item>
                  <text:p text:style-name="P235"><text:span text:style-name="T82">Im Beispiel: </text:span><text:span text:style-name="Source_20_Text"><text:span text:style-name="T82">Array(2).fill('')</text:span></text:span><text:span text:style-name="T82"> ergibt </text:span><text:span text:style-name="Source_20_Text"><text:span text:style-name="T82">['', '']</text:span></text:span><text:span text:style-name="T82">.</text:span></text:p>
                </text:list-item>
              </text:list>
            </text:list-item>
            <text:list-item>
              <text:p text:style-name="P234"><text:span text:style-name="Source_20_Text"><text:span text:style-name="T82">textInventarNummern.value.push(...Array(differenz).fill(''))</text:span></text:span><text:span text:style-name="T82"> fügt diese leeren Strings am Ende von </text:span><text:span text:style-name="Source_20_Text"><text:span text:style-name="T82">textInventarNummern</text:span></text:span><text:span text:style-name="T82"> hinzu.</text:span></text:p>
              <text:list>
                <text:list-item>
                  <text:p text:style-name="P235"><text:soft-page-break/><text:span text:style-name="T82">Das </text:span><text:span text:style-name="Source_20_Text"><text:span text:style-name="T82">...</text:span></text:span><text:span text:style-name="T82"> ist der Spread-Operator, der die Elemente des Arrays einzeln einfügt.</text:span></text:p>
                </text:list-item>
              </text:list>
            </text:list-item>
            <text:list-item>
              <text:p text:style-name="P234"><text:span text:style-name="Strong_20_Emphasis"><text:span text:style-name="T82">Ergebnis:</text:span></text:span></text:p>
              <text:list>
                <text:list-item>
                  <text:p text:style-name="P235"><text:span text:style-name="T82">Nach dem Hinzufügen hat </text:span><text:span text:style-name="Source_20_Text"><text:span text:style-name="T82">textInventarNummern.value</text:span></text:span><text:span text:style-name="T82"> die gleiche Länge wie </text:span><text:span text:style-name="Source_20_Text"><text:span text:style-name="T82">dialogFormFields.value</text:span></text:span><text:span text:style-name="T82">.</text:span></text:p>
                </text:list-item>
              </text:list>
            </text:list-item>
          </text:list>
        </text:list-item>
        <text:list-item>
          <text:p text:style-name="P234"><text:span text:style-name="Strong_20_Emphasis"><text:span text:style-name="T82">Warum wird das gemacht?</text:span></text:span></text:p>
          <text:list>
            <text:list-item>
              <text:p text:style-name="P223">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2">2. Überprüfung, ob </text:span></text:span><text:span text:style-name="Strong_20_Emphasis"><text:span text:style-name="Source_20_Text"><text:span text:style-name="T82">textInventarNummern</text:span></text:span></text:span><text:span text:style-name="Strong_20_Emphasis"><text:span text:style-name="T82"> länger ist als </text:span></text:span><text:span text:style-name="Strong_20_Emphasis"><text:span text:style-name="Source_20_Text"><text:span text:style-name="T82">dialogFormFields</text:span></text:span></text:span><text:bookmark-end text:name="__RefHeading___Toc2366_3394150493"/></text:h>
      <text:p text:style-name="P6">javascript</text:p>
      <text:p text:style-name="P6">Copy code</text:p>
      <text:p text:style-name="P78"><text:span text:style-name="Source_20_Text"><text:span text:style-name="T82">else if (textInventarNummern.value.length &gt; dialogFormFields.value) {</text:span></text:span></text:p>
      <text:p text:style-name="P78"><text:span text:style-name="Source_20_Text"><text:span text:style-name="T82"><text:s text:c="2"/>textInventarNummern.value = textInventarNummern.value.slice(0, dialogFormFields.value);</text:span></text:span></text:p>
      <text:p text:style-name="P79"><text:span text:style-name="Source_20_Text"><text:span text:style-name="T82">}</text:span></text:span></text:p>
      <text:list xml:id="list2868429951" text:style-name="L7">
        <text:list-item>
          <text:p text:style-name="P236"><text:span text:style-name="Strong_20_Emphasis"><text:span text:style-name="T82">Zweck:</text:span></text:span><text:span text:style-name="T82"> Prüfen, ob das Array </text:span><text:span text:style-name="Source_20_Text"><text:span text:style-name="T82">textInventarNummern</text:span></text:span><text:span text:style-name="T82"> mehr Elemente enthält, als die Anzahl der Dialogfelder.</text:span></text:p>
        </text:list-item>
        <text:list-item>
          <text:p text:style-name="P236"><text:span text:style-name="Strong_20_Emphasis"><text:span text:style-name="T82">Wenn ja, überschüssige Elemente entfernen:</text:span></text:span></text:p>
          <text:list>
            <text:list-item>
              <text:p text:style-name="P236"><text:span text:style-name="Source_20_Text"><text:span text:style-name="T82">textInventarNummern.value.slice(0, dialogFormFields.value)</text:span></text:span><text:span text:style-name="T82"> erzeugt ein neues Array, das nur die ersten </text:span><text:span text:style-name="Source_20_Text"><text:span text:style-name="T82">dialogFormFields.value</text:span></text:span><text:span text:style-name="T82"> Elemente von </text:span><text:span text:style-name="Source_20_Text"><text:span text:style-name="T82">textInventarNummern.value</text:span></text:span><text:span text:style-name="T82"> enthält.</text:span></text:p>
            </text:list-item>
            <text:list-item>
              <text:p text:style-name="P236"><text:span text:style-name="Strong_20_Emphasis"><text:span text:style-name="T82">Beispiel:</text:span></text:span></text:p>
              <text:list>
                <text:list-item>
                  <text:p text:style-name="P236"><text:span text:style-name="T82">Angenommen, </text:span><text:span text:style-name="Source_20_Text"><text:span text:style-name="T82">dialogFormFields.value</text:span></text:span><text:span text:style-name="T82"> ist 3 und </text:span><text:span text:style-name="Source_20_Text"><text:span text:style-name="T82">textInventarNummern.value.length</text:span></text:span><text:span text:style-name="T82"> ist 5.</text:span></text:p>
                </text:list-item>
                <text:list-item>
                  <text:p text:style-name="P236"><text:span text:style-name="Source_20_Text"><text:span text:style-name="T82">textInventarNummern.value.slice(0, 3)</text:span></text:span><text:span text:style-name="T82"> ergibt ein Array mit den ersten 3 Elementen.</text:span></text:p>
                </text:list-item>
              </text:list>
            </text:list-item>
            <text:list-item>
              <text:p text:style-name="P236"><text:span text:style-name="Strong_20_Emphasis"><text:span text:style-name="T82">Ergebnis:</text:span></text:span></text:p>
              <text:list>
                <text:list-item>
                  <text:p text:style-name="P237"><text:span text:style-name="T82">Das Array </text:span><text:span text:style-name="Source_20_Text"><text:span text:style-name="T82">textInventarNummern.value</text:span></text:span><text:span text:style-name="T82"> hat nun die Länge von </text:span><text:span text:style-name="Source_20_Text"><text:span text:style-name="T82">dialogFormFields.value</text:span></text:span><text:span text:style-name="T82">.</text:span></text:p>
                </text:list-item>
              </text:list>
            </text:list-item>
          </text:list>
        </text:list-item>
        <text:list-item>
          <text:p text:style-name="P236"><text:span text:style-name="Strong_20_Emphasis"><text:span text:style-name="T82">Warum wird das gemacht?</text:span></text:span></text:p>
          <text:list>
            <text:list-item>
              <text:p text:style-name="P224">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2">3. Was passiert, wenn die Längen gleich sind?</text:span></text:span><text:bookmark-end text:name="__RefHeading___Toc2368_3394150493"/></text:h>
      <text:list xml:id="list2586311390" text:style-name="L8">
        <text:list-item>
          <text:p text:style-name="P238"><text:span text:style-name="T82">Wenn </text:span><text:span text:style-name="Source_20_Text"><text:span text:style-name="T82">textInventarNummern.value.length</text:span></text:span><text:span text:style-name="T82"> bereits gleich </text:span><text:span text:style-name="Source_20_Text"><text:span text:style-name="T82">dialogFormFields.value</text:span></text:span><text:span text:style-name="T82">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2">Warum ist diese Anpassung notwendig?</text:span></text:span><text:bookmark-end text:name="__RefHeading___Toc2370_3394150493"/></text:h>
      <text:list xml:id="list2632361637" text:style-name="L9">
        <text:list-item>
          <text:p text:style-name="P239"><text:span text:style-name="Strong_20_Emphasis"><text:span text:style-name="T82">Konsistenz zwischen Daten und Darstellung:</text:span></text:span></text:p>
          <text:list>
            <text:list-item>
              <text:p text:style-name="P239"><text:soft-page-break/><text:span text:style-name="T82">Jedes Eingabefeld im Dialog ist mit einem Element im </text:span><text:span text:style-name="Source_20_Text"><text:span text:style-name="T82">textInventarNummern</text:span></text:span><text:span text:style-name="T82">-Array verknüpft.</text:span></text:p>
            </text:list-item>
            <text:list-item>
              <text:p text:style-name="P225">Wenn die Anzahl der Eingabefelder sich ändert (z. B. weil der Benutzer die Menge anpasst), muss das Array entsprechend angepasst werden.</text:p>
            </text:list-item>
          </text:list>
        </text:list-item>
        <text:list-item>
          <text:p text:style-name="P239"><text:span text:style-name="Strong_20_Emphasis"><text:span text:style-name="T82">Vermeidung von Fehlern:</text:span></text:span></text:p>
          <text:list>
            <text:list-item>
              <text:p text:style-name="P239"><text:span text:style-name="T82">Wenn das Array kürzer ist als die Anzahl der Felder, würden einige Felder keinen Wert im Array haben, was zu </text:span><text:span text:style-name="Source_20_Text"><text:span text:style-name="T82">undefined</text:span></text:span><text:span text:style-name="T82"> führen kann.</text:span></text:p>
            </text:list-item>
            <text:list-item>
              <text:p text:style-name="P225">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2">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2">Szenario 1: Array ist zu kurz</text:span></text:span><text:bookmark-end text:name="__RefHeading___Toc2374_3394150493"/></text:h>
      <text:list xml:id="list1690344041" text:style-name="L10">
        <text:list-item>
          <text:p text:style-name="P240"><text:span text:style-name="Strong_20_Emphasis"><text:span text:style-name="T82">Anfangszustand:</text:span></text:span></text:p>
          <text:list>
            <text:list-item>
              <text:p text:style-name="P240"><text:span text:style-name="Source_20_Text"><text:span text:style-name="T82">dialogFormFields.value</text:span></text:span><text:span text:style-name="T82"> = 4</text:span></text:p>
            </text:list-item>
            <text:list-item>
              <text:p text:style-name="P240"><text:span text:style-name="Source_20_Text"><text:span text:style-name="T82">textInventarNummern.value</text:span></text:span><text:span text:style-name="T82"> = ['ID1', 'ID2']</text:span></text:p>
            </text:list-item>
          </text:list>
        </text:list-item>
        <text:list-item>
          <text:p text:style-name="P240"><text:span text:style-name="Strong_20_Emphasis"><text:span text:style-name="T82">Berechnung:</text:span></text:span></text:p>
          <text:list>
            <text:list-item>
              <text:p text:style-name="P240"><text:span text:style-name="Source_20_Text"><text:span text:style-name="T82">textInventarNummern.value.length</text:span></text:span><text:span text:style-name="T82"> = 2</text:span></text:p>
            </text:list-item>
            <text:list-item>
              <text:p text:style-name="P240"><text:span text:style-name="Source_20_Text"><text:span text:style-name="T82">differenz</text:span></text:span><text:span text:style-name="T82"> = 4 - 2 = 2</text:span></text:p>
            </text:list-item>
          </text:list>
        </text:list-item>
        <text:list-item>
          <text:p text:style-name="P240"><text:span text:style-name="Strong_20_Emphasis"><text:span text:style-name="T82">Aktion:</text:span></text:span></text:p>
          <text:list>
            <text:list-item>
              <text:p text:style-name="P241"><text:span text:style-name="T82">Füge 2 leere Strings hinzu: </text:span><text:span text:style-name="Source_20_Text"><text:span text:style-name="T82">['', '']</text:span></text:span></text:p>
            </text:list-item>
          </text:list>
        </text:list-item>
        <text:list-item>
          <text:p text:style-name="P240"><text:span text:style-name="Strong_20_Emphasis"><text:span text:style-name="T82">Ergebnis:</text:span></text:span></text:p>
          <text:list>
            <text:list-item>
              <text:p text:style-name="P240"><text:span text:style-name="Source_20_Text"><text:span text:style-name="T82">textInventarNummern.value</text:span></text:span><text:span text:style-name="T82"> = ['ID1', 'ID2', '', '']</text:span></text:p>
            </text:list-item>
          </text:list>
        </text:list-item>
      </text:list>
      <text:h text:style-name="Heading_20_4" text:outline-level="4"><text:bookmark-start text:name="__RefHeading___Toc2376_3394150493"/><text:span text:style-name="Strong_20_Emphasis"><text:span text:style-name="T82">Szenario 2: Array ist zu lang</text:span></text:span><text:bookmark-end text:name="__RefHeading___Toc2376_3394150493"/></text:h>
      <text:list xml:id="list1968431465" text:style-name="L11">
        <text:list-item>
          <text:p text:style-name="P242"><text:span text:style-name="Strong_20_Emphasis"><text:span text:style-name="T82">Anfangszustand:</text:span></text:span></text:p>
          <text:list>
            <text:list-item>
              <text:p text:style-name="P242"><text:span text:style-name="Source_20_Text"><text:span text:style-name="T82">dialogFormFields.value</text:span></text:span><text:span text:style-name="T82"> = 3</text:span></text:p>
            </text:list-item>
            <text:list-item>
              <text:p text:style-name="P242"><text:span text:style-name="Source_20_Text"><text:span text:style-name="T82">textInventarNummern.value</text:span></text:span><text:span text:style-name="T82"> = ['ID1', 'ID2', 'ID3', 'ID4']</text:span></text:p>
            </text:list-item>
          </text:list>
        </text:list-item>
        <text:list-item>
          <text:p text:style-name="P242"><text:span text:style-name="Strong_20_Emphasis"><text:span text:style-name="T82">Berechnung:</text:span></text:span></text:p>
          <text:list>
            <text:list-item>
              <text:p text:style-name="P243"><text:span text:style-name="Source_20_Text"><text:span text:style-name="T82">textInventarNummern.value.length</text:span></text:span><text:span text:style-name="T82"> = 4</text:span></text:p>
            </text:list-item>
          </text:list>
        </text:list-item>
        <text:list-item>
          <text:p text:style-name="P242"><text:span text:style-name="Strong_20_Emphasis"><text:span text:style-name="T82">Aktion:</text:span></text:span></text:p>
          <text:list>
            <text:list-item>
              <text:p text:style-name="P226">Schneide das Array auf die ersten 3 Elemente zu.</text:p>
            </text:list-item>
          </text:list>
        </text:list-item>
        <text:list-item>
          <text:p text:style-name="P242"><text:span text:style-name="Strong_20_Emphasis"><text:span text:style-name="T82">Ergebnis:</text:span></text:span></text:p>
          <text:list>
            <text:list-item>
              <text:p text:style-name="P242"><text:span text:style-name="Source_20_Text"><text:span text:style-name="T82">textInventarNummern.value</text:span></text:span><text:span text:style-name="T82"> = ['ID1', 'ID2', 'ID3']</text:span></text:p>
            </text:list-item>
          </text:list>
        </text:list-item>
      </text:list>
      <text:h text:style-name="Heading_20_4" text:outline-level="4"><text:bookmark-start text:name="__RefHeading___Toc2378_3394150493"/><text:soft-page-break/><text:span text:style-name="Strong_20_Emphasis"><text:span text:style-name="T82">Szenario 3: Array hat die richtige Länge</text:span></text:span><text:bookmark-end text:name="__RefHeading___Toc2378_3394150493"/></text:h>
      <text:list xml:id="list1712252244" text:style-name="L12">
        <text:list-item>
          <text:p text:style-name="P244"><text:span text:style-name="Strong_20_Emphasis"><text:span text:style-name="T82">Anfangszustand:</text:span></text:span></text:p>
          <text:list>
            <text:list-item>
              <text:p text:style-name="P244"><text:span text:style-name="Source_20_Text"><text:span text:style-name="T82">dialogFormFields.value</text:span></text:span><text:span text:style-name="T82"> = 3</text:span></text:p>
            </text:list-item>
            <text:list-item>
              <text:p text:style-name="P244"><text:span text:style-name="Source_20_Text"><text:span text:style-name="T82">textInventarNummern.value</text:span></text:span><text:span text:style-name="T82"> = ['ID1', 'ID2', 'ID3']</text:span></text:p>
            </text:list-item>
          </text:list>
        </text:list-item>
        <text:list-item>
          <text:p text:style-name="P244"><text:span text:style-name="Strong_20_Emphasis"><text:span text:style-name="T82">Aktion:</text:span></text:span></text:p>
          <text:list>
            <text:list-item>
              <text:p text:style-name="P227">Keine Anpassung notwendig.</text:p>
            </text:list-item>
          </text:list>
        </text:list-item>
        <text:list-item>
          <text:p text:style-name="P244"><text:span text:style-name="Strong_20_Emphasis"><text:span text:style-name="T82">Ergebnis:</text:span></text:span></text:p>
          <text:list>
            <text:list-item>
              <text:p text:style-name="P244"><text:span text:style-name="Source_20_Text"><text:span text:style-name="T82">textInventarNummern.value</text:span></text:span><text:span text:style-name="T82"> bleibt unverändert.</text:span></text:p>
            </text:list-item>
          </text:list>
        </text:list-item>
      </text:list>
      <text:p text:style-name="P5"/>
      <text:h text:style-name="Heading_20_3" text:outline-level="3"><text:bookmark-start text:name="__RefHeading___Toc2380_3394150493"/><text:span text:style-name="Strong_20_Emphasis"><text:span text:style-name="T82">Zusammenfassung</text:span></text:span><text:bookmark-end text:name="__RefHeading___Toc2380_3394150493"/></text:h>
      <text:list xml:id="list2553511092" text:style-name="L13">
        <text:list-item>
          <text:p text:style-name="P245"><text:span text:style-name="Strong_20_Emphasis"><text:span text:style-name="T82">Ziel des Codes:</text:span></text:span><text:span text:style-name="T82"> Sicherstellen, dass die Länge des Arrays </text:span><text:span text:style-name="Source_20_Text"><text:span text:style-name="T82">textInventarNummern.value</text:span></text:span><text:span text:style-name="T82"> immer der Anzahl der Dialogfelder (</text:span><text:span text:style-name="Source_20_Text"><text:span text:style-name="T82">dialogFormFields.value</text:span></text:span><text:span text:style-name="T82">) entspricht.</text:span></text:p>
        </text:list-item>
        <text:list-item>
          <text:p text:style-name="P245"><text:span text:style-name="Strong_20_Emphasis"><text:span text:style-name="T82">Warum ist das wichtig?</text:span></text:span></text:p>
          <text:list>
            <text:list-item>
              <text:p text:style-name="P228">Damit jedes Eingabefeld im Dialog korrekt mit einem Element im Array verknüpft ist.</text:p>
            </text:list-item>
            <text:list-item>
              <text:p text:style-name="P228">Um Fehler und Inkonsistenzen zu vermeiden.</text:p>
            </text:list-item>
          </text:list>
        </text:list-item>
        <text:list-item>
          <text:p text:style-name="P245"><text:span text:style-name="Strong_20_Emphasis"><text:span text:style-name="T82">Wie funktioniert der Code?</text:span></text:span></text:p>
          <text:list>
            <text:list-item>
              <text:p text:style-name="P245"><text:span text:style-name="Strong_20_Emphasis"><text:span text:style-name="T82">Wenn das Array zu kurz ist:</text:span></text:span><text:span text:style-name="T82"> Fehlende Elemente hinzufügen, indem leere Strings angehängt werden.</text:span></text:p>
            </text:list-item>
            <text:list-item>
              <text:p text:style-name="P245"><text:span text:style-name="Strong_20_Emphasis"><text:span text:style-name="T82">Wenn das Array zu lang ist:</text:span></text:span><text:span text:style-name="T82">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2">Weitere Hinweise</text:span></text:span><text:bookmark-end text:name="__RefHeading___Toc2382_3394150493"/></text:h>
      <text:list xml:id="list1532407453" text:style-name="L14">
        <text:list-item>
          <text:p text:style-name="P246"><text:span text:style-name="Strong_20_Emphasis"><text:span text:style-name="T82">Reaktivität:</text:span></text:span><text:span text:style-name="T82"> Durch die Anpassung von </text:span><text:span text:style-name="Source_20_Text"><text:span text:style-name="T82">textInventarNummern.value</text:span></text:span><text:span text:style-name="T82"> wird sichergestellt, dass die gebundenen Eingabefelder korrekt reagieren und die Werte synchronisiert werden.</text:span></text:p>
        </text:list-item>
        <text:list-item>
          <text:p text:style-name="P246"><text:span text:style-name="Strong_20_Emphasis"><text:span text:style-name="T82">Dynamische Änderungen:</text:span></text:span><text:span text:style-name="T82"> Wenn sich </text:span><text:span text:style-name="Source_20_Text"><text:span text:style-name="T82">dialogFormFields.value</text:span></text:span><text:span text:style-name="T82"> ändert (z. B. weil der Benutzer die Menge anpasst), passt sich </text:span><text:span text:style-name="Source_20_Text"><text:span text:style-name="T82">textInventarNummern.value</text:span></text:span><text:span text:style-name="T82"> automatisch an.</text:span></text:p>
        </text:list-item>
        <text:list-item>
          <text:p text:style-name="P246"><text:span text:style-name="Strong_20_Emphasis"><text:span text:style-name="T82">Vermeidung von </text:span></text:span><text:span text:style-name="Strong_20_Emphasis"><text:span text:style-name="Source_20_Text"><text:span text:style-name="T82">undefined</text:span></text:span></text:span><text:span text:style-name="Strong_20_Emphasis"><text:span text:style-name="T82"> oder </text:span></text:span><text:span text:style-name="Strong_20_Emphasis"><text:span text:style-name="Source_20_Text"><text:span text:style-name="T82">null</text:span></text:span></text:span><text:span text:style-name="Strong_20_Emphasis"><text:span text:style-name="T82"> Werten:</text:span></text:span><text:span text:style-name="T82"> Durch das Füllen mit leeren Strings wird verhindert, dass im Array </text:span><text:span text:style-name="Source_20_Text"><text:span text:style-name="T82">undefined</text:span></text:span><text:span text:style-name="T82">-Werte entstehen, die zu Fehlern führen könnten.</text:span></text:p>
        </text:list-item>
      </text:list>
      <text:p text:style-name="P66"/>
      <text:p text:style-name="P63"/>
      <text:p text:style-name="P70"/>
      <text:p text:style-name="P70"><text:soft-page-break/></text:p>
      <text:p text:style-name="P70"/>
      <text:p text:style-name="P70"/>
      <text:p text:style-name="P70"/>
      <text:p text:style-name="P70"/>
      <text:p text:style-name="P70"/>
      <text:h text:style-name="P199"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6">&lt;v-card </text:span><text:span text:style-name="T79">class</text:span><text:span text:style-name="T2">="d-flex mb-4 bg-transparent rounded-0"</text:span><text:span text:style-name="T76">&gt;</text:span><text:line-break/><text:span text:style-name="T76"> <text:s/>&lt;v-chip</text:span><text:line-break/><text:span text:style-name="T76"> <text:s text:c="5"/></text:span><text:span text:style-name="T79">class</text:span><text:span text:style-name="T2">="flex-grow-1 vChipStep rounded-0 mr-1"</text:span><text:line-break/><text:span text:style-name="T2"> <text:s text:c="5"/></text:span><text:span text:style-name="T79">color</text:span><text:span text:style-name="T2">="primary"</text:span><text:line-break/><text:span text:style-name="T2"> <text:s/></text:span><text:span text:style-name="T76">&gt;</text:span><text:line-break/><text:span text:style-name="T76"> <text:s text:c="3"/>&lt;v-icon </text:span><text:span text:style-name="T79">icon</text:span><text:span text:style-name="T2">="mdi-numeric-1-circle" </text:span><text:span text:style-name="T79">start</text:span><text:span text:style-name="T76">&gt;&lt;/v-icon&gt;</text:span><text:line-break/><text:span text:style-name="T76"> <text:s text:c="3"/></text:span><text:span text:style-name="T31">Mitglied auswählen</text:span><text:line-break/><text:span text:style-name="T31"> <text:s/></text:span><text:span text:style-name="T76">&lt;/v-chip&gt;</text:span><text:line-break/><text:span text:style-name="T76"> <text:s/>&lt;v-chip</text:span><text:line-break/><text:span text:style-name="T76"> <text:s text:c="5"/></text:span><text:span text:style-name="T79">class</text:span><text:span text:style-name="T2">="flex-grow-1 vChipStep rounded-0 mr-1"</text:span><text:line-break/><text:span text:style-name="T2"> <text:s text:c="5"/></text:span><text:span text:style-name="T79">color</text:span><text:span text:style-name="T2">="primary"</text:span><text:line-break/><text:span text:style-name="T2"> <text:s/></text:span><text:span text:style-name="T76">&gt;</text:span><text:line-break/><text:span text:style-name="T76"> <text:s text:c="3"/>&lt;v-icon </text:span><text:span text:style-name="T79">icon</text:span><text:span text:style-name="T2">="mdi-numeric-2-circle" </text:span><text:span text:style-name="T79">start</text:span><text:span text:style-name="T76">&gt;&lt;/v-icon&gt;</text:span><text:line-break/><text:span text:style-name="T76"> <text:s text:c="3"/></text:span><text:span text:style-name="T31">Artikel auswählen</text:span><text:line-break/><text:span text:style-name="T31"> <text:s/></text:span><text:span text:style-name="T76">&lt;/v-chip&gt;</text:span><text:line-break/><text:span text:style-name="T76"> <text:s/>&lt;v-chip</text:span><text:line-break/><text:span text:style-name="T76"> <text:s text:c="5"/></text:span><text:span text:style-name="T79">class</text:span><text:span text:style-name="T2">="flex-grow-1 vChipStep rounded-0"</text:span><text:line-break/><text:span text:style-name="T2"> <text:s text:c="5"/></text:span><text:span text:style-name="T79">color</text:span><text:span text:style-name="T2">="primary"</text:span><text:line-break/><text:span text:style-name="T2"> <text:s/></text:span><text:span text:style-name="T76">&gt;</text:span><text:line-break/><text:span text:style-name="T76"> <text:s text:c="3"/>&lt;v-icon </text:span><text:span text:style-name="T79">icon</text:span><text:span text:style-name="T2">="mdi-numeric-3-circle" </text:span><text:span text:style-name="T79">start</text:span><text:span text:style-name="T76">&gt;&lt;/v-icon&gt;</text:span><text:line-break/><text:span text:style-name="T76"> <text:s text:c="3"/></text:span><text:span text:style-name="T31">Vorgang buchen</text:span><text:line-break/><text:span text:style-name="T31"> <text:s/></text:span><text:span text:style-name="T76">&lt;/v-chip&gt;</text:span><text:line-break/><text:span text:style-name="T76">&lt;/v-card&gt;</text:span></text:p>
      <text:p text:style-name="P34"/>
      <text:h text:style-name="P199"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82">import { ref, watch, onMounted } from 'vue';</text:span></text:span></text:p>
      <text:p text:style-name="Text_20_body"><text:span text:style-name="Strong_20_Emphasis"><text:span text:style-name="T82">Variablen:</text:span></text:span></text:p>
      <text:p text:style-name="P6">javascript</text:p>
      <text:p text:style-name="P6">Copy code</text:p>
      <text:p text:style-name="P78"><text:span text:style-name="Source_20_Text"><text:span text:style-name="T82">const currentPage = ref(0);</text:span></text:span></text:p>
      <text:p text:style-name="P78"><text:span text:style-name="Source_20_Text"><text:span text:style-name="T82">const btnText = ref('Artikel wählen &gt;&gt;');</text:span></text:span></text:p>
      <text:p text:style-name="P79"><text:span text:style-name="Source_20_Text"><text:span text:style-name="T82">const vChipColors = ref(['primary', 'default', 'default']);</text:span></text:span></text:p>
      <text:p text:style-name="Text_20_body"><text:span text:style-name="Strong_20_Emphasis"><text:span text:style-name="T82">Funktionen:</text:span></text:span></text:p>
      <text:p text:style-name="P6">javascript</text:p>
      <text:p text:style-name="P6">Copy code</text:p>
      <text:p text:style-name="P78"><text:span text:style-name="Source_20_Text"><text:span text:style-name="T82">function updateUI() {</text:span></text:span></text:p>
      <text:p text:style-name="P78"><text:span text:style-name="Source_20_Text"><text:span text:style-name="T82"><text:s text:c="2"/>// Update Chip Colors</text:span></text:span></text:p>
      <text:p text:style-name="P78"><text:soft-page-break/><text:span text:style-name="Source_20_Text"><text:span text:style-name="T82"><text:s text:c="2"/>vChipColors.value = ['default', 'default', 'default'];</text:span></text:span></text:p>
      <text:p text:style-name="P78"><text:span text:style-name="Source_20_Text"><text:span text:style-name="T82"><text:s text:c="2"/>vChipColors.value[currentPage.value] = 'primary';</text:span></text:span></text:p>
      <text:p text:style-name="P7"/>
      <text:p text:style-name="P78"><text:span text:style-name="Source_20_Text"><text:span text:style-name="T82"><text:s text:c="2"/>// Update Button Text</text:span></text:span></text:p>
      <text:p text:style-name="P78"><text:span text:style-name="Source_20_Text"><text:span text:style-name="T82"><text:s text:c="2"/>if (currentPage.value === 0) {</text:span></text:span></text:p>
      <text:p text:style-name="P78"><text:span text:style-name="Source_20_Text"><text:span text:style-name="T82"><text:s text:c="4"/>btnText.value = 'Artikel wählen &gt;&gt;';</text:span></text:span></text:p>
      <text:p text:style-name="P78"><text:span text:style-name="Source_20_Text"><text:span text:style-name="T82"><text:s text:c="2"/>} else if (currentPage.value === 1) {</text:span></text:span></text:p>
      <text:p text:style-name="P78"><text:span text:style-name="Source_20_Text"><text:span text:style-name="T82"><text:s text:c="4"/>btnText.value = 'zur Übersicht &gt;&gt;';</text:span></text:span></text:p>
      <text:p text:style-name="P78"><text:span text:style-name="Source_20_Text"><text:span text:style-name="T82"><text:s text:c="2"/>} else if (currentPage.value === 2) {</text:span></text:span></text:p>
      <text:p text:style-name="P78"><text:span text:style-name="Source_20_Text"><text:span text:style-name="T82"><text:s text:c="4"/>btnText.value = 'Vorgang buchen &gt;&gt;';</text:span></text:span></text:p>
      <text:p text:style-name="P78"><text:span text:style-name="Source_20_Text"><text:span text:style-name="T82"><text:s text:c="2"/>}</text:span></text:span></text:p>
      <text:p text:style-name="P78"><text:span text:style-name="Source_20_Text"><text:span text:style-name="T82"><text:s text:c="2"/>console.log('currentPage', currentPage.value);</text:span></text:span></text:p>
      <text:p text:style-name="P78"><text:span text:style-name="Source_20_Text"><text:span text:style-name="T82">}</text:span></text:span></text:p>
      <text:p text:style-name="P7"/>
      <text:p text:style-name="P78"><text:span text:style-name="Source_20_Text"><text:span text:style-name="T82">async function nextPage() {</text:span></text:span></text:p>
      <text:p text:style-name="P78"><text:span text:style-name="Source_20_Text"><text:span text:style-name="T82"><text:s text:c="2"/>if (currentPage.value === 2) {</text:span></text:span></text:p>
      <text:p text:style-name="P78"><text:span text:style-name="Source_20_Text"><text:span text:style-name="T82"><text:s text:c="4"/>await leihvorgangBuchen();</text:span></text:span></text:p>
      <text:p text:style-name="P78"><text:span text:style-name="Source_20_Text"><text:span text:style-name="T82"><text:s text:c="2"/>} else {</text:span></text:span></text:p>
      <text:p text:style-name="P78"><text:span text:style-name="Source_20_Text"><text:span text:style-name="T82"><text:s text:c="4"/>currentPage.value += 1;</text:span></text:span></text:p>
      <text:p text:style-name="P78"><text:span text:style-name="Source_20_Text"><text:span text:style-name="T82"><text:s text:c="4"/>updateUI();</text:span></text:span></text:p>
      <text:p text:style-name="P78"><text:span text:style-name="Source_20_Text"><text:span text:style-name="T82"><text:s text:c="2"/>}</text:span></text:span></text:p>
      <text:p text:style-name="P78"><text:span text:style-name="Source_20_Text"><text:span text:style-name="T82">}</text:span></text:span></text:p>
      <text:p text:style-name="P7"/>
      <text:p text:style-name="P78"><text:span text:style-name="Source_20_Text"><text:span text:style-name="T82">function previousPage() {</text:span></text:span></text:p>
      <text:p text:style-name="P78"><text:span text:style-name="Source_20_Text"><text:span text:style-name="T82"><text:s text:c="2"/>if (currentPage.value &gt; 0) {</text:span></text:span></text:p>
      <text:p text:style-name="P78"><text:span text:style-name="Source_20_Text"><text:span text:style-name="T82"><text:s text:c="4"/>currentPage.value--;</text:span></text:span></text:p>
      <text:p text:style-name="P78"><text:span text:style-name="Source_20_Text"><text:span text:style-name="T82"><text:s text:c="4"/>updateUI();</text:span></text:span></text:p>
      <text:p text:style-name="P78"><text:span text:style-name="Source_20_Text"><text:span text:style-name="T82"><text:s text:c="2"/>}</text:span></text:span></text:p>
      <text:p text:style-name="P79"><text:span text:style-name="Source_20_Text"><text:span text:style-name="T82">}</text:span></text:span></text:p>
      <text:p text:style-name="Text_20_body"><text:span text:style-name="Strong_20_Emphasis"><text:span text:style-name="T82">Initialisierung:</text:span></text:span></text:p>
      <text:p text:style-name="P6">javascript</text:p>
      <text:p text:style-name="P6">Copy code</text:p>
      <text:p text:style-name="P78"><text:span text:style-name="Source_20_Text"><text:span text:style-name="T82">onMounted(() =&gt; {</text:span></text:span></text:p>
      <text:p text:style-name="P78"><text:span text:style-name="Source_20_Text"><text:span text:style-name="T82"><text:s text:c="2"/>updateUI();</text:span></text:span></text:p>
      <text:p text:style-name="P79"><text:span text:style-name="Source_20_Text"><text:span text:style-name="T82">});</text:span></text:span></text:p>
      <text:p text:style-name="Text_20_body"><text:span text:style-name="Strong_20_Emphasis"><text:span text:style-name="T82">Template:</text:span></text:span></text:p>
      <text:p text:style-name="P6">html</text:p>
      <text:p text:style-name="P6">Copy code</text:p>
      <text:p text:style-name="P78"><text:span text:style-name="Source_20_Text"><text:span text:style-name="T82">&lt;v-chip :color="vChipColors[0]" ...&gt; &lt;!-- Schritt 1 --&gt;</text:span></text:span></text:p>
      <text:p text:style-name="P78"><text:span text:style-name="Source_20_Text"><text:span text:style-name="T82"><text:s text:c="2"/>&lt;v-icon icon="mdi-numeric-1-circle" start&gt;&lt;/v-icon&gt;</text:span></text:span></text:p>
      <text:p text:style-name="P78"><text:span text:style-name="Source_20_Text"><text:span text:style-name="T82"><text:s text:c="2"/>Mitglied auswählen</text:span></text:span></text:p>
      <text:p text:style-name="P78"><text:span text:style-name="Source_20_Text"><text:span text:style-name="T82">&lt;/v-chip&gt;</text:span></text:span></text:p>
      <text:p text:style-name="P78"><text:span text:style-name="Source_20_Text"><text:span text:style-name="T82">&lt;v-chip :color="vChipColors[1]" ...&gt; &lt;!-- Schritt 2 --&gt;</text:span></text:span></text:p>
      <text:p text:style-name="P78"><text:span text:style-name="Source_20_Text"><text:span text:style-name="T82"><text:s text:c="2"/>&lt;v-icon icon="mdi-numeric-2-circle" start&gt;&lt;/v-icon&gt;</text:span></text:span></text:p>
      <text:p text:style-name="P78"><text:span text:style-name="Source_20_Text"><text:span text:style-name="T82"><text:s text:c="2"/>Artikel auswählen</text:span></text:span></text:p>
      <text:p text:style-name="P78"><text:span text:style-name="Source_20_Text"><text:span text:style-name="T82">&lt;/v-chip&gt;</text:span></text:span></text:p>
      <text:p text:style-name="P78"><text:span text:style-name="Source_20_Text"><text:span text:style-name="T82">&lt;v-chip :color="vChipColors[2]" ...&gt; &lt;!-- Schritt 3 --&gt;</text:span></text:span></text:p>
      <text:p text:style-name="P78"><text:span text:style-name="Source_20_Text"><text:span text:style-name="T82"><text:s text:c="2"/>&lt;v-icon icon="mdi-numeric-3-circle" start&gt;&lt;/v-icon&gt;</text:span></text:span></text:p>
      <text:p text:style-name="P78"><text:span text:style-name="Source_20_Text"><text:span text:style-name="T82"><text:s text:c="2"/>Vorgang buchen</text:span></text:span></text:p>
      <text:p text:style-name="P79"><text:span text:style-name="Source_20_Text"><text:span text:style-name="T82">&lt;/v-chip&gt;</text:span></text:span></text:p>
      <text:p text:style-name="P5"/>
      <text:h text:style-name="Heading_20_3" text:outline-level="3"><text:bookmark-start text:name="__RefHeading___Toc2388_3394150493"/><text:soft-page-break/><text:span text:style-name="Strong_20_Emphasis"><text:span text:style-name="T82">Schlussfolgerung</text:span></text:span><text:bookmark-end text:name="__RefHeading___Toc2388_3394150493"/></text:h>
      <text:p text:style-name="Text_20_body"><text:span text:style-name="T82">Durch die Verwendung einer Funktion </text:span><text:span text:style-name="Source_20_Text"><text:span text:style-name="T82">updateUI()</text:span></text:span><text:span text:style-name="T82">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80">()</text:span></text:p>
      <text:p text:style-name="P63"/>
      <text:p text:style-name="P75"><text:span text:style-name="T106">Das Problem in Ihrem Code entsteht durch den Zugriff auf </text:span><text:span text:style-name="Source_20_Text"><text:span text:style-name="T83">existingItem.externeID.length</text:span></text:span><text:span text:style-name="T106">, da </text:span><text:span text:style-name="Source_20_Text"><text:span text:style-name="T83">existingItem</text:span></text:span><text:span text:style-name="T106"> ein Array von </text:span><text:span text:style-name="Source_20_Text"><text:span text:style-name="T83">cartItem</text:span></text:span><text:span text:style-name="T106">-Objekten ist. Nach der </text:span><text:span text:style-name="Source_20_Text"><text:span text:style-name="T83">filter</text:span></text:span><text:span text:style-name="T106">-Operation bleibt </text:span><text:span text:style-name="Source_20_Text"><text:span text:style-name="T83">existingItem</text:span></text:span><text:span text:style-name="T106"> ein </text:span><text:span text:style-name="Strong_20_Emphasis"><text:span text:style-name="T106">Array</text:span></text:span><text:span text:style-name="T106">, das eine oder mehrere Instanzen von </text:span><text:span text:style-name="Source_20_Text"><text:span text:style-name="T83">cartItem</text:span></text:span><text:span text:style-name="T106"> enthält. Sie können also nicht direkt auf </text:span><text:span text:style-name="Source_20_Text"><text:span text:style-name="T83">existingItem.externeID</text:span></text:span><text:span text:style-name="T106"> zugreifen, da </text:span><text:span text:style-name="Source_20_Text"><text:span text:style-name="T83">existingItem</text:span></text:span><text:span text:style-name="T106"> keine direkte Eigenschaft </text:span><text:span text:style-name="Source_20_Text"><text:span text:style-name="T83">externeID</text:span></text:span><text:span text:style-name="T106"> hat, sondern mehrere Objekte enthält, die diese Eigenschaft haben.</text:span></text:p>
      <text:p text:style-name="P16">Ich erkläre Ihnen, wie Sie das Problem lösen und Ihre gewünschten Schritte erreichen:</text:p>
      <text:list xml:id="list1961641865" text:style-name="L15">
        <text:list-item>
          <text:p text:style-name="P248"><text:span text:style-name="Strong_20_Emphasis"><text:span text:style-name="T82">Filtern des Arrays:</text:span></text:span><text:span text:style-name="T82"> Sie filtern </text:span><text:span text:style-name="Source_20_Text"><text:span text:style-name="T82">cartItems</text:span></text:span><text:span text:style-name="T82">, um alle </text:span><text:span text:style-name="Source_20_Text"><text:span text:style-name="T82">cartItem</text:span></text:span><text:span text:style-name="T82">-Objekte zu erhalten, deren </text:span><text:span text:style-name="Source_20_Text"><text:span text:style-name="T82">IDInventarArtikel</text:span></text:span><text:span text:style-name="T82"> mit dem </text:span><text:span text:style-name="Source_20_Text"><text:span text:style-name="T82">idArtikel</text:span></text:span><text:span text:style-name="T82"> übereinstimmt.</text:span></text:p>
        </text:list-item>
        <text:list-item>
          <text:p text:style-name="P248"><text:span text:style-name="Strong_20_Emphasis"><text:span text:style-name="T82">Bereinigen des Arrays </text:span></text:span><text:span text:style-name="Strong_20_Emphasis"><text:span text:style-name="Source_20_Text"><text:span text:style-name="T82">externeID</text:span></text:span></text:span><text:span text:style-name="Strong_20_Emphasis"><text:span text:style-name="T82">:</text:span></text:span><text:span text:style-name="T82"> Für jedes gefundene </text:span><text:span text:style-name="Source_20_Text"><text:span text:style-name="T82">cartItem</text:span></text:span><text:span text:style-name="T82"> möchten Sie das Array </text:span><text:span text:style-name="Source_20_Text"><text:span text:style-name="T82">externeID</text:span></text:span><text:span text:style-name="T82"> bereinigen, um leere Werte (</text:span><text:span text:style-name="Source_20_Text"><text:span text:style-name="T82">''</text:span></text:span><text:span text:style-name="T82">, </text:span><text:span text:style-name="Source_20_Text"><text:span text:style-name="T82">null</text:span></text:span><text:span text:style-name="T82">, </text:span><text:span text:style-name="Source_20_Text"><text:span text:style-name="T82">undefined</text:span></text:span><text:span text:style-name="T82">) zu entfernen.</text:span></text:p>
        </text:list-item>
        <text:list-item>
          <text:p text:style-name="P247"><text:span text:style-name="Strong_20_Emphasis"><text:span text:style-name="T82">Rückgabe der Länge des bereinigten Arrays:</text:span></text:span><text:span text:style-name="T82"> Nach dem Entfernen der leeren Werte möchten Sie die Länge von </text:span><text:span text:style-name="Source_20_Text"><text:span text:style-name="T82">externeID</text:span></text:span><text:span text:style-name="T82"> erhalten.</text:span></text:p>
        </text:list-item>
      </text:list>
      <text:h text:style-name="Heading_20_3" text:outline-level="3"><text:bookmark-start text:name="__RefHeading___Toc2390_3394150493"/><text:span text:style-name="Strong_20_Emphasis"><text:span text:style-name="T82">Lösungsschritte</text:span></text:span><text:bookmark-end text:name="__RefHeading___Toc2390_3394150493"/></text:h>
      <text:p text:style-name="P16">Um die gewünschten Schritte zu erreichen, gehen wir wie folgt vor:</text:p>
      <text:list xml:id="list3106239516" text:style-name="L16">
        <text:list-item>
          <text:p text:style-name="P250"><text:span text:style-name="Strong_20_Emphasis"><text:span text:style-name="T82">Filterung von </text:span></text:span><text:span text:style-name="Strong_20_Emphasis"><text:span text:style-name="Source_20_Text"><text:span text:style-name="T82">cartItems</text:span></text:span></text:span><text:span text:style-name="Strong_20_Emphasis"><text:span text:style-name="T82"> nach </text:span></text:span><text:span text:style-name="Strong_20_Emphasis"><text:span text:style-name="Source_20_Text"><text:span text:style-name="T82">IDInventarArtikel</text:span></text:span></text:span><text:span text:style-name="Strong_20_Emphasis"><text:span text:style-name="T82">.</text:span></text:span></text:p>
        </text:list-item>
        <text:list-item>
          <text:p text:style-name="P250"><text:span text:style-name="Strong_20_Emphasis"><text:span text:style-name="T82">Bereinigung des </text:span></text:span><text:span text:style-name="Strong_20_Emphasis"><text:span text:style-name="Source_20_Text"><text:span text:style-name="T82">externeID</text:span></text:span></text:span><text:span text:style-name="Strong_20_Emphasis"><text:span text:style-name="T82">-Arrays.</text:span></text:span></text:p>
        </text:list-item>
        <text:list-item>
          <text:p text:style-name="P249"><text:span text:style-name="Strong_20_Emphasis"><text:span text:style-name="T82">Berechnung der Länge des bereinigten Arrays.</text:span></text:span></text:p>
        </text:list-item>
      </text:list>
      <text:p text:style-name="P16">Hier ist der überarbeitete Code:</text:p>
      <text:p text:style-name="P6">javascript</text:p>
      <text:p text:style-name="P6">Copy code</text:p>
      <text:p text:style-name="P78"><text:span text:style-name="Source_20_Text"><text:span text:style-name="T82">getExterneNummernCount: (state) =&gt; (idArtikel) =&gt; {</text:span></text:span></text:p>
      <text:p text:style-name="P78"><text:span text:style-name="Source_20_Text"><text:span text:style-name="T82"><text:s text:c="2"/>// Filtert cartItems nach dem passenden IDInventarArtikel</text:span></text:span></text:p>
      <text:p text:style-name="P78"><text:span text:style-name="Source_20_Text"><text:span text:style-name="T82"><text:s text:c="2"/>const existingItems = state.cartItems.filter((cartItem) =&gt;</text:span></text:span></text:p>
      <text:p text:style-name="P78"><text:span text:style-name="Source_20_Text"><text:span text:style-name="T82"><text:s text:c="4"/>cartItem.IDInventarArtikel === idArtikel</text:span></text:span></text:p>
      <text:p text:style-name="P78"><text:span text:style-name="Source_20_Text"><text:span text:style-name="T82"><text:s text:c="2"/>);</text:span></text:span></text:p>
      <text:p text:style-name="P7"/>
      <text:p text:style-name="P78"><text:span text:style-name="Source_20_Text"><text:span text:style-name="T82"><text:s text:c="2"/>// Falls kein passendes Item gefunden wird, geben wir 0 zurück</text:span></text:span></text:p>
      <text:p text:style-name="P78"><text:span text:style-name="Source_20_Text"><text:span text:style-name="T82"><text:s text:c="2"/>if (existingItems.length === 0) {</text:span></text:span></text:p>
      <text:p text:style-name="P78"><text:span text:style-name="Source_20_Text"><text:span text:style-name="T82"><text:s text:c="4"/>return 0;</text:span></text:span></text:p>
      <text:p text:style-name="P78"><text:span text:style-name="Source_20_Text"><text:span text:style-name="T82"><text:s text:c="2"/>}</text:span></text:span></text:p>
      <text:p text:style-name="P7"/>
      <text:p text:style-name="P78"><text:span text:style-name="Source_20_Text"><text:span text:style-name="T82"><text:s text:c="2"/>// Wir nehmen das erste gefundene Item, da IDInventarArtikel eindeutig sein sollte</text:span></text:span></text:p>
      <text:p text:style-name="P78"><text:span text:style-name="Source_20_Text"><text:span text:style-name="T82"><text:s text:c="2"/>const existingItem = existingItems[0];</text:span></text:span></text:p>
      <text:p text:style-name="P7"/>
      <text:p text:style-name="P78"><text:span text:style-name="Source_20_Text"><text:span text:style-name="T82"><text:s text:c="2"/>// Bereinigen des externeID-Arrays, um leere Werte zu entfernen</text:span></text:span></text:p>
      <text:p text:style-name="P78"><text:span text:style-name="Source_20_Text"><text:span text:style-name="T82"><text:s text:c="2"/>const cleanedExterneID = existingItem.externeID.filter(</text:span></text:span></text:p>
      <text:p text:style-name="P78"><text:span text:style-name="Source_20_Text"><text:span text:style-name="T82"><text:s text:c="4"/>(id) =&gt; id !== '' &amp;&amp; id !== null &amp;&amp; id !== undefined</text:span></text:span></text:p>
      <text:p text:style-name="P78"><text:span text:style-name="Source_20_Text"><text:span text:style-name="T82"><text:s text:c="2"/>);</text:span></text:span></text:p>
      <text:p text:style-name="P7"/>
      <text:p text:style-name="P78"><text:soft-page-break/><text:span text:style-name="Source_20_Text"><text:span text:style-name="T82"><text:s text:c="2"/>// Rückgabe der Länge des bereinigten Arrays</text:span></text:span></text:p>
      <text:p text:style-name="P78"><text:span text:style-name="Source_20_Text"><text:span text:style-name="T82"><text:s text:c="2"/>return cleanedExterneID.length;</text:span></text:span></text:p>
      <text:p text:style-name="P79"><text:span text:style-name="Source_20_Text"><text:span text:style-name="T82">}</text:span></text:span></text:p>
      <text:h text:style-name="Heading_20_3" text:outline-level="3"><text:bookmark-start text:name="__RefHeading___Toc2392_3394150493"/><text:span text:style-name="Strong_20_Emphasis"><text:span text:style-name="T82">Erklärung des Codes</text:span></text:span><text:bookmark-end text:name="__RefHeading___Toc2392_3394150493"/></text:h>
      <text:list xml:id="list1742525611" text:style-name="L17">
        <text:list-item>
          <text:p text:style-name="P251"><text:span text:style-name="Strong_20_Emphasis"><text:span text:style-name="T82">Filterung der </text:span></text:span><text:span text:style-name="Strong_20_Emphasis"><text:span text:style-name="Source_20_Text"><text:span text:style-name="T82">cartItems</text:span></text:span></text:span><text:span text:style-name="Strong_20_Emphasis"><text:span text:style-name="T82">:</text:span></text:span></text:p>
          <text:p text:style-name="P207">javascript</text:p>
          <text:p text:style-name="P207">Copy code</text:p>
          <text:p text:style-name="P205"><text:span text:style-name="Source_20_Text"><text:span text:style-name="T82">const existingItems = state.cartItems.filter((cartItem) =&gt;</text:span></text:span></text:p>
          <text:p text:style-name="P205"><text:span text:style-name="Source_20_Text"><text:span text:style-name="T82"><text:s text:c="2"/>cartItem.IDInventarArtikel === idArtikel</text:span></text:span></text:p>
          <text:p text:style-name="P206"><text:span text:style-name="Source_20_Text"><text:span text:style-name="T82">);</text:span></text:span></text:p>
          <text:list>
            <text:list-item>
              <text:p text:style-name="P252"><text:span text:style-name="T82">Hier filtern wir </text:span><text:span text:style-name="Source_20_Text"><text:span text:style-name="T82">cartItems</text:span></text:span><text:span text:style-name="T82"> und suchen alle Elemente, deren </text:span><text:span text:style-name="Source_20_Text"><text:span text:style-name="T82">IDInventarArtikel</text:span></text:span><text:span text:style-name="T82"> mit </text:span><text:span text:style-name="Source_20_Text"><text:span text:style-name="T82">idArtikel</text:span></text:span><text:span text:style-name="T82"> übereinstimmt.</text:span></text:p>
            </text:list-item>
            <text:list-item>
              <text:p text:style-name="P252"><text:span text:style-name="T82">Der Filter gibt ein Array (</text:span><text:span text:style-name="Source_20_Text"><text:span text:style-name="T82">existingItems</text:span></text:span><text:span text:style-name="T82">) zurück, das die passenden Objekte enthält.</text:span></text:p>
            </text:list-item>
          </text:list>
        </text:list-item>
        <text:list-item>
          <text:p text:style-name="P251"><text:span text:style-name="Strong_20_Emphasis"><text:span text:style-name="T82">Überprüfung, ob ein </text:span></text:span><text:span text:style-name="Strong_20_Emphasis"><text:span text:style-name="Source_20_Text"><text:span text:style-name="T82">cartItem</text:span></text:span></text:span><text:span text:style-name="Strong_20_Emphasis"><text:span text:style-name="T82"> gefunden wurde:</text:span></text:span></text:p>
          <text:p text:style-name="P207">javascript</text:p>
          <text:p text:style-name="P207">Copy code</text:p>
          <text:p text:style-name="P205"><text:span text:style-name="Source_20_Text"><text:span text:style-name="T82">if (existingItems.length === 0) {</text:span></text:span></text:p>
          <text:p text:style-name="P205"><text:span text:style-name="Source_20_Text"><text:span text:style-name="T82"><text:s text:c="2"/>return 0;</text:span></text:span></text:p>
          <text:p text:style-name="P206"><text:span text:style-name="Source_20_Text"><text:span text:style-name="T82">}</text:span></text:span></text:p>
          <text:list>
            <text:list-item>
              <text:p text:style-name="P252"><text:span text:style-name="T82">Wenn keine passenden Elemente gefunden werden, wird </text:span><text:span text:style-name="Source_20_Text"><text:span text:style-name="T82">0</text:span></text:span><text:span text:style-name="T82"> zurückgegeben.</text:span></text:p>
            </text:list-item>
          </text:list>
        </text:list-item>
        <text:list-item>
          <text:p text:style-name="P251"><text:span text:style-name="Strong_20_Emphasis"><text:span text:style-name="T82">Bereinigen des </text:span></text:span><text:span text:style-name="Strong_20_Emphasis"><text:span text:style-name="Source_20_Text"><text:span text:style-name="T82">externeID</text:span></text:span></text:span><text:span text:style-name="Strong_20_Emphasis"><text:span text:style-name="T82">-Arrays:</text:span></text:span></text:p>
          <text:p text:style-name="P207">javascript</text:p>
          <text:p text:style-name="P207">Copy code</text:p>
          <text:p text:style-name="P205"><text:span text:style-name="Source_20_Text"><text:span text:style-name="T82">const existingItem = existingItems[0];</text:span></text:span></text:p>
          <text:p text:style-name="P205"><text:span text:style-name="Source_20_Text"><text:span text:style-name="T82">const cleanedExterneID = existingItem.externeID.filter(</text:span></text:span></text:p>
          <text:p text:style-name="P205"><text:span text:style-name="Source_20_Text"><text:span text:style-name="T82"><text:s text:c="2"/>(id) =&gt; id !== '' &amp;&amp; id !== null &amp;&amp; id !== undefined</text:span></text:span></text:p>
          <text:p text:style-name="P206"><text:span text:style-name="Source_20_Text"><text:span text:style-name="T82">);</text:span></text:span></text:p>
          <text:list>
            <text:list-item>
              <text:p text:style-name="P252"><text:span text:style-name="T82">Wir greifen auf das erste gefundene </text:span><text:span text:style-name="Source_20_Text"><text:span text:style-name="T82">cartItem</text:span></text:span><text:span text:style-name="T82"> (</text:span><text:span text:style-name="Source_20_Text"><text:span text:style-name="T82">existingItem</text:span></text:span><text:span text:style-name="T82">) zu, weil wir davon ausgehen, dass </text:span><text:span text:style-name="Source_20_Text"><text:span text:style-name="T82">IDInventarArtikel</text:span></text:span><text:span text:style-name="T82"> eindeutig ist.</text:span></text:p>
            </text:list-item>
            <text:list-item>
              <text:p text:style-name="P252"><text:span text:style-name="T82">Das </text:span><text:span text:style-name="Source_20_Text"><text:span text:style-name="T82">externeID</text:span></text:span><text:span text:style-name="T82">-Array wird gefiltert, um leere Werte (</text:span><text:span text:style-name="Source_20_Text"><text:span text:style-name="T82">''</text:span></text:span><text:span text:style-name="T82">, </text:span><text:span text:style-name="Source_20_Text"><text:span text:style-name="T82">null</text:span></text:span><text:span text:style-name="T82">, </text:span><text:span text:style-name="Source_20_Text"><text:span text:style-name="T82">undefined</text:span></text:span><text:span text:style-name="T82">) zu entfernen.</text:span></text:p>
            </text:list-item>
          </text:list>
        </text:list-item>
        <text:list-item>
          <text:p text:style-name="P251"><text:span text:style-name="Strong_20_Emphasis"><text:span text:style-name="T82">Rückgabe der Länge des bereinigten </text:span></text:span><text:span text:style-name="Strong_20_Emphasis"><text:span text:style-name="Source_20_Text"><text:span text:style-name="T82">externeID</text:span></text:span></text:span><text:span text:style-name="Strong_20_Emphasis"><text:span text:style-name="T82">-Arrays:</text:span></text:span></text:p>
          <text:p text:style-name="P207">javascript</text:p>
          <text:p text:style-name="P207">Copy code</text:p>
          <text:p text:style-name="P206"><text:span text:style-name="Source_20_Text"><text:span text:style-name="T82">return cleanedExterneID.length;</text:span></text:span></text:p>
          <text:list>
            <text:list-item>
              <text:p text:style-name="P229">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2">Wichtige Hinweise</text:span></text:span><text:bookmark-end text:name="__RefHeading___Toc2394_3394150493"/></text:h>
      <text:list xml:id="list3246717077" text:style-name="L18">
        <text:list-item>
          <text:p text:style-name="P254"><text:span text:style-name="Strong_20_Emphasis"><text:span text:style-name="T82">Direkter Zugriff auf </text:span></text:span><text:span text:style-name="Strong_20_Emphasis"><text:span text:style-name="Source_20_Text"><text:span text:style-name="T82">existingItem.externeID</text:span></text:span></text:span><text:span text:style-name="T82"> funktioniert nicht, da </text:span><text:span text:style-name="Source_20_Text"><text:span text:style-name="T82">existingItem</text:span></text:span><text:span text:style-name="T82"> ein Array ist. Deshalb greifen wir auf das erste Element (</text:span><text:span text:style-name="Source_20_Text"><text:span text:style-name="T82">existingItem[0]</text:span></text:span><text:span text:style-name="T82">) zu.</text:span></text:p>
        </text:list-item>
        <text:list-item>
          <text:p text:style-name="P254"><text:span text:style-name="Strong_20_Emphasis"><text:span text:style-name="Source_20_Text"><text:span text:style-name="T82">filter</text:span></text:span></text:span><text:span text:style-name="Strong_20_Emphasis"><text:span text:style-name="T82"> auf </text:span></text:span><text:span text:style-name="Strong_20_Emphasis"><text:span text:style-name="Source_20_Text"><text:span text:style-name="T82">externeID</text:span></text:span></text:span><text:span text:style-name="T82"> wird verwendet, um alle ungültigen Werte zu entfernen.</text:span></text:p>
        </text:list-item>
        <text:list-item>
          <text:p text:style-name="P253"><text:soft-page-break/><text:span text:style-name="T82">Wenn </text:span><text:span text:style-name="Source_20_Text"><text:span text:style-name="T82">IDInventarArtikel</text:span></text:span><text:span text:style-name="T82"> mehrfach vorhanden ist und es </text:span><text:span text:style-name="Strong_20_Emphasis"><text:span text:style-name="T82">mehrere passende Objekte</text:span></text:span><text:span text:style-name="T82"> gibt, müssten Sie eventuell die Längen aller bereinigten Arrays zusammenzählen. Dies ist jedoch abhängig von Ihrer Datenstruktur.</text:span></text:p>
        </text:list-item>
      </text:list>
      <text:p text:style-name="Text_20_body"><text:span text:style-name="Strong_20_Emphasis"><text:span text:style-name="T82">Beispiel für mehrere </text:span></text:span><text:span text:style-name="Strong_20_Emphasis"><text:span text:style-name="Source_20_Text"><text:span text:style-name="T82">cartItems</text:span></text:span></text:span><text:span text:style-name="Strong_20_Emphasis"><text:span text:style-name="T82"> mit demselben </text:span></text:span><text:span text:style-name="Strong_20_Emphasis"><text:span text:style-name="Source_20_Text"><text:span text:style-name="T82">idArtikel</text:span></text:span></text:span><text:span text:style-name="Strong_20_Emphasis"><text:span text:style-name="T82">:</text:span></text:span></text:p>
      <text:p text:style-name="Text_20_body"><text:span text:style-name="T82">Falls mehrere </text:span><text:span text:style-name="Source_20_Text"><text:span text:style-name="T82">cartItems</text:span></text:span><text:span text:style-name="T82"> mit demselben </text:span><text:span text:style-name="Source_20_Text"><text:span text:style-name="T82">idArtikel</text:span></text:span><text:span text:style-name="T82"> vorhanden sind, können Sie die Summe aller </text:span><text:span text:style-name="Source_20_Text"><text:span text:style-name="T82">externeID</text:span></text:span><text:span text:style-name="T82">-Längen berechnen:</text:span></text:p>
      <text:p text:style-name="P6">javascript</text:p>
      <text:p text:style-name="P6">Copy code</text:p>
      <text:p text:style-name="P78"><text:span text:style-name="Source_20_Text"><text:span text:style-name="T82">getExterneNummernCount: (state) =&gt; (idArtikel) =&gt; {</text:span></text:span></text:p>
      <text:p text:style-name="P78"><text:span text:style-name="Source_20_Text"><text:span text:style-name="T82"><text:s text:c="2"/>// Filtert cartItems nach dem passenden IDInventarArtikel</text:span></text:span></text:p>
      <text:p text:style-name="P78"><text:span text:style-name="Source_20_Text"><text:span text:style-name="T82"><text:s text:c="2"/>const existingItems = state.cartItems.filter((cartItem) =&gt;</text:span></text:span></text:p>
      <text:p text:style-name="P78"><text:span text:style-name="Source_20_Text"><text:span text:style-name="T82"><text:s text:c="4"/>cartItem.IDInventarArtikel === idArtikel</text:span></text:span></text:p>
      <text:p text:style-name="P78"><text:span text:style-name="Source_20_Text"><text:span text:style-name="T82"><text:s text:c="2"/>);</text:span></text:span></text:p>
      <text:p text:style-name="P7"/>
      <text:p text:style-name="P78"><text:span text:style-name="Source_20_Text"><text:span text:style-name="T82"><text:s text:c="2"/>// Falls kein passendes Item gefunden wird, geben wir 0 zurück</text:span></text:span></text:p>
      <text:p text:style-name="P78"><text:span text:style-name="Source_20_Text"><text:span text:style-name="T82"><text:s text:c="2"/>if (existingItems.length === 0) {</text:span></text:span></text:p>
      <text:p text:style-name="P78"><text:span text:style-name="Source_20_Text"><text:span text:style-name="T82"><text:s text:c="4"/>return 0;</text:span></text:span></text:p>
      <text:p text:style-name="P78"><text:span text:style-name="Source_20_Text"><text:span text:style-name="T82"><text:s text:c="2"/>}</text:span></text:span></text:p>
      <text:p text:style-name="P7"/>
      <text:p text:style-name="P78"><text:span text:style-name="Source_20_Text"><text:span text:style-name="T82"><text:s text:c="2"/>// Bereinigen und Summieren der Länge der externen IDs aller passenden Items</text:span></text:span></text:p>
      <text:p text:style-name="P78"><text:span text:style-name="Source_20_Text"><text:span text:style-name="T82"><text:s text:c="2"/>return existingItems.reduce((acc, cartItem) =&gt; {</text:span></text:span></text:p>
      <text:p text:style-name="P78"><text:span text:style-name="Source_20_Text"><text:span text:style-name="T82"><text:s text:c="4"/>const cleanedExterneID = cartItem.externeID.filter(</text:span></text:span></text:p>
      <text:p text:style-name="P78"><text:span text:style-name="Source_20_Text"><text:span text:style-name="T82"><text:s text:c="6"/>(id) =&gt; id !== '' &amp;&amp; id !== null &amp;&amp; id !== undefined</text:span></text:span></text:p>
      <text:p text:style-name="P78"><text:span text:style-name="Source_20_Text"><text:span text:style-name="T82"><text:s text:c="4"/>);</text:span></text:span></text:p>
      <text:p text:style-name="P78"><text:span text:style-name="Source_20_Text"><text:span text:style-name="T82"><text:s text:c="4"/>return acc + cleanedExterneID.length;</text:span></text:span></text:p>
      <text:p text:style-name="P78"><text:span text:style-name="Source_20_Text"><text:span text:style-name="T82"><text:s text:c="2"/>}, 0);</text:span></text:span></text:p>
      <text:p text:style-name="P79"><text:span text:style-name="Source_20_Text"><text:span text:style-name="T82">}</text:span></text:span></text:p>
      <text:p text:style-name="Text_20_body"><text:span text:style-name="T82">Hier wird für jedes gefundene </text:span><text:span text:style-name="Source_20_Text"><text:span text:style-name="T82">cartItem</text:span></text:span><text:span text:style-name="T82"> das </text:span><text:span text:style-name="Source_20_Text"><text:span text:style-name="T82">externeID</text:span></text:span><text:span text:style-name="T82">-Array bereinigt und die Gesamtlänge summiert.</text:span></text:p>
      <text:h text:style-name="Heading_20_3" text:outline-level="3"><text:bookmark-start text:name="__RefHeading___Toc2396_3394150493"/><text:span text:style-name="Strong_20_Emphasis"><text:span text:style-name="T82">Zusammenfassung</text:span></text:span><text:bookmark-end text:name="__RefHeading___Toc2396_3394150493"/></text:h>
      <text:list xml:id="list2080463857" text:style-name="L19">
        <text:list-item>
          <text:p text:style-name="P256"><text:span text:style-name="T82">Verwenden Sie </text:span><text:span text:style-name="Source_20_Text"><text:span text:style-name="T82">.filter()</text:span></text:span><text:span text:style-name="T82"> auf </text:span><text:span text:style-name="Source_20_Text"><text:span text:style-name="T82">cartItems</text:span></text:span><text:span text:style-name="T82">, um nach dem passenden </text:span><text:span text:style-name="Source_20_Text"><text:span text:style-name="T82">IDInventarArtikel</text:span></text:span><text:span text:style-name="T82"> zu suchen.</text:span></text:p>
        </text:list-item>
        <text:list-item>
          <text:p text:style-name="P256"><text:span text:style-name="T82">Stellen Sie sicher, dass Sie nach der Filterung auf das </text:span><text:span text:style-name="Strong_20_Emphasis"><text:span text:style-name="T82">richtige Objekt</text:span></text:span><text:span text:style-name="T82"> zugreifen (</text:span><text:span text:style-name="Source_20_Text"><text:span text:style-name="T82">existingItems[0]</text:span></text:span><text:span text:style-name="T82">).</text:span></text:p>
        </text:list-item>
        <text:list-item>
          <text:p text:style-name="P256"><text:span text:style-name="Strong_20_Emphasis"><text:span text:style-name="T82">Bereinigen</text:span></text:span><text:span text:style-name="T82"> Sie das </text:span><text:span text:style-name="Source_20_Text"><text:span text:style-name="T82">externeID</text:span></text:span><text:span text:style-name="T82">-Array, bevor Sie die Länge berechnen, um nur gültige Werte zu berücksichtigen.</text:span></text:p>
        </text:list-item>
        <text:list-item>
          <text:p text:style-name="P255"><text:span text:style-name="T82">Passen Sie den Code entsprechend an, wenn es </text:span><text:span text:style-name="Strong_20_Emphasis"><text:span text:style-name="T82">mehrere </text:span></text:span><text:span text:style-name="Strong_20_Emphasis"><text:span text:style-name="Source_20_Text"><text:span text:style-name="T82">cartItems</text:span></text:span></text:span><text:span text:style-name="T82"> mit demselben </text:span><text:span text:style-name="Source_20_Text"><text:span text:style-name="T82">idArtikel</text:span></text:span><text:span text:style-name="T82">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9"><text:span text:style-name="Source_20_Text"><text:span text:style-name="T82">const existingItem = existingItems[0];</text:span></text:span></text:p>
      <text:p text:style-name="Text_20_body"><text:span text:style-name="T82">dient dazu, </text:span><text:span text:style-name="Strong_20_Emphasis"><text:span text:style-name="T82">auf das erste Element</text:span></text:span><text:span text:style-name="T82"> des Arrays </text:span><text:span text:style-name="Source_20_Text"><text:span text:style-name="T82">existingItems</text:span></text:span><text:span text:style-name="T82"> zuzugreifen.</text:span></text:p>
      <text:h text:style-name="Heading_20_3" text:outline-level="3"><text:bookmark-start text:name="__RefHeading___Toc2402_3394150493"/><text:span text:style-name="Strong_20_Emphasis"><text:span text:style-name="T82">Hintergrund</text:span></text:span><text:bookmark-end text:name="__RefHeading___Toc2402_3394150493"/></text:h>
      <text:p text:style-name="Text_20_body"><text:span text:style-name="T82">Nach dem Filtern mit </text:span><text:span text:style-name="Source_20_Text"><text:span text:style-name="T82">filter()</text:span></text:span><text:span text:style-name="T82"> ergibt sich ein </text:span><text:span text:style-name="Strong_20_Emphasis"><text:span text:style-name="T82">Array</text:span></text:span><text:span text:style-name="T82"> (</text:span><text:span text:style-name="Source_20_Text"><text:span text:style-name="T82">existingItems</text:span></text:span><text:span text:style-name="T82">), das alle Elemente aus </text:span><text:span text:style-name="Source_20_Text"><text:span text:style-name="T82">cartItems</text:span></text:span><text:span text:style-name="T82"> enthält, deren </text:span><text:span text:style-name="Source_20_Text"><text:span text:style-name="T82">IDInventarArtikel</text:span></text:span><text:span text:style-name="T82"> mit </text:span><text:span text:style-name="Source_20_Text"><text:span text:style-name="T82">idArtikel</text:span></text:span><text:span text:style-name="T82"> übereinstimmt. Da </text:span><text:span text:style-name="Source_20_Text"><text:span text:style-name="T82">filter()</text:span></text:span><text:span text:style-name="T82"> immer ein </text:span><text:span text:style-name="Strong_20_Emphasis"><text:span text:style-name="T82">Array</text:span></text:span><text:span text:style-name="T82"> zurückgibt, selbst wenn nur ein Element gefunden wurde, ist </text:span><text:span text:style-name="Source_20_Text"><text:span text:style-name="T82">existingItems</text:span></text:span><text:span text:style-name="T82"> immer ein Array.</text:span></text:p>
      <text:p text:style-name="Text_20_body"><text:span text:style-name="T82">Wenn wir sicherstellen können oder davon ausgehen, dass es </text:span><text:span text:style-name="Strong_20_Emphasis"><text:span text:style-name="T82">nur ein passendes Element</text:span></text:span><text:span text:style-name="T82"> für die </text:span><text:span text:style-name="Source_20_Text"><text:span text:style-name="T82">IDInventarArtikel</text:span></text:span><text:span text:style-name="T82"> gibt (d. h., diese ID ist in </text:span><text:span text:style-name="Source_20_Text"><text:span text:style-name="T82">cartItems</text:span></text:span><text:span text:style-name="T82"> eindeutig), dann können wir einfach das </text:span><text:span text:style-name="Strong_20_Emphasis"><text:span text:style-name="T82">erste Element</text:span></text:span><text:span text:style-name="T82"> aus dem Array verwenden – das ist der Zweck von </text:span><text:span text:style-name="Source_20_Text"><text:span text:style-name="T82">existingItems[0]</text:span></text:span><text:span text:style-name="T82">.</text:span></text:p>
      <text:h text:style-name="Heading_20_3" text:outline-level="3"><text:bookmark-start text:name="__RefHeading___Toc2404_3394150493"/><text:span text:style-name="Strong_20_Emphasis"><text:span text:style-name="T82">Warum greifen wir auf das erste Element zu?</text:span></text:span><text:bookmark-end text:name="__RefHeading___Toc2404_3394150493"/></text:h>
      <text:list xml:id="list509968755" text:style-name="L20">
        <text:list-item>
          <text:p text:style-name="P258"><text:span text:style-name="Strong_20_Emphasis"><text:span text:style-name="T82">Eindeutigkeit</text:span></text:span><text:span text:style-name="T82">: Wenn </text:span><text:span text:style-name="Source_20_Text"><text:span text:style-name="T82">IDInventarArtikel</text:span></text:span><text:span text:style-name="T82"> eine </text:span><text:span text:style-name="Strong_20_Emphasis"><text:span text:style-name="T82">eindeutige Kennung</text:span></text:span><text:span text:style-name="T82"> ist (ähnlich wie eine Primärschlüssel-ID), dann sollte es </text:span><text:span text:style-name="Strong_20_Emphasis"><text:span text:style-name="T82">nur ein einziges </text:span></text:span><text:span text:style-name="Strong_20_Emphasis"><text:span text:style-name="Source_20_Text"><text:span text:style-name="T82">cartItem</text:span></text:span></text:span><text:span text:style-name="T82"> geben, das diese ID hat. In diesem Fall ist </text:span><text:span text:style-name="Source_20_Text"><text:span text:style-name="T82">existingItems</text:span></text:span><text:span text:style-name="T82"> ein Array mit </text:span><text:span text:style-name="Strong_20_Emphasis"><text:span text:style-name="T82">einem einzigen Element</text:span></text:span><text:span text:style-name="T82">.</text:span></text:p>
        </text:list-item>
        <text:list-item>
          <text:p text:style-name="P257"><text:span text:style-name="T82">Durch Zugriff auf </text:span><text:span text:style-name="Source_20_Text"><text:span text:style-name="T82">existingItems[0]</text:span></text:span><text:span text:style-name="T82"> erhalten wir direkt das passende Objekt (</text:span><text:span text:style-name="Source_20_Text"><text:span text:style-name="T82">cartItem</text:span></text:span><text:span text:style-name="T82">),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2">Beispiel</text:span></text:span><text:bookmark-end text:name="__RefHeading___Toc2406_3394150493"/></text:h>
      <text:p text:style-name="Text_20_body"><text:span text:style-name="T82">Angenommen, </text:span><text:span text:style-name="Source_20_Text"><text:span text:style-name="T82">cartItems</text:span></text:span><text:span text:style-name="T82"> enthält folgende Artikel:</text:span></text:p>
      <text:p text:style-name="P6">javascript</text:p>
      <text:p text:style-name="P6">Copy code</text:p>
      <text:p text:style-name="P78"><text:span text:style-name="Source_20_Text"><text:span text:style-name="T82">const cartItems = [</text:span></text:span></text:p>
      <text:p text:style-name="P78"><text:span text:style-name="Source_20_Text"><text:span text:style-name="T82"><text:s text:c="2"/>{ IDInventarArtikel: 1, ArtikelBezeichnung: 'Artikel A', externeID: ['123'] },</text:span></text:span></text:p>
      <text:p text:style-name="P78"><text:span text:style-name="Source_20_Text"><text:span text:style-name="T82"><text:s text:c="2"/>{ IDInventarArtikel: 2, ArtikelBezeichnung: 'Artikel B', externeID: ['456'] },</text:span></text:span></text:p>
      <text:p text:style-name="P79"><text:span text:style-name="Source_20_Text"><text:span text:style-name="T82">];</text:span></text:span></text:p>
      <text:p text:style-name="Text_20_body"><text:span text:style-name="T82">Wenn wir die Funktion </text:span><text:span text:style-name="Source_20_Text"><text:span text:style-name="T82">filter()</text:span></text:span><text:span text:style-name="T82"> nutzen, um alle </text:span><text:span text:style-name="Source_20_Text"><text:span text:style-name="T82">cartItems</text:span></text:span><text:span text:style-name="T82"> mit der </text:span><text:span text:style-name="Source_20_Text"><text:span text:style-name="T82">IDInventarArtikel</text:span></text:span><text:span text:style-name="T82"> von </text:span><text:span text:style-name="Source_20_Text"><text:span text:style-name="T82">1</text:span></text:span><text:span text:style-name="T82"> zu finden:</text:span></text:p>
      <text:p text:style-name="P6">javascript</text:p>
      <text:p text:style-name="P6">Copy code</text:p>
      <text:p text:style-name="P78"><text:span text:style-name="Source_20_Text"><text:span text:style-name="T82">const existingItems = cartItems.filter(</text:span></text:span></text:p>
      <text:p text:style-name="P78"><text:span text:style-name="Source_20_Text"><text:span text:style-name="T82"><text:s text:c="2"/>(cartItem) =&gt; cartItem.IDInventarArtikel === 1</text:span></text:span></text:p>
      <text:p text:style-name="P79"><text:span text:style-name="Source_20_Text"><text:span text:style-name="T82">);</text:span></text:span></text:p>
      <text:p text:style-name="P16">Ergibt dies:</text:p>
      <text:p text:style-name="P6">javascript</text:p>
      <text:p text:style-name="P6">Copy code</text:p>
      <text:p text:style-name="P78"><text:span text:style-name="Source_20_Text"><text:span text:style-name="T82">existingItems = [</text:span></text:span></text:p>
      <text:p text:style-name="P78"><text:soft-page-break/><text:span text:style-name="Source_20_Text"><text:span text:style-name="T82"><text:s text:c="2"/>{ IDInventarArtikel: 1, ArtikelBezeichnung: 'Artikel A', externeID: ['123'] }</text:span></text:span></text:p>
      <text:p text:style-name="P79"><text:span text:style-name="Source_20_Text"><text:span text:style-name="T82">];</text:span></text:span></text:p>
      <text:p text:style-name="Text_20_body"><text:span text:style-name="Source_20_Text"><text:span text:style-name="T82">existingItems</text:span></text:span><text:span text:style-name="T82"> ist ein </text:span><text:span text:style-name="Strong_20_Emphasis"><text:span text:style-name="T82">Array</text:span></text:span><text:span text:style-name="T82">, das </text:span><text:span text:style-name="Strong_20_Emphasis"><text:span text:style-name="T82">ein Objekt</text:span></text:span><text:span text:style-name="T82"> enthält. Da wir aber nur mit </text:span><text:span text:style-name="Strong_20_Emphasis"><text:span text:style-name="T82">einem Artikel</text:span></text:span><text:span text:style-name="T82"> arbeiten möchten, greifen wir auf das erste Element des Arrays zu:</text:span></text:p>
      <text:p text:style-name="P6">javascript</text:p>
      <text:p text:style-name="P6">Copy code</text:p>
      <text:p text:style-name="P79"><text:span text:style-name="Source_20_Text"><text:span text:style-name="T82">const existingItem = existingItems[0];</text:span></text:span></text:p>
      <text:p text:style-name="Text_20_body"><text:span text:style-name="T82">Das Ergebnis ist das einzelne </text:span><text:span text:style-name="Source_20_Text"><text:span text:style-name="T82">cartItem</text:span></text:span><text:span text:style-name="T82">-Objekt:</text:span></text:p>
      <text:p text:style-name="P6">javascript</text:p>
      <text:p text:style-name="P6">Copy code</text:p>
      <text:p text:style-name="P79"><text:span text:style-name="Source_20_Text"><text:span text:style-name="T82">existingItem = { IDInventarArtikel: 1, ArtikelBezeichnung: 'Artikel A', externeID: ['123'] };</text:span></text:span></text:p>
      <text:h text:style-name="Heading_20_3" text:outline-level="3"><text:bookmark-start text:name="__RefHeading___Toc2408_3394150493"/><text:span text:style-name="Strong_20_Emphasis"><text:span text:style-name="T82">Zusammenfassung</text:span></text:span><text:bookmark-end text:name="__RefHeading___Toc2408_3394150493"/></text:h>
      <text:list xml:id="list2615014150" text:style-name="L21">
        <text:list-item>
          <text:p text:style-name="P260"><text:span text:style-name="T82">Nach der </text:span><text:span text:style-name="Source_20_Text"><text:span text:style-name="T82">filter()</text:span></text:span><text:span text:style-name="T82">-Operation bleibt </text:span><text:span text:style-name="Source_20_Text"><text:span text:style-name="T82">existingItems</text:span></text:span><text:span text:style-name="T82"> ein </text:span><text:span text:style-name="Strong_20_Emphasis"><text:span text:style-name="T82">Array</text:span></text:span><text:span text:style-name="T82">, auch wenn nur ein Element darin enthalten ist.</text:span></text:p>
        </text:list-item>
        <text:list-item>
          <text:p text:style-name="P260"><text:span text:style-name="T82">Um einfach mit dem gefilterten </text:span><text:span text:style-name="Strong_20_Emphasis"><text:span text:style-name="T82">Artikel-Objekt</text:span></text:span><text:span text:style-name="T82"> weiterzuarbeiten, greifen wir auf das </text:span><text:span text:style-name="Strong_20_Emphasis"><text:span text:style-name="T82">erste Element</text:span></text:span><text:span text:style-name="T82"> des Arrays (</text:span><text:span text:style-name="Source_20_Text"><text:span text:style-name="T82">existingItems[0]</text:span></text:span><text:span text:style-name="T82">) zu.</text:span></text:p>
        </text:list-item>
        <text:list-item>
          <text:p text:style-name="P259"><text:span text:style-name="T82">Das funktioniert nur dann zuverlässig, wenn </text:span><text:span text:style-name="Strong_20_Emphasis"><text:span text:style-name="T82">klar ist, dass die </text:span></text:span><text:span text:style-name="Strong_20_Emphasis"><text:span text:style-name="Source_20_Text"><text:span text:style-name="T82">IDInventarArtikel</text:span></text:span></text:span><text:span text:style-name="Strong_20_Emphasis"><text:span text:style-name="T82"> eindeutig</text:span></text:span><text:span text:style-name="T82"> ist und das gefilterte Array nur ein Element enthält.</text:span></text:p>
        </text:list-item>
      </text:list>
      <text:p text:style-name="Text_20_body"><text:span text:style-name="T82">Falls es mehrere Elemente mit der gleichen </text:span><text:span text:style-name="Source_20_Text"><text:span text:style-name="T82">IDInventarArtikel</text:span></text:span><text:span text:style-name="T82"> geben könnte, müssten Sie eine andere Methode wählen (zum Beispiel durch Iteration über alle Elemente im </text:span><text:span text:style-name="Source_20_Text"><text:span text:style-name="T82">existingItems</text:span></text:span><text:span text:style-name="T82">-Array).</text:span></text:p>
      <text:p text:style-name="P75"/>
      <text:h text:style-name="P199"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32">watchEffect(() =&gt; {</text:span><text:line-break/><text:span text:style-name="T32"> <text:s/></text:span><text:span text:style-name="T39">cartItems</text:span><text:span text:style-name="T32">.</text:span><text:span text:style-name="T46">value</text:span><text:span text:style-name="T32">.</text:span><text:span text:style-name="T54">forEach</text:span><text:span text:style-name="T32">(item =&gt; {</text:span><text:line-break/><text:span text:style-name="T32"> <text:s text:c="3"/></text:span><text:span text:style-name="T21">const </text:span><text:span text:style-name="T39">menge </text:span><text:span text:style-name="T32">= item.</text:span><text:span text:style-name="T46">Menge</text:span><text:line-break/><text:span text:style-name="T46"> <text:s text:c="3"/></text:span><text:span text:style-name="T21">const </text:span><text:span text:style-name="T39">externeIDCount </text:span><text:span text:style-name="T32">= </text:span><text:span text:style-name="T64">store</text:span><text:span text:style-name="T32">.</text:span><text:span text:style-name="T46">getters</text:span><text:span text:style-name="T32">.</text:span><text:span text:style-name="T46">getExterneNummernCount</text:span><text:span text:style-name="T32">(item.</text:span><text:span text:style-name="T46">IDInventarArtikel</text:span><text:span text:style-name="T32">);</text:span><text:line-break/><text:line-break/><text:span text:style-name="T32"> <text:s text:c="3"/></text:span><text:span text:style-name="T21">if</text:span><text:span text:style-name="T32">(</text:span><text:span text:style-name="T39">menge </text:span><text:span text:style-name="T32">&lt; </text:span><text:span text:style-name="T39">externeIDCount</text:span><text:span text:style-name="T32">){</text:span><text:line-break/><text:span text:style-name="T32"> <text:s text:c="5"/></text:span><text:span text:style-name="T64">console</text:span><text:span text:style-name="T32">.</text:span><text:span text:style-name="T54">log</text:span><text:span text:style-name="T32">(</text:span><text:span text:style-name="T3">'menge &lt; externeIDCount'</text:span><text:span text:style-name="T32">, </text:span><text:span text:style-name="T39">menge</text:span><text:span text:style-name="T32">, </text:span><text:span text:style-name="T39">externeIDCount</text:span><text:span text:style-name="T32">);</text:span><text:line-break/><text:span text:style-name="T32"> <text:s text:c="5"/></text:span><text:span text:style-name="T64">store</text:span><text:span text:style-name="T32">.</text:span><text:span text:style-name="T46">dispatch</text:span><text:span text:style-name="T32">(</text:span><text:span text:style-name="T3">'setExterneInventarNummerToCartItem'</text:span><text:span text:style-name="T32">, {</text:span><text:span text:style-name="T46">idArtikel</text:span><text:span text:style-name="T32">: item.</text:span><text:span text:style-name="T46">IDInventarArtikel</text:span><text:span text:style-name="T32">, </text:span><text:soft-page-break/><text:span text:style-name="T46">correctionInventarNummerCount</text:span><text:span text:style-name="T32">: item.</text:span><text:span text:style-name="T46">Menge</text:span><text:span text:style-name="T32">})</text:span><text:line-break/><text:span text:style-name="T32"> <text:s text:c="3"/>}</text:span><text:line-break/><text:line-break/><text:span text:style-name="T32"> <text:s/>})</text:span><text:line-break/><text:span text:style-name="T32">})</text:span></text:p>
      <text:p text:style-name="P53"/>
      <text:p text:style-name="P56"/>
      <text:p text:style-name="P56"/>
      <text:p text:style-name="P56"/>
      <text:p text:style-name="P8"><text:span text:style-name="T67">In store.js mutation </text:span><text:span text:style-name="T53">setExterneInventarNummerToCartItem</text:span></text:p>
      <text:p text:style-name="P142"/>
      <text:p text:style-name="P55"><text:span text:style-name="T21">if </text:span><text:span text:style-name="T32">(</text:span><text:span text:style-name="T39">existingItem </text:span><text:span text:style-name="T32">&amp;&amp; value.</text:span><text:span text:style-name="T46">correctionInventarNummerCount </text:span><text:span text:style-name="T32">!== </text:span><text:span text:style-name="T21">undefined </text:span><text:span text:style-name="T32">&amp;&amp; value.</text:span><text:span text:style-name="T46">correctionInventarNummerCount </text:span><text:span text:style-name="T32">!== </text:span><text:span text:style-name="T3">''</text:span><text:span text:style-name="T32">) {</text:span><text:line-break/><text:span text:style-name="T32"> <text:s text:c="3"/></text:span><text:span text:style-name="T21">const </text:span><text:span text:style-name="T39">correctionCartItems </text:span><text:span text:style-name="T32">= [];</text:span><text:line-break/><text:span text:style-name="T32"> <text:s text:c="3"/></text:span><text:span text:style-name="T39">correctionCartItems</text:span><text:span text:style-name="T32">.</text:span><text:span text:style-name="T54">push</text:span><text:span text:style-name="T32">(...</text:span><text:span text:style-name="T39">existingItem</text:span><text:span text:style-name="T32">.</text:span><text:span text:style-name="T46">externeID</text:span><text:span text:style-name="T32">);</text:span><text:line-break/><text:span text:style-name="T32"> <text:s text:c="3"/></text:span><text:span text:style-name="T39">existingItem</text:span><text:span text:style-name="T32">.</text:span><text:span text:style-name="T46">externeID </text:span><text:span text:style-name="T32">= [];</text:span><text:line-break/><text:span text:style-name="T32"> <text:s text:c="3"/></text:span><text:span text:style-name="T21">for</text:span><text:span text:style-name="T32">(</text:span><text:span text:style-name="T21">let </text:span><text:span text:style-name="T39">i </text:span><text:span text:style-name="T32">= </text:span><text:span text:style-name="T73">0</text:span><text:span text:style-name="T32">; </text:span><text:span text:style-name="T39">i </text:span><text:span text:style-name="T32">&lt; value.</text:span><text:span text:style-name="T46">correctionInventarNummerCount</text:span><text:span text:style-name="T32">; </text:span><text:span text:style-name="T39">i</text:span><text:span text:style-name="T32">++){</text:span><text:line-break/><text:span text:style-name="T32"> <text:s text:c="7"/></text:span><text:span text:style-name="T39">existingItem</text:span><text:span text:style-name="T32">.</text:span><text:span text:style-name="T46">externeID</text:span><text:span text:style-name="T32">.</text:span><text:span text:style-name="T54">push</text:span><text:span text:style-name="T32">(</text:span><text:span text:style-name="T39">correctionCartItems</text:span><text:span text:style-name="T32">[</text:span><text:span text:style-name="T39">i</text:span><text:span text:style-name="T32">]);</text:span><text:line-break/><text:span text:style-name="T32"> <text:s text:c="3"/>}</text:span><text:line-break/><text:span text:style-name="T32"> <text:s text:c="3"/></text:span><text:span text:style-name="T21">return</text:span><text:span text:style-name="T32">;</text:span><text:line-break/><text:span text:style-name="T32">}</text:span></text:p>
      <text:p text:style-name="P56"/>
      <text:p text:style-name="P56">So ist sichergestellt, dass die Menge mit der Anzahl der erfassten ExternenInventarNummer (v-badge) übereinstimmen.</text:p>
      <text:p text:style-name="P53"/>
      <text:p text:style-name="P53"/>
      <text:h text:style-name="P198" text:outline-level="1"><text:bookmark-start text:name="__RefHeading___Toc2412_3394150493"/>Backend<text:bookmark-end text:name="__RefHeading___Toc2412_3394150493"/></text:h>
      <text:h text:style-name="P199" text:outline-level="2"><text:bookmark-start text:name="__RefHeading___Toc2414_3394150493"/>Sicherheit des Backend:<text:bookmark-end text:name="__RefHeading___Toc2414_3394150493"/></text:h>
      <text:p text:style-name="P59">CORS in app.js:</text:p>
      <text:p text:style-name="P57"><text:span text:style-name="T39">app</text:span><text:span text:style-name="T32">.</text:span><text:span text:style-name="T46">use</text:span><text:span text:style-name="T32">(</text:span><text:span text:style-name="T54">cors</text:span><text:span text:style-name="T32">({</text:span><text:line-break/><text:span text:style-name="T32"> <text:s text:c="3"/></text:span><text:span text:style-name="T46">origin</text:span><text:span text:style-name="T32">: [</text:span><text:span text:style-name="T3">'http://localhost:4000'</text:span><text:span text:style-name="T32">, </text:span><text:span text:style-name="T3">'https://mbdevelop.de'</text:span><text:span text:style-name="T32">], </text:span><text:span text:style-name="T61">// Ersetze dies durch die URL deines Frontends</text:span><text:line-break/><text:span text:style-name="T32">}));</text:span></text:p>
      <text:p text:style-name="P58"/>
      <text:p text:style-name="P58">Allerdings greift dies nur bei Browsers und nicht bei Postman</text:p>
      <text:p text:style-name="P58"/>
      <text:p text:style-name="P60">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oft-page-break/><text:span text:style-name="T95">a</text:span>rtikelAbrufen<text:span text:style-name="T95">()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9">let </text:span><text:span text:style-name="T37">countAbfrageKirterium </text:span><text:span text:style-name="T30">= </text:span><text:span text:style-name="T9">' '</text:span><text:line-break/><text:span text:style-name="T19">if </text:span><text:span text:style-name="T30">(</text:span><text:span text:style-name="T37">IDinventarBuchungenPositionenStatus </text:span><text:span text:style-name="T30">&amp;&amp; </text:span><text:span text:style-name="T37">IDinventarBuchungenPositionenStatus</text:span><text:span text:style-name="T30">.</text:span><text:span text:style-name="T44">length </text:span><text:span text:style-name="T30">&gt; </text:span><text:span text:style-name="T71">0</text:span><text:span text:style-name="T30">) {</text:span><text:line-break/><text:span text:style-name="T30"> <text:s text:c="3"/></text:span><text:span text:style-name="T37">countAbfrageKirterium </text:span><text:span text:style-name="T30">= </text:span><text:span text:style-name="T9">` AND IDinventarBuchungenPositionenStatus IN (</text:span><text:span text:style-name="T30">${</text:span><text:span text:style-name="T37">IDinventarBuchungenPositionenStatus</text:span><text:span text:style-name="T30">}</text:span><text:span text:style-name="T9">)`</text:span><text:line-break/><text:span text:style-name="T30">}</text:span></text:p>
      <text:p text:style-name="P37"/>
      <text:p text:style-name="P42"><text:span text:style-name="T19">let </text:span><text:span text:style-name="T37">sql </text:span><text:span text:style-name="T30">= </text:span><text:span text:style-name="T9">`SELECT</text:span><text:line-break/><text:span text:style-name="T9"> <text:s text:c="18"/>kg.</text:span><text:span text:style-name="T44">Konfektionsgroesse</text:span><text:span text:style-name="T9">,</text:span><text:line-break/><text:span text:style-name="T9"> <text:s text:c="18"/>ia.</text:span><text:span text:style-name="T44">Bildpfad</text:span><text:span text:style-name="T9">,</text:span><text:line-break/><text:span text:style-name="T9"> <text:s text:c="18"/>ia.</text:span><text:span text:style-name="T44">ArtikelBezeichnung</text:span><text:span text:style-name="T9">,</text:span><text:line-break/><text:span text:style-name="T9"> <text:s text:c="18"/>ibp.</text:span><text:span text:style-name="T44">Menge</text:span><text:span text:style-name="T9">,</text:span><text:line-break/><text:span text:style-name="T9"> <text:s text:c="18"/>farbe.</text:span><text:span text:style-name="T44">Bezeichnung</text:span><text:span text:style-name="T9"> AS Farbe,</text:span><text:line-break/><text:span text:style-name="T9"> <text:s text:c="18"/>ibp.</text:span><text:span text:style-name="T44">externeInventarNummer</text:span><text:span text:style-name="T9">,</text:span><text:line-break/><text:span text:style-name="T9"> <text:s text:c="18"/>ibp.</text:span><text:span text:style-name="T44">Preis</text:span><text:span text:style-name="T9">,</text:span><text:line-break/><text:span text:style-name="T9"> <text:s text:c="18"/>ibp.</text:span><text:span text:style-name="T44">IDinventarBuchungenPositionen</text:span><text:span text:style-name="T9">,</text:span><text:line-break/><text:span text:style-name="T9"> <text:s text:c="18"/>ibps.</text:span><text:span text:style-name="T44">Bezeichnung</text:span><text:span text:style-name="T9"> AS StatusBezeichnung,</text:span><text:line-break/><text:span text:style-name="T9"> <text:s text:c="18"/>ibp.</text:span><text:span text:style-name="T44">IDinventarBuchungenPositionenStatus</text:span><text:span text:style-name="T9">,</text:span><text:line-break/><text:span text:style-name="T9"> <text:s text:c="18"/>ibp.</text:span><text:span text:style-name="T44">StatusDatum</text:span><text:span text:style-name="T9">,</text:span><text:line-break/><text:span text:style-name="T9"> <text:s text:c="18"/>iz.</text:span><text:span text:style-name="T44">Bezeichnung</text:span><text:span text:style-name="T9"> AS ZustandBezeichnung,</text:span><text:line-break/><text:span text:style-name="T9"> <text:s text:c="18"/>ibp.</text:span><text:span text:style-name="T44">Bemerkung</text:span><text:span text:style-name="T9">,</text:span><text:line-break/><text:span text:style-name="T9"> <text:s text:c="18"/>GesamtPreisInfo.</text:span><text:span text:style-name="T44">GesamtPreis</text:span><text:span text:style-name="T9">,</text:span><text:line-break/><text:span text:style-name="T9"> <text:s text:c="18"/>AnzahlPositionenInfo.</text:span><text:span text:style-name="T44">AnzahlPositionen</text:span><text:line-break/><text:span text:style-name="T9"> <text:s text:c="15"/>FROM inventarBuchungen ib</text:span><text:line-break/><text:soft-page-break/><text:span text:style-name="T9"> <text:s text:c="14"/>INNER JOIN inventarBuchungenPositionen ibp ON ib.</text:span><text:span text:style-name="T44">IDInventarBuchungen</text:span><text:span text:style-name="T9"> = ibp.</text:span><text:span text:style-name="T44">IDInventarBuchungen</text:span><text:line-break/><text:span text:style-name="T9"> <text:s text:c="14"/>INNER JOIN inventarArtikel ia ON ibp.</text:span><text:span text:style-name="T44">IDInventarArtikel</text:span><text:span text:style-name="T9"> = ia.</text:span><text:span text:style-name="T44">IDInventarArtikel</text:span><text:line-break/><text:span text:style-name="T9"> <text:s text:c="14"/>INNER JOIN konfektionsGroesse kg ON ia.</text:span><text:span text:style-name="T44">IDKonfektionsgroesse</text:span><text:span text:style-name="T9"> = kg.</text:span><text:span text:style-name="T44">IDKonfektionsgroesse</text:span><text:line-break/><text:span text:style-name="T9"> <text:s text:c="14"/>INNER JOIN farbe ON ia.</text:span><text:span text:style-name="T44">IDFarbe</text:span><text:span text:style-name="T9"> = farbe.</text:span><text:span text:style-name="T44">IDFarbe</text:span><text:line-break/><text:span text:style-name="T9"> <text:s text:c="14"/>INNER JOIN inventarBuchungenPositionenStatus ibps ON ibp.</text:span><text:span text:style-name="T44">IDinventarBuchungenPositionenStatus</text:span><text:span text:style-name="T9"> = ibps.</text:span><text:span text:style-name="T44">IDinventarBuchungenPositionenStatus</text:span><text:line-break/><text:span text:style-name="T9"> <text:s text:c="14"/>LEFT JOIN inventarZustand iz ON ibp.</text:span><text:span text:style-name="T44">IDInventarZustand</text:span><text:span text:style-name="T9"> = iz.</text:span><text:span text:style-name="T44">IDInventarZustand</text:span><text:line-break/><text:span text:style-name="T9"> <text:s text:c="14"/>CROSS JOIN </text:span><text:line-break/><text:span text:style-name="T9"> <text:s text:c="14"/>(</text:span><text:line-break/><text:span text:style-name="T9"> <text:s text:c="15"/>SELECT </text:span><text:span text:style-name="T98">SUM</text:span><text:span text:style-name="T9">(ibp2.</text:span><text:span text:style-name="T44">Preis</text:span><text:span text:style-name="T9">) AS GesamtPreis</text:span><text:line-break/><text:span text:style-name="T9"> <text:s text:c="15"/>FROM inventarBuchungenPositionen ibp2</text:span><text:line-break/><text:span text:style-name="T9"> <text:s text:c="15"/>INNER JOIN inventarBuchungen ib2 ON ib2.</text:span><text:span text:style-name="T44">IDInventarBuchungen</text:span><text:span text:style-name="T9"> = ibp2.</text:span><text:span text:style-name="T44">IDInventarBuchungen</text:span><text:line-break/><text:span text:style-name="T9"> <text:s text:c="15"/>WHERE</text:span><text:line-break/><text:span text:style-name="T9"> <text:s text:c="18"/>ib2.</text:span><text:span text:style-name="T44">IDMitglied</text:span><text:span text:style-name="T9"> = ?</text:span></text:p>
      <text:p text:style-name="P122"><text:span text:style-name="T5"><text:tab/> <text:s text:c="6"/></text:span><text:span text:style-name="T25">${</text:span><text:span text:style-name="T35">countAbfrageKirterium</text:span><text:span text:style-name="T25">}</text:span><text:span text:style-name="T69"><text:line-break/></text:span><text:span text:style-name="T5"> <text:s text:c="15"/>) AS GesamtPreisInfo</text:span><text:span text:style-name="T69"><text:line-break/></text:span><text:span text:style-name="T5"> <text:s text:c="14"/>CROSS JOIN </text:span><text:span text:style-name="T69"><text:line-break/></text:span><text:span text:style-name="T5"> <text:s text:c="14"/>(</text:span><text:span text:style-name="T69"><text:line-break/></text:span><text:span text:style-name="T5"> <text:s text:c="15"/>SELECT </text:span><text:span text:style-name="T97">COUNT</text:span><text:span text:style-name="T5">(</text:span><text:span text:style-name="T99">*</text:span><text:span text:style-name="T5">) AS AnzahlPositionen</text:span><text:span text:style-name="T69"><text:line-break/></text:span><text:span text:style-name="T5"> <text:s text:c="15"/>FROM inventarBuchungenPositionen ibp2</text:span><text:span text:style-name="T69"><text:line-break/></text:span><text:span text:style-name="T5"> <text:s text:c="15"/>INNER JOIN inventarBuchungen ib2 ON ib2.</text:span><text:span text:style-name="T42">IDInventarBuchungen</text:span><text:span text:style-name="T5"> = ibp2.</text:span><text:span text:style-name="T42">IDInventarBuchungen</text:span><text:span text:style-name="T69"><text:line-break/></text:span><text:span text:style-name="T5"> <text:s text:c="15"/>WHERE</text:span><text:span text:style-name="T69"><text:line-break/></text:span><text:span text:style-name="T5"> <text:s text:c="18"/>ib2.</text:span><text:span text:style-name="T42">IDMitglied</text:span><text:span text:style-name="T5"> = ?</text:span><text:span text:style-name="T69"><text:line-break/></text:span><text:span text:style-name="T5"> <text:s text:c="19"/></text:span><text:span text:style-name="T25">${</text:span><text:span text:style-name="T35">countAbfrageKirterium</text:span><text:span text:style-name="T25">}</text:span><text:span text:style-name="T69"><text:line-break/></text:span><text:span text:style-name="T5"> <text:s text:c="15"/>) AS AnzahlPositionenInfo</text:span><text:span text:style-name="T69"><text:line-break/></text:span><text:span text:style-name="T5"> <text:s text:c="15"/>WHERE</text:span><text:span text:style-name="T69"><text:line-break/></text:span><text:span text:style-name="T5"> <text:s text:c="19"/>ib.</text:span><text:span text:style-name="T42">IDMitglied</text:span><text:span text:style-name="T5"> = ?`</text:span></text:p>
      <text:p text:style-name="P40"/>
      <text:p text:style-name="P41"/>
      <text:p text:style-name="P39">Auch vom Inhalt der Variable IdinventarBuchungenPositionenStatus wird sql erweitert um das Kriterium.</text:p>
      <text:p text:style-name="P38"><text:span text:style-name="T19">if </text:span><text:span text:style-name="T30">(</text:span><text:span text:style-name="T37">IDinventarBuchungenPositionenStatus </text:span><text:span text:style-name="T30">&amp;&amp; </text:span><text:span text:style-name="T37">IDinventarBuchungenPositionenStatus</text:span><text:span text:style-name="T30">.</text:span><text:span text:style-name="T44">length </text:span><text:span text:style-name="T30">&gt; </text:span><text:span text:style-name="T71">0</text:span><text:span text:style-name="T30">) {</text:span><text:line-break/><text:span text:style-name="T30"> <text:s text:c="3"/></text:span><text:span text:style-name="T37">sql </text:span><text:span text:style-name="T30">+= </text:span><text:span text:style-name="T9">` AND IDinventarBuchungenPositionenStatus IN (</text:span><text:span text:style-name="T30">${</text:span><text:span text:style-name="T37">IDinventarBuchungenPositionenStatus</text:span><text:span text:style-name="T30">}</text:span><text:span text:style-name="T9">) </text:span><text:span text:style-name="T30">${</text:span><text:span text:style-name="T37">orderBy</text:span><text:span text:style-name="T30">}</text:span><text:span text:style-name="T9">`</text:span><text:line-break/><text:span text:style-name="T30">}</text:span><text:span text:style-name="T19">else</text:span><text:span text:style-name="T30">{</text:span><text:line-break/><text:span text:style-name="T30"> <text:s text:c="3"/></text:span><text:span text:style-name="T37">sql </text:span><text:span text:style-name="T30">+= </text:span><text:span text:style-name="T37">orderBy</text:span><text:line-break/><text:span text:style-name="T30">}</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51">leihvorgangArtikel</text:span><text:span text:style-name="T30">(idMitglied, filters = {}) {</text:span><text:line-break/><text:span text:style-name="T30"> <text:s text:c="3"/></text:span><text:span text:style-name="T63">console</text:span><text:span text:style-name="T30">.</text:span><text:span text:style-name="T51">log</text:span><text:span text:style-name="T30">(</text:span><text:span text:style-name="T9">'leihvorgangverwalten idMitglied: '</text:span><text:span text:style-name="T30">, idMitglied);</text:span><text:line-break/><text:span text:style-name="T30"> <text:s text:c="3"/></text:span><text:span text:style-name="T19">return </text:span><text:span text:style-name="T63">Api</text:span><text:span text:style-name="T30">.</text:span><text:span text:style-name="T51">get</text:span><text:span text:style-name="T30">(</text:span><text:span text:style-name="T9">`/leihvorgangverwalten/mitglied/</text:span><text:span text:style-name="T30">${idMitglied}</text:span><text:span text:style-name="T9">`</text:span><text:span text:style-name="T30">, {</text:span><text:line-break/><text:span text:style-name="T30"> <text:s text:c="7"/></text:span><text:span text:style-name="T44">params</text:span><text:span text:style-name="T30">: filters</text:span><text:line-break/><text:span text:style-name="T30"> <text:s text:c="3"/>});</text:span><text:line-break/><text:span text:style-name="T30">},</text:span></text:p>
      <text:p text:style-name="P43"/>
      <text:p text:style-name="P45">Das Backend nimmt diese entgegen:</text:p>
      <text:p text:style-name="P44"><text:soft-page-break/><text:span text:style-name="T19">const </text:span><text:span text:style-name="T30">{ </text:span><text:span text:style-name="T37">IDinventarBuchungenPositionenStatus </text:span><text:span text:style-name="T30">} = req.</text:span><text:span text:style-name="T44">query</text:span><text:span text:style-name="T30">;</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63">module</text:span><text:span text:style-name="T30">.</text:span><text:span text:style-name="T44">exports </text:span><text:span text:style-name="T30">= Lager;</text:span></text:p>
      <text:p text:style-name="P19"/>
      <text:p text:style-name="P19">Hierzu die Klasse einbinden:</text:p>
      <text:p text:style-name="P18"><text:span text:style-name="T16">const </text:span><text:span text:style-name="T22">Lager = </text:span><text:span text:style-name="T62">require</text:span><text:span text:style-name="T22">(</text:span><text:span text:style-name="T4">"../database/Lager"</text:span><text:span text:style-name="T22">);</text:span></text:p>
      <text:p text:style-name="P17"/>
      <text:p text:style-name="P17">Die Connection kann auch als bereits geöffnete Transaktion übergeben werden:</text:p>
      <text:p text:style-name="P18"><text:span text:style-name="T34">connection</text:span><text:span text:style-name="T22">.</text:span><text:span text:style-name="T47">beginTransaction</text:span><text:span text:style-name="T22">()</text:span></text:p>
      <text:p text:style-name="P17"/>
      <text:p text:style-name="P17">Objekt erstellen und zwingend die Connection übergeben:</text:p>
      <text:p text:style-name="P18"><text:span text:style-name="T16">const </text:span><text:span text:style-name="T34">lager </text:span><text:span text:style-name="T22">= </text:span><text:span text:style-name="T16">new </text:span><text:span text:style-name="T22">Lager(</text:span><text:span text:style-name="T34">connection</text:span><text:span text:style-name="T22">);</text:span></text:p>
      <text:p text:style-name="P17"/>
      <text:p text:style-name="P17"/>
      <text:p text:style-name="P17"/>
      <text:p text:style-name="P49"><text:span text:style-name="T19">class </text:span><text:span text:style-name="T30">Lager {</text:span><text:line-break/><text:line-break/><text:span text:style-name="T30"> <text:s text:c="3"/></text:span><text:span text:style-name="T19">constructor</text:span><text:span text:style-name="T30">(connection) {</text:span><text:line-break/><text:span text:style-name="T30"> <text:s text:c="7"/></text:span><text:span text:style-name="T19">this</text:span><text:span text:style-name="T30">.</text:span><text:span text:style-name="T44">connection </text:span><text:span text:style-name="T30">= connection;</text:span><text:line-break/><text:span text:style-name="T30"> <text:s text:c="3"/>}</text:span><text:line-break/><text:line-break/><text:span text:style-name="T30"> <text:s text:c="3"/></text:span><text:span text:style-name="T19">async </text:span><text:span text:style-name="T51">lagerBuchungen</text:span><text:span text:style-name="T30">(idInventarBuchungen, idInventarArtikel, idBenutzer, idLagerAktivitaet, veraenderungBestand ){</text:span><text:line-break/><text:span text:style-name="T30"> <text:s text:c="7"/></text:span><text:span text:style-name="T19">if</text:span><text:span text:style-name="T30">(idInventarBuchungen === </text:span><text:span text:style-name="T9">'' </text:span><text:span text:style-name="T30">|| idInventarBuchungen === </text:span><text:span text:style-name="T19">undefined</text:span><text:span text:style-name="T30">){</text:span><text:line-break/><text:span text:style-name="T30"> <text:s text:c="11"/></text:span><text:span text:style-name="T63">console</text:span><text:span text:style-name="T30">.</text:span><text:span text:style-name="T51">log</text:span><text:span text:style-name="T30">(</text:span><text:span text:style-name="T9">'idInventarBuchungen ist leer'</text:span><text:span text:style-name="T30">);</text:span><text:line-break/><text:span text:style-name="T30"> <text:s text:c="11"/></text:span><text:span text:style-name="T19">throw new </text:span><text:span text:style-name="T51">Error</text:span><text:span text:style-name="T30">(</text:span><text:span text:style-name="T9">'idInventarBuchungen ist leer'</text:span><text:span text:style-name="T30">);</text:span><text:line-break/><text:span text:style-name="T30"> <text:s text:c="7"/>}</text:span><text:line-break/><text:span text:style-name="T30"> <text:s text:c="7"/></text:span><text:span text:style-name="T19">if</text:span><text:span text:style-name="T30">(idInventarArtikel === </text:span><text:span text:style-name="T9">'' </text:span><text:span text:style-name="T30">|| idInventarArtikel === </text:span><text:span text:style-name="T19">undefined</text:span><text:span text:style-name="T30">){</text:span><text:line-break/><text:span text:style-name="T30"> <text:s text:c="11"/></text:span><text:span text:style-name="T63">console</text:span><text:span text:style-name="T30">.</text:span><text:span text:style-name="T51">log</text:span><text:span text:style-name="T30">(</text:span><text:span text:style-name="T9">'idInventarArtikel ist leer'</text:span><text:span text:style-name="T30">);</text:span><text:line-break/><text:span text:style-name="T30"> <text:s text:c="11"/></text:span><text:span text:style-name="T19">throw new </text:span><text:span text:style-name="T51">Error</text:span><text:span text:style-name="T30">(</text:span><text:span text:style-name="T9">'idInventarArtikel ist leer'</text:span><text:span text:style-name="T30">);</text:span><text:line-break/><text:span text:style-name="T30"> <text:s text:c="7"/>}</text:span><text:line-break/><text:span text:style-name="T30"> <text:s text:c="7"/></text:span><text:span text:style-name="T19">if</text:span><text:span text:style-name="T30">(idBenutzer === </text:span><text:span text:style-name="T9">'' </text:span><text:span text:style-name="T30">|| idBenutzer === </text:span><text:span text:style-name="T19">undefined</text:span><text:span text:style-name="T30">){</text:span><text:line-break/><text:span text:style-name="T30"> <text:s text:c="11"/></text:span><text:span text:style-name="T63">console</text:span><text:span text:style-name="T30">.</text:span><text:span text:style-name="T51">log</text:span><text:span text:style-name="T30">(</text:span><text:span text:style-name="T9">'idBenutzer ist leer'</text:span><text:span text:style-name="T30">);</text:span><text:line-break/><text:span text:style-name="T30"> <text:s text:c="11"/></text:span><text:span text:style-name="T19">throw new </text:span><text:span text:style-name="T51">Error</text:span><text:span text:style-name="T30">(</text:span><text:span text:style-name="T9">'idBenutzer ist leer'</text:span><text:span text:style-name="T30">);</text:span><text:line-break/><text:span text:style-name="T30"> <text:s text:c="7"/>}</text:span><text:line-break/><text:span text:style-name="T30"> <text:s text:c="7"/></text:span><text:span text:style-name="T19">if</text:span><text:span text:style-name="T30">(idLagerAktivitaet === </text:span><text:span text:style-name="T9">'' </text:span><text:span text:style-name="T30">|| idLagerAktivitaet === </text:span><text:span text:style-name="T19">undefined</text:span><text:span text:style-name="T30">){</text:span><text:line-break/><text:span text:style-name="T30"> <text:s text:c="11"/></text:span><text:span text:style-name="T63">console</text:span><text:span text:style-name="T30">.</text:span><text:span text:style-name="T51">log</text:span><text:span text:style-name="T30">(</text:span><text:span text:style-name="T9">'idLagerAktivitaet ist leer'</text:span><text:span text:style-name="T30">);</text:span><text:line-break/><text:span text:style-name="T30"> <text:s text:c="11"/></text:span><text:span text:style-name="T19">throw new </text:span><text:span text:style-name="T51">Error</text:span><text:span text:style-name="T30">(</text:span><text:span text:style-name="T9">'idLagerAktivitaet ist leer'</text:span><text:span text:style-name="T30">);</text:span><text:line-break/><text:span text:style-name="T30"> <text:s text:c="7"/>}</text:span><text:line-break/><text:span text:style-name="T30"> <text:s text:c="7"/></text:span><text:span text:style-name="T19">if</text:span><text:span text:style-name="T30">(veraenderungBestand === </text:span><text:span text:style-name="T9">'' </text:span><text:span text:style-name="T30">|| veraenderungBestand === </text:span><text:span text:style-name="T19">undefined </text:span><text:span text:style-name="T30">|| veraenderungBestand &lt;= </text:span><text:span text:style-name="T71">0</text:span><text:span text:style-name="T30">){</text:span><text:line-break/><text:span text:style-name="T30"> <text:s text:c="11"/></text:span><text:span text:style-name="T63">console</text:span><text:span text:style-name="T30">.</text:span><text:span text:style-name="T51">log</text:span><text:span text:style-name="T30">(</text:span><text:span text:style-name="T9">'veraenderungBestand falscher Wert'</text:span><text:span text:style-name="T30">);</text:span><text:line-break/><text:span text:style-name="T30"> <text:s text:c="11"/></text:span><text:span text:style-name="T19">throw new </text:span><text:span text:style-name="T51">Error</text:span><text:span text:style-name="T30">(</text:span><text:span text:style-name="T9">'veraenderungBestand ist leer'</text:span><text:span text:style-name="T30">); <text:s text:c="7"/>}</text:span><text:line-break/><text:line-break/><text:span text:style-name="T30"> <text:s text:c="7"/></text:span><text:span text:style-name="T59">//Aktuelle BuchungsAktivitaeten</text:span><text:line-break/><text:span text:style-name="T59"> <text:s text:c="7"/>//1 = Zugang</text:span><text:line-break/><text:span text:style-name="T59"> <text:s text:c="7"/>//2 = Abgang</text:span><text:line-break/><text:span text:style-name="T59"> <text:s text:c="7"/>//3 = storno</text:span><text:line-break/><text:soft-page-break/><text:line-break/><text:span text:style-name="T59"> <text:s text:c="7"/></text:span><text:span text:style-name="T19">try</text:span><text:span text:style-name="T30">{</text:span><text:line-break/><text:span text:style-name="T30"> <text:s text:c="11"/></text:span><text:span text:style-name="T19">let </text:span><text:span text:style-name="T37">sql </text:span><text:span text:style-name="T30">= </text:span><text:span text:style-name="T9">`INSERT INTO lagerBuchungen </text:span><text:line-break/><text:span text:style-name="T9"> <text:s text:c="17"/>(</text:span><text:span text:style-name="T44">IDInventarBuchungen</text:span><text:span text:style-name="T9">, </text:span><text:span text:style-name="T44">IDInventarArtikel</text:span><text:span text:style-name="T9">, </text:span><text:span text:style-name="T44">IDBenutzer</text:span><text:span text:style-name="T9">, </text:span><text:span text:style-name="T44">IDLagerAktivitaet</text:span><text:span text:style-name="T9">, </text:span><text:span text:style-name="T44">VeränderungBestand</text:span><text:span text:style-name="T9">) </text:span><text:line-break/><text:span text:style-name="T9"> <text:s text:c="17"/>VALUES (?, ?, ?, ?, ?)`</text:span><text:line-break/><text:line-break/><text:span text:style-name="T9"> <text:s text:c="11"/></text:span><text:span text:style-name="T19">const </text:span><text:span text:style-name="T37">result </text:span><text:span text:style-name="T30">= </text:span><text:span text:style-name="T19">await this</text:span><text:span text:style-name="T30">.</text:span><text:span text:style-name="T44">connection</text:span><text:span text:style-name="T30">.</text:span><text:span text:style-name="T51">execute</text:span><text:span text:style-name="T30">(</text:span><text:span text:style-name="T37">sql</text:span><text:span text:style-name="T30">, [</text:span><text:line-break/><text:span text:style-name="T30"> <text:s text:c="15"/>idInventarBuchungen,</text:span><text:line-break/><text:span text:style-name="T30"> <text:s text:c="15"/>idInventarArtikel,</text:span><text:line-break/><text:span text:style-name="T30"> <text:s text:c="15"/>idBenutzer,</text:span><text:line-break/><text:span text:style-name="T30"> <text:s text:c="15"/>idLagerAktivitaet,</text:span><text:line-break/><text:span text:style-name="T30"> <text:s text:c="15"/>veraenderungBestand</text:span><text:line-break/><text:span text:style-name="T30"> <text:s text:c="11"/>]);</text:span><text:line-break/><text:line-break/><text:span text:style-name="T30"> <text:s text:c="11"/></text:span><text:span text:style-name="T19">return true</text:span><text:span text:style-name="T30">;</text:span><text:line-break/><text:span text:style-name="T30"> <text:s text:c="7"/>}</text:span><text:span text:style-name="T19">catch</text:span><text:span text:style-name="T30">(error){</text:span><text:line-break/><text:span text:style-name="T30"> <text:s text:c="11"/></text:span><text:span text:style-name="T63">console</text:span><text:span text:style-name="T30">.</text:span><text:span text:style-name="T51">log</text:span><text:span text:style-name="T30">(</text:span><text:span text:style-name="T9">'FEHLER: lagerBuchungen'</text:span><text:span text:style-name="T30">, error);</text:span><text:line-break/><text:span text:style-name="T30"> <text:s text:c="11"/></text:span><text:span text:style-name="T19">throw </text:span><text:span text:style-name="T30">error; <text:s text:c="7"/>}</text:span><text:line-break/><text:line-break/><text:span text:style-name="T30"> <text:s text:c="3"/>}</text:span><text:line-break/><text:line-break/><text:span text:style-name="T30"> <text:s text:c="3"/></text:span><text:span text:style-name="T19">async </text:span><text:span text:style-name="T51">lagerBestandAenderung</text:span><text:span text:style-name="T30">(menge, idInventarArtikel){</text:span><text:line-break/><text:span text:style-name="T30"> <text:s text:c="7"/></text:span><text:span text:style-name="T59">//Lagerbestands-Änderung vornehmen.</text:span><text:line-break/><text:span text:style-name="T59"> <text:s text:c="7"/>//Für Bestandsänderung</text:span><text:line-break/><text:line-break/><text:span text:style-name="T59"> <text:s text:c="7"/></text:span><text:span text:style-name="T19">if</text:span><text:span text:style-name="T30">(menge === </text:span><text:span text:style-name="T9">'' </text:span><text:span text:style-name="T30">|| menge === </text:span><text:span text:style-name="T19">undefined</text:span><text:span text:style-name="T30">){</text:span><text:line-break/><text:span text:style-name="T30"> <text:s text:c="11"/></text:span><text:span text:style-name="T63">console</text:span><text:span text:style-name="T30">.</text:span><text:span text:style-name="T51">log</text:span><text:span text:style-name="T30">(</text:span><text:span text:style-name="T9">'menge ist leer'</text:span><text:span text:style-name="T30">);</text:span><text:line-break/><text:span text:style-name="T30"> <text:s text:c="11"/></text:span><text:span text:style-name="T19">throw new </text:span><text:span text:style-name="T51">Error</text:span><text:span text:style-name="T30">(</text:span><text:span text:style-name="T9">'menge ist leer'</text:span><text:span text:style-name="T30">);</text:span><text:line-break/><text:span text:style-name="T30"> <text:s text:c="7"/>}</text:span><text:line-break/><text:span text:style-name="T30"> <text:s text:c="7"/></text:span><text:span text:style-name="T19">if</text:span><text:span text:style-name="T30">(idInventarArtikel === </text:span><text:span text:style-name="T9">'' </text:span><text:span text:style-name="T30">|| idInventarArtikel === </text:span><text:span text:style-name="T19">undefined</text:span><text:span text:style-name="T30">){</text:span><text:line-break/><text:span text:style-name="T30"> <text:s text:c="11"/></text:span><text:span text:style-name="T63">console</text:span><text:span text:style-name="T30">.</text:span><text:span text:style-name="T51">log</text:span><text:span text:style-name="T30">(</text:span><text:span text:style-name="T9">'idInventarArtikel ist leer'</text:span><text:span text:style-name="T30">);</text:span><text:line-break/><text:span text:style-name="T30"> <text:s text:c="11"/></text:span><text:span text:style-name="T19">throw new </text:span><text:span text:style-name="T51">Error</text:span><text:span text:style-name="T30">(</text:span><text:span text:style-name="T9">'idInventarArtikel ist leer'</text:span><text:span text:style-name="T30">);</text:span><text:line-break/><text:span text:style-name="T30"> <text:s text:c="7"/>}</text:span><text:line-break/><text:line-break/><text:span text:style-name="T30"> <text:s text:c="7"/></text:span><text:span text:style-name="T19">let </text:span><text:span text:style-name="T37">sql </text:span><text:span text:style-name="T30">= </text:span><text:span text:style-name="T9">`UPDATE lager SET </text:span><text:span text:style-name="T44">Bestand</text:span><text:span text:style-name="T9"> = </text:span><text:span text:style-name="T44">Bestand</text:span><text:span text:style-name="T9"> + ? WHERE </text:span><text:span text:style-name="T44">IDInventarArtikel</text:span><text:span text:style-name="T9"> = ?`</text:span><text:line-break/><text:span text:style-name="T9"> <text:s text:c="7"/></text:span><text:span text:style-name="T19">try</text:span><text:span text:style-name="T30">{</text:span><text:line-break/><text:span text:style-name="T30"> <text:s text:c="11"/></text:span><text:span text:style-name="T19">const </text:span><text:span text:style-name="T37">result </text:span><text:span text:style-name="T30">= </text:span><text:span text:style-name="T19">await this</text:span><text:span text:style-name="T30">.</text:span><text:span text:style-name="T44">connection</text:span><text:span text:style-name="T30">.</text:span><text:span text:style-name="T51">execute</text:span><text:span text:style-name="T30">(</text:span><text:span text:style-name="T37">sql</text:span><text:span text:style-name="T30">, [menge, idInventarArtikel]);</text:span><text:line-break/><text:span text:style-name="T30"> <text:s text:c="7"/>}</text:span><text:span text:style-name="T19">catch</text:span><text:span text:style-name="T30">(err){</text:span><text:line-break/><text:span text:style-name="T30"> <text:s text:c="11"/></text:span><text:span text:style-name="T19">throw </text:span><text:span text:style-name="T30">err;</text:span><text:line-break/><text:span text:style-name="T30"> <text:s text:c="7"/>}</text:span><text:line-break/><text:line-break/><text:span text:style-name="T30"> <text:s text:c="3"/>}</text:span><text:line-break/><text:line-break/><text:line-break/><text:span text:style-name="T30">}</text:span><text:line-break/><text:line-break/><text:span text:style-name="T63">module</text:span><text:span text:style-name="T30">.</text:span><text:span text:style-name="T44">exports </text:span><text:span text:style-name="T30">= Lager;</text:span></text:p>
      <text:p text:style-name="P48"/>
      <text:h text:style-name="P198"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5">I</text:span>n der Tabelle <text:span text:style-name="T81">inventarBuchungenPositionen</text:span> sind sämtliche ausgeliehen Artikel enthalten. Die Menge der jeweiligen Position wird bei der Buchung aufgeteilt in einzelne Buchungen, da jeder Artikel eine externeID bekommen kann, die ich Vorfeld nicht <text:span text:style-name="T84">kenne</text:span>. </text:p>
      <text:p text:style-name="P9"><text:soft-page-break/>Der Gedanke ist nun, dass jede Position einen Status erhält, damit auch Positionsebene ein Artikel zurück gegeben werden kann. Wenn zum Beispiel eine Person 2 Hexenpeter ausl<text:span text:style-name="T85">ei</text:span>ht und einen davon zurückgibt, kann dieser wieder in den Bestand eingebucht werden, ohne das dazu der Eintrag in der Tabelle <text:span text:style-name="T81">inventarBuchungen</text:span> zwingend geändert werden muss, da die verliehene Artikel in der <text:span text:style-name="T66">inventarBuchungenPositionen</text:span><text:span text:style-name="T65"> verwaltet werden. </text:span></text:p>
      <text:p text:style-name="P74"/>
      <text:p text:style-name="P9">Die Tabelle <text:span text:style-name="T81">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1">inventarBuchungenPositionenStatus</text:span>, dient dazu um den jeweiligen Status einer Position zu definieren. Ich <text:span text:style-name="T85">habe </text:span>mich dafür entschieden, die jeweilige Position bei einem Tau<text:span text:style-name="T86">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9">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Die offenen Leihvorgänge nach Mitglieder abrufen:</text:p>
      <text:p text:style-name="P82"><text:span text:style-name="T55">// Hier werden alle Mitglieder abgerufen</text:span><text:line-break/><text:span text:style-name="T22">onMounted(</text:span><text:span text:style-name="T16">async </text:span><text:span text:style-name="T22">() =&gt; {</text:span><text:line-break/><text:span text:style-name="T22"> <text:s/></text:span><text:span text:style-name="T16">try </text:span><text:span text:style-name="T22">{</text:span><text:line-break/><text:span text:style-name="T22"> <text:s text:c="3"/></text:span><text:span text:style-name="T16">const </text:span><text:span text:style-name="T34">response </text:span><text:span text:style-name="T22">= </text:span><text:span text:style-name="T16">await </text:span><text:span text:style-name="T62">AuthenticationService</text:span><text:span text:style-name="T22">.</text:span><text:span text:style-name="T47">leihvorgangVerwalten</text:span><text:span text:style-name="T22">();</text:span><text:line-break/><text:span text:style-name="T22"> <text:s text:c="3"/></text:span><text:span text:style-name="T34">leihvorgaengeMitgliederAbrufen</text:span><text:span text:style-name="T22">.</text:span><text:span text:style-name="T40">value </text:span><text:span text:style-name="T22">= </text:span><text:span text:style-name="T34">response</text:span><text:span text:style-name="T22">.</text:span><text:span text:style-name="T40">data</text:span><text:span text:style-name="T22">.</text:span><text:span text:style-name="T47">map</text:span><text:span text:style-name="T22">(member =&gt; ({</text:span><text:line-break/><text:span text:style-name="T22"> <text:s text:c="5"/>...member,</text:span><text:line-break/><text:span text:style-name="T22"> <text:s text:c="5"/></text:span><text:span text:style-name="T40">leihvorgaengeArtikelDetails</text:span><text:span text:style-name="T22">: [],</text:span><text:line-break/><text:span text:style-name="T22"> <text:s text:c="5"/></text:span><text:span text:style-name="T40">dataLoaded</text:span><text:span text:style-name="T22">: </text:span><text:span text:style-name="T16">false</text:span><text:span text:style-name="T22">,</text:span><text:line-break/><text:span text:style-name="T22"> <text:s text:c="3"/>}));</text:span><text:line-break/><text:span text:style-name="T22"> <text:s text:c="3"/></text:span><text:span text:style-name="T62">console</text:span><text:span text:style-name="T22">.</text:span><text:span text:style-name="T47">log</text:span><text:span text:style-name="T22">(</text:span><text:span text:style-name="T4">'leihvorgaengeMitgliederAbrufen erfolgreich'</text:span><text:span text:style-name="T22">, </text:span><text:span text:style-name="T34">leihvorgaengeMitgliederAbrufen</text:span><text:span text:style-name="T22">.</text:span><text:span text:style-name="T40">value</text:span><text:span text:style-name="T22">);</text:span><text:line-break/><text:span text:style-name="T22"> <text:s/>} </text:span><text:span text:style-name="T16">catch </text:span><text:span text:style-name="T22">(error) {</text:span><text:line-break/><text:span text:style-name="T22"> <text:s text:c="3"/></text:span><text:span text:style-name="T62">console</text:span><text:span text:style-name="T22">.</text:span><text:span text:style-name="T47">log</text:span><text:span text:style-name="T22">(</text:span><text:span text:style-name="T4">'Abruf der Daten leihvorgaengeMitgliederAbrufen fehlgeschlagen'</text:span><text:span text:style-name="T22">, error);</text:span><text:line-break/><text:span text:style-name="T22"> <text:s/>}</text:span><text:line-break/><text:span text:style-name="T22">});</text:span></text:p>
      <text:p text:style-name="P81"/>
      <text:p text:style-name="P81">Mit klick auf das expansion Element werden die verliehene Artikel abgerufen:</text:p>
      <text:p text:style-name="Standard"/>
      <text:p text:style-name="P80"><text:soft-page-break/><text:span text:style-name="T55">// Mit Klick auf eines der Mitglieder werden die verliehene Artikel je Mitglied abgerufen</text:span><text:line-break/><text:span text:style-name="T16">async function </text:span><text:span text:style-name="T47">expansionForLeihvorgang</text:span><text:span text:style-name="T22">(member) {</text:span><text:line-break/><text:span text:style-name="T22"> <text:s/></text:span><text:span text:style-name="T16">if </text:span><text:span text:style-name="T22">(!member.</text:span><text:span text:style-name="T40">dataLoaded</text:span><text:span text:style-name="T22">) {</text:span><text:line-break/><text:span text:style-name="T22"> <text:s text:c="3"/></text:span><text:span text:style-name="T16">try </text:span><text:span text:style-name="T22">{</text:span><text:line-break/><text:span text:style-name="T22"> <text:s text:c="5"/></text:span><text:span text:style-name="T16">const </text:span><text:span text:style-name="T34">response </text:span><text:span text:style-name="T22">= </text:span><text:span text:style-name="T16">await </text:span><text:span text:style-name="T62">AuthenticationService</text:span><text:span text:style-name="T22">.</text:span><text:span text:style-name="T47">leihvorgangArtikel</text:span><text:span text:style-name="T22">(member.</text:span><text:span text:style-name="T40">easyVereinMitglied_id</text:span><text:span text:style-name="T22">);</text:span><text:line-break/><text:span text:style-name="T22"> <text:s text:c="5"/>member.</text:span><text:span text:style-name="T40">leihvorgaengeArtikelDetails </text:span><text:span text:style-name="T22">= </text:span><text:span text:style-name="T34">response</text:span><text:span text:style-name="T22">.</text:span><text:span text:style-name="T40">data</text:span><text:span text:style-name="T22">;</text:span><text:line-break/><text:span text:style-name="T22"> <text:s text:c="5"/>member.</text:span><text:span text:style-name="T40">dataLoaded </text:span><text:span text:style-name="T22">= </text:span><text:span text:style-name="T16">true</text:span><text:span text:style-name="T22">;</text:span><text:line-break/><text:span text:style-name="T22"> <text:s text:c="5"/></text:span><text:span text:style-name="T55">//Der Gesamtpreis kommt auch über die Abfrage, wird aber in ein separates Element des Objekte member geschrieben</text:span><text:line-break/><text:span text:style-name="T55"> <text:s text:c="5"/></text:span><text:span text:style-name="T22">member.</text:span><text:span text:style-name="T40">gesamtPreis </text:span><text:span text:style-name="T22">= member.</text:span><text:span text:style-name="T40">leihvorgaengeArtikelDetails</text:span><text:span text:style-name="T22">[</text:span><text:span text:style-name="T70">0</text:span><text:span text:style-name="T22">].inventarBuchungenPositionen_GesamtPreis</text:span><text:line-break/><text:span text:style-name="T22"> <text:s text:c="5"/>member.</text:span><text:span text:style-name="T40">anzahlArtikel </text:span><text:span text:style-name="T22">= member.</text:span><text:span text:style-name="T40">leihvorgaengeArtikelDetails</text:span><text:span text:style-name="T22">[</text:span><text:span text:style-name="T70">0</text:span><text:span text:style-name="T22">].inventarBuchungenPositionen_Count</text:span><text:line-break/><text:span text:style-name="T22"> <text:s text:c="5"/></text:span><text:span text:style-name="T62">console</text:span><text:span text:style-name="T22">.</text:span><text:span text:style-name="T47">log</text:span><text:span text:style-name="T22">(</text:span><text:span text:style-name="T4">`Leihvorgänge für Mitglied </text:span><text:span text:style-name="T22">${member.</text:span><text:span text:style-name="T40">easyVereinMitglied_id</text:span><text:span text:style-name="T22">}</text:span><text:span text:style-name="T4"> erfolgreich`</text:span><text:span text:style-name="T22">, member.</text:span><text:span text:style-name="T40">leihvorgaengeArtikelDetails</text:span><text:span text:style-name="T22">);</text:span><text:line-break/><text:span text:style-name="T22"> <text:s text:c="3"/>} </text:span><text:span text:style-name="T16">catch </text:span><text:span text:style-name="T22">(error) {</text:span><text:line-break/><text:span text:style-name="T22"> <text:s text:c="5"/></text:span><text:span text:style-name="T62">console</text:span><text:span text:style-name="T22">.</text:span><text:span text:style-name="T47">log</text:span><text:span text:style-name="T22">(</text:span><text:span text:style-name="T4">`Abruf der Daten für Mitglied </text:span><text:span text:style-name="T22">${member.</text:span><text:span text:style-name="T40">easyVereinMitglied_id</text:span><text:span text:style-name="T22">}</text:span><text:span text:style-name="T4"> fehlgeschlagen`</text:span><text:span text:style-name="T22">, error);</text:span><text:line-break/><text:span text:style-name="T22"> <text:s text:c="3"/>}</text:span><text:line-break/><text:span text:style-name="T22"> <text:s/>}</text:span><text:line-break/><text:span text:style-name="T22">}</text:span></text:p>
      <text:p text:style-name="Standard"/>
      <text:p text:style-name="P84"><text:span text:style-name="T87">Hierbei ist zu beachten, dass die Daten beim Backend nur einmal abgerufen werden. Dies wird</text:span><text:span text:style-name="T41"> </text:span>durch member.dataLoaded <text:span text:style-name="T88">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8">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40">showDialogRuecknahmeArtikel</text:span><text:span text:style-name="T22">: {</text:span><text:line-break/><text:span text:style-name="T22"> <text:s text:c="3"/></text:span><text:span text:style-name="T40">showDialog</text:span><text:span text:style-name="T22">: </text:span><text:span text:style-name="T16">false</text:span><text:span text:style-name="T22">,</text:span><text:line-break/><text:span text:style-name="T22"> <text:s text:c="3"/></text:span><text:span text:style-name="T40">IDinventarBuchungenPositionen</text:span><text:span text:style-name="T22">: </text:span><text:span text:style-name="T70">0</text:span><text:span text:style-name="T22">,</text:span><text:line-break/><text:span text:style-name="T22"> <text:s text:c="3"/></text:span><text:span text:style-name="T40">bemerkung</text:span><text:span text:style-name="T22">: </text:span><text:span text:style-name="T4">''</text:span><text:span text:style-name="T22">,</text:span><text:line-break/><text:span text:style-name="T22"> <text:s text:c="3"/></text:span><text:span text:style-name="T40">artikelDetails</text:span><text:span text:style-name="T22">: [],</text:span><text:line-break/><text:span text:style-name="T22"> <text:s text:c="3"/></text:span><text:span text:style-name="T40">artikelZustand</text:span><text:span text:style-name="T22">: </text:span><text:span text:style-name="T4">''</text:span><text:span text:style-name="T22">,</text:span><text:line-break/><text:span text:style-name="T22"> <text:s text:c="3"/></text:span><text:span text:style-name="T40">memberName</text:span><text:span text:style-name="T22">: </text:span><text:span text:style-name="T4">''</text:span><text:line-break/><text:span text:style-name="T22">},</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8">setShowDialogRuecknahmeArtikel</text:span><text:span text:style-name="T23">(state, value){</text:span><text:span text:style-name="T90"><text:line-break/></text:span><text:span text:style-name="T23"> <text:s text:c="3"/></text:span><text:span text:style-name="T56">//Wird ein Artikel zurückgegeben, wird dieser hier gespeichert</text:span><text:span text:style-name="T90"><text:line-break/></text:span><text:span text:style-name="T56"> <text:s text:c="3"/>//damit dieser im Hauptformular LeihvorgangVerwalten verarbeitet werden kann</text:span><text:span text:style-name="T90"><text:line-break/><text:line-break/></text:span><text:span text:style-name="T22">state.</text:span><text:span text:style-name="T40">showDialogRuecknahmeArtikel</text:span><text:span text:style-name="T22">.</text:span><text:span text:style-name="T40">showDialog </text:span><text:span text:style-name="T22">= value.</text:span><text:span text:style-name="T40">showDialog</text:span><text:line-break/><text:line-break/><text:span text:style-name="T16">if</text:span><text:span text:style-name="T22">(value.</text:span><text:span text:style-name="T40">IDinventarBuchungenPositionen </text:span><text:span text:style-name="T22">!== </text:span><text:span text:style-name="T4">'' </text:span><text:span text:style-name="T22">&amp;&amp; value.</text:span><text:span text:style-name="T40">IDinventarBuchungenPositionen </text:span><text:span text:style-name="T22">&gt; </text:span><text:span text:style-name="T70">0</text:span><text:span text:style-name="T22">){</text:span><text:line-break/><text:span text:style-name="T22"> <text:s text:c="3"/>state.</text:span><text:span text:style-name="T40">showDialogRuecknahmeArtikel</text:span><text:span text:style-name="T22">.</text:span><text:span text:style-name="T40">IDinventarBuchungenPositionen </text:span><text:span text:style-name="T22">= value.</text:span><text:span text:style-name="T40">IDinventarBuchungenPositionen</text:span><text:span text:style-name="T22">;</text:span><text:line-break/><text:span text:style-name="T22">}</text:span><text:line-break/><text:span text:style-name="T16">if</text:span><text:span text:style-name="T22">(value.</text:span><text:span text:style-name="T40">bemerkung</text:span><text:span text:style-name="T22">.</text:span><text:span text:style-name="T40">length </text:span><text:span text:style-name="T22">&gt; </text:span><text:span text:style-name="T70">0 </text:span><text:span text:style-name="T22">&amp;&amp; value.</text:span><text:span text:style-name="T40">bemerkung </text:span><text:span text:style-name="T22">!== </text:span><text:span text:style-name="T4">''</text:span><text:span text:style-name="T22">){</text:span><text:line-break/><text:soft-page-break/><text:span text:style-name="T22"> <text:s text:c="2"/>state.</text:span><text:span text:style-name="T40">showDialogRuecknahmeArtikel</text:span><text:span text:style-name="T22">.</text:span><text:span text:style-name="T40">bemerkung </text:span><text:span text:style-name="T22">= value.</text:span><text:span text:style-name="T40">bemerkung</text:span><text:span text:style-name="T22">;</text:span><text:line-break/><text:span text:style-name="T22">}</text:span><text:line-break/><text:span text:style-name="T16">if </text:span><text:span text:style-name="T22">(value.</text:span><text:span text:style-name="T40">artikelDetails </text:span><text:span text:style-name="T22">&amp;&amp; </text:span><text:span text:style-name="T62">Object</text:span><text:span text:style-name="T22">.</text:span><text:span text:style-name="T47">keys</text:span><text:span text:style-name="T22">(value.</text:span><text:span text:style-name="T40">artikelDetails</text:span><text:span text:style-name="T22">).</text:span><text:span text:style-name="T40">length </text:span><text:span text:style-name="T22">&gt; </text:span><text:span text:style-name="T70">0</text:span><text:span text:style-name="T22">) {</text:span><text:line-break/><text:span text:style-name="T22"> <text:s text:c="3"/>state.</text:span><text:span text:style-name="T40">showDialogRuecknahmeArtikel</text:span><text:span text:style-name="T22">.</text:span><text:span text:style-name="T40">artikelDetails </text:span><text:span text:style-name="T22">= value.</text:span><text:span text:style-name="T40">artikelDetails</text:span><text:span text:style-name="T22">;</text:span><text:line-break/><text:span text:style-name="T22">}</text:span><text:line-break/><text:span text:style-name="T16">if</text:span><text:span text:style-name="T22">(value.</text:span><text:span text:style-name="T40">artikelZustand</text:span><text:span text:style-name="T22">.</text:span><text:span text:style-name="T40">length </text:span><text:span text:style-name="T22">&gt; </text:span><text:span text:style-name="T70">0 </text:span><text:span text:style-name="T22">&amp;&amp; value.</text:span><text:span text:style-name="T40">artikelZustand </text:span><text:span text:style-name="T22">!== </text:span><text:span text:style-name="T4">''</text:span><text:span text:style-name="T22">){</text:span><text:line-break/><text:span text:style-name="T22"> <text:s text:c="3"/>state.</text:span><text:span text:style-name="T40">showDialogRuecknahmeArtikel</text:span><text:span text:style-name="T22">.</text:span><text:span text:style-name="T40">artikelZustand </text:span><text:span text:style-name="T22">= value.</text:span><text:span text:style-name="T40">artikelZustand</text:span><text:span text:style-name="T22">;</text:span><text:line-break/><text:span text:style-name="T22">}</text:span><text:line-break/><text:span text:style-name="T16">if</text:span><text:span text:style-name="T22">(value.</text:span><text:span text:style-name="T40">memberName</text:span><text:span text:style-name="T22">.</text:span><text:span text:style-name="T40">length </text:span><text:span text:style-name="T22">&gt; </text:span><text:span text:style-name="T70">0 </text:span><text:span text:style-name="T22">&amp;&amp; value.</text:span><text:span text:style-name="T40">memberName </text:span><text:span text:style-name="T22">!== </text:span><text:span text:style-name="T4">''</text:span><text:span text:style-name="T22">){</text:span><text:line-break/><text:span text:style-name="T22"> <text:s text:c="3"/>state.</text:span><text:span text:style-name="T40">showDialogRuecknahmeArtikel</text:span><text:span text:style-name="T22">.</text:span><text:span text:style-name="T40">memberName </text:span><text:span text:style-name="T22">= value.</text:span><text:span text:style-name="T40">memberName</text:span><text:span text:style-name="T22">;</text:span><text:line-break/><text:span text:style-name="T22">}</text:span></text:p>
      <text:p text:style-name="P85"/>
      <text:p text:style-name="P85">Besonderheit: <text:s/><text:span text:style-name="T62">Object</text:span><text:span text:style-name="T22">.</text:span><text:span text:style-name="T47">keys</text:span><text:span text:style-name="T22">(value.</text:span><text:span text:style-name="T40">artikelDetails</text:span><text:span text:style-name="T22">).</text:span><text:span text:style-name="T40">length </text:span><text:span text:style-name="T22">&gt; </text:span><text:span text:style-name="T70">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105">ohne vuex-Store</text:span><text:bookmark-end text:name="__RefHeading___Toc13468_2902930553"/></text:h>
      <text:p text:style-name="P135">Die Komponente die die Daten entgegen nimmt, das entsprechende Objekt in props definieren:</text:p>
      <text:p text:style-name="P135"/>
      <text:p text:style-name="P136"><text:span text:style-name="T16">const </text:span><text:span text:style-name="T34">props </text:span><text:span text:style-name="T22">= </text:span><text:span text:style-name="T62">defineProps</text:span><text:span text:style-name="T22">({</text:span><text:line-break/><text:span text:style-name="T22"> <text:s/></text:span><text:span text:style-name="T40">member</text:span><text:span text:style-name="T22">: </text:span><text:span text:style-name="T62">Object</text:span><text:line-break/><text:span text:style-name="T22">})</text:span></text:p>
      <text:p text:style-name="P135"/>
      <text:p text:style-name="P135">In der Komponente die übergibt ein Objekt definieren z.B.</text:p>
      <text:p text:style-name="P135"/>
      <text:p text:style-name="P136"><text:span text:style-name="T16">const </text:span><text:span text:style-name="T34">member </text:span><text:span text:style-name="T22">= ref({});</text:span></text:p>
      <text:p text:style-name="P135"/>
      <text:p text:style-name="P135">An die gewünschte Komponente übergeben:</text:p>
      <text:p text:style-name="P136"><text:span text:style-name="T74">&lt;DialogArtikelTausch </text:span><text:span text:style-name="T77">:member</text:span><text:span text:style-name="T4">="</text:span><text:span text:style-name="T40">selectedMember</text:span><text:span text:style-name="T4">"</text:span><text:span text:style-name="T74">/&gt;</text:span></text:p>
      <text:p text:style-name="P85"/>
      <text:p text:style-name="P135">Innerhalb der übergebenen Komponenten kann dann wie folgt darauf zugegriffen werden</text:p>
      <text:p text:style-name="P135"/>
      <text:p text:style-name="P136"><text:span text:style-name="T62">console</text:span><text:span text:style-name="T22">.</text:span><text:span text:style-name="T47">log</text:span><text:span text:style-name="T22">(</text:span><text:span text:style-name="T4">'member'</text:span><text:span text:style-name="T22">,</text:span><text:span text:style-name="T34">props</text:span><text:span text:style-name="T22">.</text:span><text:span text:style-name="T40">member</text:span><text:span text:style-name="T22">);</text:span></text:p>
      <text:p text:style-name="P135"/>
      <text:h text:style-name="Heading_20_2" text:outline-level="2"><text:bookmark-start text:name="__RefHeading___Toc374185_3394150493"/><text:span text:style-name="T93">v</text:span>-select <text:span text:style-name="T92">mit Backenddaten füllen </text:span><text:span text:style-name="T104">(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91">i =&gt; i.Bezeichnung</text:span>"</text:p>
      <text:p text:style-name="P27">:item-value="<text:span text:style-name="T91">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7">:items</text:span><text:span text:style-name="T4">="</text:span><text:span text:style-name="T40">stateItems</text:span><text:span text:style-name="T4">"</text:span><text:line-break/><text:span text:style-name="T77">:item-title</text:span><text:span text:style-name="T4">="</text:span><text:span text:style-name="T22">pr =&gt; pr.Bezeichnung</text:span><text:span text:style-name="T4">"</text:span><text:line-break/><text:span text:style-name="T77">:item-value</text:span><text:span text:style-name="T4">="</text:span><text:span text:style-name="T22">pr =&gt; pr.IDInventarZustand</text:span><text:span text:style-name="T4">"</text:span></text:p>
      <text:p text:style-name="P25"/>
      <text:p text:style-name="P25"/>
      <text:p text:style-name="P26"><text:span text:style-name="T74">&lt;v-select</text:span><text:line-break/><text:span text:style-name="T74"> <text:s text:c="3"/></text:span><text:span text:style-name="T77">v-model</text:span><text:span text:style-name="T4">="</text:span><text:span text:style-name="T40">selectedItem</text:span><text:span text:style-name="T4">"</text:span><text:line-break/><text:soft-page-break/><text:span text:style-name="T4"> <text:s text:c="3"/></text:span><text:span text:style-name="T77">:items</text:span><text:span text:style-name="T4">="</text:span><text:span text:style-name="T40">stateItems</text:span><text:span text:style-name="T4">"</text:span><text:line-break/><text:span text:style-name="T4"> <text:s text:c="3"/></text:span><text:span text:style-name="T77">:item-title</text:span><text:span text:style-name="T4">="</text:span><text:span text:style-name="T22">pr =&gt; pr.Bezeichnung</text:span><text:span text:style-name="T4">"</text:span><text:line-break/><text:span text:style-name="T4"> <text:s text:c="3"/></text:span><text:span text:style-name="T77">:item-value</text:span><text:span text:style-name="T4">="</text:span><text:span text:style-name="T22">pr =&gt; pr.IDInventarZustand</text:span><text:span text:style-name="T4">"</text:span><text:line-break/><text:span text:style-name="T4"> <text:s text:c="3"/></text:span><text:span text:style-name="T77">label</text:span><text:span text:style-name="T4">="Bitte den Zustand wählen"</text:span><text:line-break/><text:span text:style-name="T4"> <text:s text:c="3"/></text:span><text:span text:style-name="T77">persistent-hint</text:span><text:line-break/><text:span text:style-name="T77"> <text:s text:c="3"/>return-object</text:span><text:line-break/><text:span text:style-name="T77"> <text:s text:c="3"/>single-line</text:span><text:line-break/><text:span text:style-name="T74">&gt;&lt;/v-select&gt;</text:span><text:line-break/></text:p>
      <text:p text:style-name="P25"/>
      <text:p text:style-name="Standard">ODER</text:p>
      <text:p text:style-name="P180">Wenn kein Objekt an das v-model übergeben werden soll/muss, dann dieses Vorgehensweise verwenden: auf das „return-object“ verzichten, und <text:s/>title und value wie hier aufführen ohne :</text:p>
      <text:p text:style-name="P180">item-title="ExterneNummer" <text:s/></text:p>
      <text:p text:style-name="P180">item-value="ID"</text:p>
      <text:p text:style-name="P179"><text:span text:style-name="T33"><text:s text:c="2"/></text:span><text:span text:style-name="T74">&lt;v-select</text:span><text:line-break/><text:span text:style-name="T74"> <text:s text:c="3"/></text:span><text:span text:style-name="T77">v-for</text:span><text:span text:style-name="T4">="</text:span><text:span text:style-name="T34">i </text:span><text:span text:style-name="T16">in </text:span><text:span text:style-name="T40">dialogFormFields</text:span><text:span text:style-name="T4">" </text:span><text:span text:style-name="T77">:key</text:span><text:span text:style-name="T4">="</text:span><text:span text:style-name="T34">i</text:span><text:span text:style-name="T4">"</text:span><text:line-break/><text:span text:style-name="T4"> <text:s text:c="3"/></text:span><text:span text:style-name="T77">v-model</text:span><text:span text:style-name="T4">="</text:span><text:span text:style-name="T40">textInventarNummern</text:span><text:span text:style-name="T22">[</text:span><text:span text:style-name="T34">i </text:span><text:span text:style-name="T22">- </text:span><text:span text:style-name="T70">1</text:span><text:span text:style-name="T22">]</text:span><text:span text:style-name="T4">"</text:span><text:line-break/><text:span text:style-name="T4"> <text:s text:c="3"/></text:span><text:span text:style-name="T77">:items</text:span><text:span text:style-name="T4">="</text:span><text:span text:style-name="T40">inventarExterneNummern</text:span><text:span text:style-name="T4">"</text:span><text:line-break/><text:span text:style-name="T4"> <text:s text:c="3"/></text:span><text:span text:style-name="T77">item-title</text:span><text:span text:style-name="T4">="ExterneNummer"</text:span><text:line-break/><text:span text:style-name="T4"> <text:s text:c="3"/></text:span><text:span text:style-name="T77">item-value</text:span><text:span text:style-name="T4">="</text:span><text:span text:style-name="T6">ID</text:span><text:span text:style-name="T4">"</text:span><text:line-break/><text:span text:style-name="T4"> <text:s text:c="3"/></text:span><text:span text:style-name="T77">label</text:span><text:span text:style-name="T4">="Bitte eine Inventar-Nummer wählen"</text:span><text:line-break/><text:span text:style-name="T4"> <text:s text:c="3"/></text:span><text:span text:style-name="T77">persistent-hint</text:span><text:line-break/><text:span text:style-name="T77"> <text:s text:c="3"/>single-line</text:span><text:line-break/><text:span text:style-name="T74">&gt;&lt;/v-select&gt;</text:span></text:p>
      <text:p text:style-name="P178"/>
      <text:h text:style-name="P200" text:outline-level="2"><text:bookmark-start text:name="__RefHeading___Toc374185_33941504931"/><text:span text:style-name="T93">v</text:span>-select <text:span text:style-name="T92">mit Backenddaten füllen </text:span><text:span text:style-name="T104">(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5">//Aufbereitung fürs Select mit Subtitle</text:span><text:line-break/><text:span text:style-name="T16">function </text:span><text:span text:style-name="T47">itemProbs</text:span><text:span text:style-name="T22">(stateItemsArtikel){</text:span><text:line-break/><text:span text:style-name="T22"> <text:s/></text:span><text:span text:style-name="T16">return </text:span><text:span text:style-name="T22">{</text:span><text:line-break/><text:span text:style-name="T22"> <text:s text:c="3"/></text:span><text:span text:style-name="T40">title</text:span><text:span text:style-name="T22">: </text:span><text:span text:style-name="T4">`</text:span><text:line-break/><text:span text:style-name="T4"> <text:s text:c="13"/>Bestand: </text:span><text:span text:style-name="T22">${</text:span><text:span text:style-name="T47">parseInt</text:span><text:span text:style-name="T22">(stateItemsArtikel.</text:span><text:span text:style-name="T40">Bestand</text:span><text:span text:style-name="T22">.</text:span><text:span text:style-name="T47">toString</text:span><text:span text:style-name="T22">())}</text:span><text:line-break/><text:span text:style-name="T4"> <text:s text:c="13"/>Farbe: </text:span><text:span text:style-name="T22">${stateItemsArtikel.</text:span><text:span text:style-name="T40">Farbe</text:span><text:span text:style-name="T22">}</text:span><text:line-break/><text:span text:style-name="T4"> <text:s text:c="13"/>Größe: </text:span><text:span text:style-name="T22">${stateItemsArtikel.</text:span><text:span text:style-name="T40">Konfektionsgroesse</text:span><text:span text:style-name="T22">}</text:span><text:line-break/><text:span text:style-name="T4"> <text:s text:c="13"/>Preis: </text:span><text:span text:style-name="T22">${ </text:span><text:span text:style-name="T62">Math</text:span><text:span text:style-name="T22">.</text:span><text:span text:style-name="T47">round</text:span><text:span text:style-name="T22">(((stateItemsArtikel.</text:span><text:span text:style-name="T40">Preis</text:span><text:span text:style-name="T22">) *</text:span><text:span text:style-name="T70">100</text:span><text:span text:style-name="T22">) /</text:span><text:span text:style-name="T70">100</text:span><text:span text:style-name="T22">).</text:span><text:span text:style-name="T47">toFixed</text:span><text:span text:style-name="T22">(</text:span><text:span text:style-name="T70">2</text:span><text:span text:style-name="T22">) }</text:span><text:span text:style-name="T4"> €</text:span><text:line-break/><text:span text:style-name="T4"> <text:s text:c="13"/>`</text:span><text:span text:style-name="T22">,</text:span><text:line-break/><text:span text:style-name="T22"> <text:s text:c="3"/></text:span><text:span text:style-name="T40">subtitle</text:span><text:span text:style-name="T22">: stateItemsArtikel.</text:span><text:span text:style-name="T40">ArtikelBezeichnung</text:span><text:span text:style-name="T22">,</text:span><text:line-break/><text:span text:style-name="T22"> <text:s text:c="3"/></text:span><text:span text:style-name="T40">disabled</text:span><text:span text:style-name="T22">: </text:span><text:span text:style-name="T47">parseInt</text:span><text:span text:style-name="T22">(stateItemsArtikel.</text:span><text:span text:style-name="T40">Bestand</text:span><text:span text:style-name="T22">.</text:span><text:span text:style-name="T47">toString</text:span><text:span text:style-name="T22">()) === </text:span><text:span text:style-name="T70">0</text:span><text:span text:style-name="T22">, </text:span><text:span text:style-name="T55">//Wenn Bestand 0 dann Eintrag disabled</text:span><text:line-break/><text:line-break/><text:line-break/><text:span text:style-name="T55"> <text:s/></text:span><text:span text:style-name="T22">}</text:span><text:line-break/><text:span text:style-name="T22">}</text:span></text:p>
      <text:p text:style-name="P132"/>
      <text:p text:style-name="P132">Das eigentliche v-select Element wie hier:</text:p>
      <text:p text:style-name="P133"><text:span text:style-name="T74">&lt;v-select</text:span><text:line-break/><text:span text:style-name="T74"> <text:s text:c="3"/></text:span><text:span text:style-name="T77">v-model</text:span><text:span text:style-name="T4">="</text:span><text:span text:style-name="T40">selectedItemNewChoose</text:span><text:span text:style-name="T4">"</text:span><text:line-break/><text:span text:style-name="T4"> <text:s text:c="3"/></text:span><text:span text:style-name="T77">:item-props</text:span><text:span text:style-name="T4">="</text:span><text:span text:style-name="T47">itemProbs</text:span><text:span text:style-name="T4">"</text:span><text:line-break/><text:span text:style-name="T4"> <text:s text:c="3"/></text:span><text:span text:style-name="T77">:items</text:span><text:span text:style-name="T4">="</text:span><text:span text:style-name="T40">stateItemsArtikel</text:span><text:span text:style-name="T4">"</text:span><text:line-break/><text:span text:style-name="T4"> <text:s text:c="3"/></text:span><text:span text:style-name="T77">label</text:span><text:span text:style-name="T4">="Bitte den neuen Artikel wählen"</text:span><text:line-break/><text:span text:style-name="T4"> <text:s text:c="3"/></text:span><text:span text:style-name="T77">persistent-hint</text:span><text:line-break/><text:span text:style-name="T77"> <text:s text:c="3"/>return-object</text:span><text:line-break/><text:soft-page-break/><text:span text:style-name="T77"> <text:s text:c="3"/>single-line</text:span><text:line-break/><text:span text:style-name="T77"> <text:s text:c="3"/></text:span><text:span text:style-name="T40">@update</text:span><text:span text:style-name="T77">:modelValue</text:span><text:span text:style-name="T4">="</text:span><text:span text:style-name="T47">handleSelectionChange</text:span><text:span text:style-name="T4">"</text:span><text:line-break/><text:span text:style-name="T74">&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5">// Ref zur Verfolgung der erweiterten Panels</text:span><text:line-break/><text:span text:style-name="T16">const </text:span><text:span text:style-name="T34">expandedPanels </text:span><text:span text:style-name="T22">= ref([]);</text:span></text:p>
      <text:p text:style-name="P88"/>
      <text:p text:style-name="P88">2. Im v-expansion-panles integrieren</text:p>
      <text:p text:style-name="P89"><text:span text:style-name="T74">&lt;v-expansion-panels </text:span><text:span text:style-name="T77">v-model</text:span><text:span text:style-name="T4">="</text:span><text:span text:style-name="T40">expandedPanels</text:span><text:span text:style-name="T4">" </text:span><text:span text:style-name="T77">multiple</text:span><text:span text:style-name="T74">&gt;</text:span><text:line-break/></text:p>
      <text:p text:style-name="P88"/>
      <text:p text:style-name="P88">3. Gewünschtes Element an eine vorhande ID binden, WICHTIG, da sonst die Zuordnung nicht funktioniert!</text:p>
      <text:p text:style-name="P89"><text:span text:style-name="T55">&lt;!-- Checkbox wird nur angezeigt, wenn das Panel erweitert ist --&gt;</text:span><text:line-break/><text:span text:style-name="T74">&lt;v-checkbox </text:span><text:span text:style-name="T77">v-if</text:span><text:span text:style-name="T4">="</text:span><text:span text:style-name="T40">expandedPanels</text:span><text:span text:style-name="T22">.</text:span><text:span text:style-name="T47">includes</text:span><text:span text:style-name="T22">(</text:span><text:span text:style-name="T34">item</text:span><text:span text:style-name="T22">.</text:span><text:span text:style-name="T40">easyVereinMitglied_id</text:span><text:span text:style-name="T22">)</text:span><text:span text:style-name="T4">"</text:span><text:span text:style-name="T74">&gt;</text:span><text:span text:style-name="T22">offene</text:span><text:span text:style-name="T74">&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5">// Reaktives Objekt zur Verfolgung des Checkbox-Status</text:span><text:line-break/><text:span text:style-name="T16">const </text:span><text:span text:style-name="T34">checkedItems </text:span><text:span text:style-name="T22">= ref({}); </text:span><text:span text:style-name="T55">// { [ID]: Boolean }</text:span></text:p>
      <text:p text:style-name="P90"/>
      <text:p text:style-name="P90">2. v-model und event Listener @change hinzufügen. Hier ist wieder wichtig, dass eine ID übergeben wird bzw. das Objekt bei @change. In diesem Fall item</text:p>
      <text:p text:style-name="P91"><text:span text:style-name="T74">&lt;v-checkbox</text:span><text:line-break/><text:span text:style-name="T74"> <text:s text:c="3"/></text:span><text:span text:style-name="T77">color</text:span><text:span text:style-name="T4">="orange"</text:span><text:line-break/><text:span text:style-name="T4"> <text:s text:c="3"/></text:span><text:span text:style-name="T77">label</text:span><text:span text:style-name="T4">="ausgeliehen"</text:span><text:line-break/><text:span text:style-name="T4"> <text:s text:c="3"/></text:span><text:span text:style-name="T77">value</text:span><text:span text:style-name="T4">="orange"</text:span><text:line-break/><text:span text:style-name="T4"> <text:s text:c="3"/></text:span><text:span text:style-name="T77">hide-details</text:span><text:line-break/><text:span text:style-name="T77"> <text:s text:c="3"/>v-model</text:span><text:span text:style-name="T4">="</text:span><text:span text:style-name="T40">checkedItems</text:span><text:span text:style-name="T22">[</text:span><text:span text:style-name="T34">item</text:span><text:span text:style-name="T22">.</text:span><text:span text:style-name="T40">easyVereinMitglied_id</text:span><text:span text:style-name="T22">]</text:span><text:span text:style-name="T4">"</text:span><text:line-break/><text:span text:style-name="T4"> <text:s text:c="3"/></text:span><text:span text:style-name="T77">@change</text:span><text:span text:style-name="T4">="</text:span><text:span text:style-name="T47">handleCheckboxChange</text:span><text:span text:style-name="T22">(</text:span><text:span text:style-name="T34">item</text:span><text:span text:style-name="T22">)</text:span><text:span text:style-name="T4">"</text:span><text:line-break/><text:span text:style-name="T4"> <text:s text:c="3"/></text:span><text:span text:style-name="T77">v-if</text:span><text:span text:style-name="T4">="</text:span><text:span text:style-name="T40">expandedPanels</text:span><text:span text:style-name="T22">.</text:span><text:span text:style-name="T47">includes</text:span><text:span text:style-name="T22">(</text:span><text:span text:style-name="T34">item</text:span><text:span text:style-name="T22">.</text:span><text:span text:style-name="T40">easyVereinMitglied_id</text:span><text:span text:style-name="T22">)</text:span><text:span text:style-name="T4">"</text:span><text:line-break/><text:span text:style-name="T74">&gt;&lt;/v-checkbox&gt;</text:span></text:p>
      <text:p text:style-name="P90"/>
      <text:p text:style-name="P92">3. function zum behandlen des Events</text:p>
      <text:p text:style-name="P93"><text:span text:style-name="T16">function </text:span><text:span text:style-name="T47">handleCheckboxChange</text:span><text:span text:style-name="T22">(item) {</text:span><text:line-break/><text:span text:style-name="T22"> <text:s/></text:span><text:span text:style-name="T16">const </text:span><text:span text:style-name="T34">isChecked </text:span><text:span text:style-name="T22">= </text:span><text:span text:style-name="T34">checkedItems</text:span><text:span text:style-name="T22">.</text:span><text:span text:style-name="T40">value</text:span><text:span text:style-name="T22">[item.</text:span><text:span text:style-name="T40">easyVereinMitglied_id</text:span><text:span text:style-name="T22">];</text:span><text:line-break/><text:span text:style-name="T22"> <text:s/></text:span><text:span text:style-name="T62">console</text:span><text:span text:style-name="T22">.</text:span><text:span text:style-name="T47">log</text:span><text:span text:style-name="T22">(</text:span><text:span text:style-name="T4">`Checkbox für ID </text:span><text:span text:style-name="T22">${item.</text:span><text:span text:style-name="T40">easyVereinMitglied_id</text:span><text:span text:style-name="T22">}</text:span><text:span text:style-name="T4"> ist jetzt </text:span><text:span text:style-name="T22">${</text:span><text:span text:style-name="T34">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6">if</text:span><text:span text:style-name="T22">(</text:span><text:span text:style-name="T34">isChecked</text:span><text:span text:style-name="T22">){</text:span><text:line-break/><text:span text:style-name="T22"> <text:s text:c="3"/></text:span><text:span text:style-name="T55">// Beispiel: Füge die ID zu einer Liste hinzu</text:span><text:line-break/><text:span text:style-name="T55"> <text:s text:c="3"/>// checkedIDs.value.push(item.easyVereinMitglied_id);</text:span><text:line-break/><text:span text:style-name="T55"> <text:s text:c="3"/></text:span><text:span text:style-name="T62">console</text:span><text:span text:style-name="T22">.</text:span><text:span text:style-name="T47">log</text:span><text:span text:style-name="T22">(</text:span><text:span text:style-name="T4">'gecheckt'</text:span><text:span text:style-name="T22">)</text:span><text:line-break/><text:span text:style-name="T22"> <text:s/>} </text:span><text:span text:style-name="T16">else</text:span><text:span text:style-name="T22">{</text:span><text:line-break/><text:span text:style-name="T22"> <text:s text:c="3"/></text:span><text:span text:style-name="T55">// Beispiel: Entferne die ID aus einer Liste</text:span><text:line-break/><text:span text:style-name="T55"> <text:s text:c="3"/>// const index = checkedIDs.value.indexOf(item.easyVereinMitglied_id);</text:span><text:line-break/><text:span text:style-name="T55"> <text:s text:c="3"/>// if(index &gt; -1) checkedIDs.value.splice(index, 1);</text:span><text:line-break/><text:soft-page-break/><text:span text:style-name="T55"> <text:s text:c="3"/></text:span><text:span text:style-name="T62">console</text:span><text:span text:style-name="T22">.</text:span><text:span text:style-name="T47">log</text:span><text:span text:style-name="T22">(</text:span><text:span text:style-name="T4">'nicht gecheckt'</text:span><text:span text:style-name="T22">)</text:span><text:line-break/><text:span text:style-name="T22"> <text:s/>}</text:span><text:line-break/><text:line-break/><text:span text:style-name="T22"> <text:s/></text:span><text:span text:style-name="T55">// Weitere Logik hier, z.B. API-Aufrufe</text:span><text:line-break/><text:span text:style-name="T22">}</text:span></text:p>
      <text:p text:style-name="P92"/>
      <text:p text:style-name="P94"><text:span text:style-name="T91">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5">// Funktion zur Initialisierung von checkedItems basierend auf leihvorgaengeMitgliederAbrufen</text:span><text:line-break/><text:span text:style-name="T16">function </text:span><text:span text:style-name="T47">initializeCheckedItems</text:span><text:span text:style-name="T22">(){</text:span><text:line-break/><text:span text:style-name="T22"> <text:s/></text:span><text:span text:style-name="T34">leihvorgaengeMitgliederAbrufen</text:span><text:span text:style-name="T22">.</text:span><text:span text:style-name="T40">value</text:span><text:span text:style-name="T22">.</text:span><text:span text:style-name="T47">forEach</text:span><text:span text:style-name="T22">(item =&gt; {</text:span><text:line-break/><text:span text:style-name="T22"> <text:s text:c="3"/></text:span><text:span text:style-name="T16">if </text:span><text:span text:style-name="T22">(!(item.</text:span><text:span text:style-name="T40">easyVereinMitglied_id </text:span><text:span text:style-name="T16">in </text:span><text:span text:style-name="T34">checkedItems</text:span><text:span text:style-name="T22">)) {</text:span><text:line-break/><text:span text:style-name="T22"> <text:s text:c="5"/></text:span><text:span text:style-name="T34">checkedItems</text:span><text:span text:style-name="T22">[item.</text:span><text:span text:style-name="T40">easyVereinMitglied_id</text:span><text:span text:style-name="T22">] = {</text:span><text:line-break/><text:span text:style-name="T22"> <text:s text:c="7"/></text:span><text:span text:style-name="T40">ausgeliehen</text:span><text:span text:style-name="T22">: </text:span><text:span text:style-name="T16">true</text:span><text:span text:style-name="T22">, <text:s text:c="3"/></text:span><text:span text:style-name="T55">// Standardmäßig gecheckt</text:span><text:line-break/><text:span text:style-name="T55"> <text:s text:c="7"/></text:span><text:span text:style-name="T40">abgeschlossen</text:span><text:span text:style-name="T22">: </text:span><text:span text:style-name="T16">false </text:span><text:span text:style-name="T55">// Standardmäßig nicht gecheckt</text:span><text:line-break/><text:span text:style-name="T55"> <text:s text:c="5"/></text:span><text:span text:style-name="T22">};</text:span><text:line-break/><text:span text:style-name="T22"> <text:s text:c="5"/></text:span><text:span text:style-name="T62">console</text:span><text:span text:style-name="T22">.</text:span><text:span text:style-name="T47">log</text:span><text:span text:style-name="T22">(</text:span><text:span text:style-name="T4">`Checkboxen für ID </text:span><text:span text:style-name="T22">${item.</text:span><text:span text:style-name="T40">easyVereinMitglied_id</text:span><text:span text:style-name="T22">.</text:span><text:span text:style-name="T40">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62">console</text:span><text:span text:style-name="T22">.</text:span><text:span text:style-name="T47">log</text:span><text:span text:style-name="T22">(</text:span><text:span text:style-name="T4">'checkedItems nach Initialisierung:'</text:span><text:span text:style-name="T22">, </text:span><text:span text:style-name="T34">checkedItems</text:span><text:span text:style-name="T22">);</text:span><text:line-break/><text:span text:style-name="T22">}</text:span></text:p>
      <text:p text:style-name="P95"/>
      <text:p text:style-name="P95">Aufgerufen wird die Funktion in onMounted:</text:p>
      <text:p text:style-name="P96"><text:span text:style-name="T22">onMounted(</text:span><text:span text:style-name="T16">async </text:span><text:span text:style-name="T22">() =&gt; {</text:span><text:line-break/><text:span text:style-name="T22"> <text:s/></text:span><text:span text:style-name="T16">try </text:span><text:span text:style-name="T22">{</text:span><text:line-break/><text:span text:style-name="T22"> <text:s text:c="3"/></text:span><text:span text:style-name="T16">const </text:span><text:span text:style-name="T34">response </text:span><text:span text:style-name="T22">= </text:span><text:span text:style-name="T16">await </text:span><text:span text:style-name="T62">AuthenticationService</text:span><text:span text:style-name="T22">.</text:span><text:span text:style-name="T47">leihvorgangVerwalten</text:span><text:span text:style-name="T22">();</text:span><text:line-break/><text:span text:style-name="T22"> <text:s text:c="3"/></text:span><text:span text:style-name="T34">leihvorgaengeMitgliederAbrufen</text:span><text:span text:style-name="T22">.</text:span><text:span text:style-name="T40">value </text:span><text:span text:style-name="T22">= </text:span><text:span text:style-name="T34">response</text:span><text:span text:style-name="T22">.</text:span><text:span text:style-name="T40">data</text:span><text:span text:style-name="T22">.</text:span><text:span text:style-name="T47">map</text:span><text:span text:style-name="T22">(member =&gt; ({</text:span><text:line-break/><text:span text:style-name="T22"> <text:s text:c="5"/>...member,</text:span><text:line-break/><text:span text:style-name="T22"> <text:s text:c="5"/></text:span><text:span text:style-name="T40">leihvorgaengeArtikelDetails</text:span><text:span text:style-name="T22">: [],</text:span><text:line-break/><text:span text:style-name="T22"> <text:s text:c="5"/></text:span><text:span text:style-name="T40">dataLoaded</text:span><text:span text:style-name="T22">: </text:span><text:span text:style-name="T16">false</text:span><text:span text:style-name="T22">,</text:span><text:line-break/><text:span text:style-name="T22"> <text:s text:c="3"/>}));</text:span><text:line-break/><text:span text:style-name="T22"> <text:s text:c="3"/></text:span><text:span text:style-name="T62">console</text:span><text:span text:style-name="T22">.</text:span><text:span text:style-name="T47">log</text:span><text:span text:style-name="T22">(</text:span><text:span text:style-name="T4">'leihvorgaengeMitgliederAbrufen erfolgreich'</text:span><text:span text:style-name="T22">, </text:span><text:span text:style-name="T34">leihvorgaengeMitgliederAbrufen</text:span><text:span text:style-name="T22">.</text:span><text:span text:style-name="T40">value</text:span><text:span text:style-name="T22">);</text:span><text:line-break/><text:span text:style-name="T22"> <text:s/>} </text:span><text:span text:style-name="T16">catch </text:span><text:span text:style-name="T22">(error) {</text:span><text:line-break/><text:span text:style-name="T22"> <text:s text:c="3"/></text:span><text:span text:style-name="T62">console</text:span><text:span text:style-name="T22">.</text:span><text:span text:style-name="T47">log</text:span><text:span text:style-name="T22">(</text:span><text:span text:style-name="T4">'Abruf der Daten leihvorgaengeMitgliederAbrufen fehlgeschlagen'</text:span><text:span text:style-name="T22">, error);</text:span><text:line-break/><text:span text:style-name="T22"> <text:s/>}</text:span><text:line-break/><text:span text:style-name="T22"> <text:s/></text:span><text:span text:style-name="T47">initializeCheckedItems</text:span><text:span text:style-name="T22">() </text:span><text:span text:style-name="T55">//checkt die Checkbox ausgeliehen standardmäßig</text:span><text:line-break/><text:span text:style-name="T22">});</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5">// Funktion zur Initialisierung von checkedItems basierend auf leihvorgaengeMitgliederAbrufen</text:span><text:line-break/><text:span text:style-name="T16">function </text:span><text:span text:style-name="T47">initializeCheckedItems</text:span><text:span text:style-name="T22">(){</text:span><text:line-break/><text:span text:style-name="T22"> <text:s/></text:span><text:span text:style-name="T34">leihvorgaengeMitgliederAbrufen</text:span><text:span text:style-name="T22">.</text:span><text:span text:style-name="T40">value</text:span><text:span text:style-name="T22">.</text:span><text:span text:style-name="T47">forEach</text:span><text:span text:style-name="T22">(item =&gt; {</text:span><text:line-break/><text:span text:style-name="T22"> <text:s text:c="3"/></text:span><text:span text:style-name="T16">if </text:span><text:span text:style-name="T22">(!(item.</text:span><text:span text:style-name="T40">easyVereinMitglied_id </text:span><text:span text:style-name="T16">in </text:span><text:span text:style-name="T34">checkedItems</text:span><text:span text:style-name="T22">)) {</text:span><text:line-break/><text:span text:style-name="T22"> <text:s text:c="5"/></text:span><text:span text:style-name="T34">checkedItems</text:span><text:span text:style-name="T22">[item.</text:span><text:span text:style-name="T40">easyVereinMitglied_id</text:span><text:span text:style-name="T22">] = {</text:span><text:line-break/><text:soft-page-break/><text:span text:style-name="T22"> <text:s text:c="7"/></text:span><text:span text:style-name="T40">ausgeliehen</text:span><text:span text:style-name="T22">: </text:span><text:span text:style-name="T16">true</text:span><text:span text:style-name="T22">, <text:s text:c="3"/></text:span><text:span text:style-name="T55">// Standardmäßig gecheckt</text:span><text:line-break/><text:span text:style-name="T55"> <text:s text:c="7"/></text:span><text:span text:style-name="T40">abgeschlossen</text:span><text:span text:style-name="T22">: </text:span><text:span text:style-name="T16">false </text:span><text:span text:style-name="T55">// Standardmäßig nicht gecheckt</text:span><text:line-break/><text:span text:style-name="T55"> <text:s text:c="5"/></text:span><text:span text:style-name="T22">};</text:span><text:line-break/><text:span text:style-name="T22"> <text:s text:c="5"/></text:span><text:span text:style-name="T62">console</text:span><text:span text:style-name="T22">.</text:span><text:span text:style-name="T47">log</text:span><text:span text:style-name="T22">(</text:span><text:span text:style-name="T4">`Checkboxen für ID </text:span><text:span text:style-name="T22">${item.</text:span><text:span text:style-name="T40">easyVereinMitglied_id</text:span><text:span text:style-name="T22">.</text:span><text:span text:style-name="T40">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62">console</text:span><text:span text:style-name="T22">.</text:span><text:span text:style-name="T47">log</text:span><text:span text:style-name="T22">(</text:span><text:span text:style-name="T4">'checkedItems nach Initialisierung:'</text:span><text:span text:style-name="T22">, </text:span><text:span text:style-name="T34">checkedItems</text:span><text:span text:style-name="T22">);</text:span><text:line-break/><text:span text:style-name="T22">}</text:span><text:line-break/><text:line-break/><text:span text:style-name="T16">function </text:span><text:span text:style-name="T47">handleCheckboxAusgeliehen</text:span><text:span text:style-name="T22">(item) {</text:span><text:line-break/><text:span text:style-name="T22"> <text:s/></text:span><text:span text:style-name="T16">const </text:span><text:span text:style-name="T34">isChecked </text:span><text:span text:style-name="T22">= </text:span><text:span text:style-name="T34">checkedItems</text:span><text:span text:style-name="T22">[item.</text:span><text:span text:style-name="T40">easyVereinMitglied_id</text:span><text:span text:style-name="T22">.</text:span><text:span text:style-name="T40">ausgeliehen</text:span><text:span text:style-name="T22">];</text:span><text:line-break/><text:span text:style-name="T22"> <text:s/></text:span><text:span text:style-name="T62">console</text:span><text:span text:style-name="T22">.</text:span><text:span text:style-name="T47">log</text:span><text:span text:style-name="T22">(</text:span><text:span text:style-name="T4">`Checkbox für ID </text:span><text:span text:style-name="T22">${item.</text:span><text:span text:style-name="T40">easyVereinMitglied_id</text:span><text:span text:style-name="T22">.</text:span><text:span text:style-name="T40">ausgeliehen</text:span><text:span text:style-name="T22">}</text:span><text:span text:style-name="T4"> ist jetzt </text:span><text:span text:style-name="T22">${</text:span><text:span text:style-name="T34">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6">if</text:span><text:span text:style-name="T22">(</text:span><text:span text:style-name="T34">isChecked</text:span><text:span text:style-name="T22">){</text:span><text:line-break/><text:span text:style-name="T22"> <text:s text:c="3"/></text:span><text:span text:style-name="T55">// Beispiel: Füge die ID zu einer Liste hinzu</text:span><text:line-break/><text:span text:style-name="T55"> <text:s text:c="3"/>// checkedIDs.value.push(item.easyVereinMitglied_id);</text:span><text:line-break/><text:span text:style-name="T55"> <text:s text:c="3"/></text:span><text:span text:style-name="T62">console</text:span><text:span text:style-name="T22">.</text:span><text:span text:style-name="T47">log</text:span><text:span text:style-name="T22">(</text:span><text:span text:style-name="T4">'handleCheckboxOffen gecheckt'</text:span><text:span text:style-name="T22">)</text:span><text:line-break/><text:span text:style-name="T22"> <text:s/>} </text:span><text:span text:style-name="T16">else</text:span><text:span text:style-name="T22">{</text:span><text:line-break/><text:span text:style-name="T22"> <text:s text:c="3"/></text:span><text:span text:style-name="T55">// Beispiel: Entferne die ID aus einer Liste</text:span><text:line-break/><text:span text:style-name="T55"> <text:s text:c="3"/>// const index = checkedIDs.value.indexOf(item.easyVereinMitglied_id);</text:span><text:line-break/><text:span text:style-name="T55"> <text:s text:c="3"/>// if(index &gt; -1) checkedIDs.value.splice(index, 1);</text:span><text:line-break/><text:span text:style-name="T55"> <text:s text:c="3"/></text:span><text:span text:style-name="T62">console</text:span><text:span text:style-name="T22">.</text:span><text:span text:style-name="T47">log</text:span><text:span text:style-name="T22">(</text:span><text:span text:style-name="T4">'handleCheckboxOffen nicht gecheckt'</text:span><text:span text:style-name="T22">)</text:span><text:line-break/><text:span text:style-name="T22"> <text:s/>}</text:span><text:line-break/><text:line-break/><text:span text:style-name="T22">}</text:span></text:p>
      <text:p text:style-name="P97"/>
      <text:p text:style-name="P97">Somit kann ich auf das jeweilige Event der jeweiligen Chechkox reagieren.</text:p>
      <text:p text:style-name="P97"><text:span text:style-name="T91">WICHTIG</text:span> ist, damit der Standardwert in der o.g. Funktion funktionert, darf value in der v-checkbox nicht gesetzt sein, sonst funktioniert das nicht!</text:p>
      <text:p text:style-name="P97"/>
      <text:p text:style-name="P98"><text:span text:style-name="T74">&lt;v-checkbox</text:span><text:line-break/><text:span text:style-name="T74"> <text:s text:c="3"/></text:span><text:span text:style-name="T77">class</text:span><text:span text:style-name="T4">="ml-3"</text:span><text:line-break/><text:span text:style-name="T4"> <text:s text:c="3"/></text:span><text:span text:style-name="T77">color</text:span><text:span text:style-name="T4">="orange"</text:span><text:line-break/><text:span text:style-name="T4"> <text:s text:c="3"/></text:span><text:span text:style-name="T77">label</text:span><text:span text:style-name="T4">="ausgeliehen"</text:span><text:line-break/><text:span text:style-name="T4"> <text:s text:c="3"/></text:span><text:span text:style-name="T77">hide-details</text:span><text:line-break/><text:span text:style-name="T77"> <text:s text:c="3"/>v-model</text:span><text:span text:style-name="T4">="</text:span><text:span text:style-name="T40">checkedItems</text:span><text:span text:style-name="T22">[</text:span><text:span text:style-name="T34">item</text:span><text:span text:style-name="T22">.</text:span><text:span text:style-name="T40">easyVereinMitglied_id</text:span><text:span text:style-name="T22">].</text:span><text:span text:style-name="T40">ausgeliehen</text:span><text:span text:style-name="T4">"</text:span><text:line-break/><text:span text:style-name="T4"> <text:s text:c="3"/></text:span><text:span text:style-name="T77">@change</text:span><text:span text:style-name="T4">="</text:span><text:span text:style-name="T47">handleCheckboxAusgeliehen</text:span><text:span text:style-name="T22">(</text:span><text:span text:style-name="T34">item</text:span><text:span text:style-name="T22">)</text:span><text:span text:style-name="T4">"</text:span><text:line-break/><text:span text:style-name="T4"> <text:s text:c="3"/></text:span><text:span text:style-name="T77">v-if</text:span><text:span text:style-name="T4">="</text:span><text:span text:style-name="T40">expandedPanels</text:span><text:span text:style-name="T22">.</text:span><text:span text:style-name="T47">includes</text:span><text:span text:style-name="T22">(</text:span><text:span text:style-name="T34">item</text:span><text:span text:style-name="T22">.</text:span><text:span text:style-name="T40">easyVereinMitglied_id</text:span><text:span text:style-name="T22">)</text:span><text:span text:style-name="T4">"</text:span><text:line-break/><text:span text:style-name="T74">&gt;&lt;/v-checkbox&gt;</text:span><text:line-break/><text:span text:style-name="T74">&lt;v-checkbox</text:span><text:line-break/><text:span text:style-name="T74"> <text:s text:c="3"/></text:span><text:span text:style-name="T77">color</text:span><text:span text:style-name="T4">="green"</text:span><text:line-break/><text:span text:style-name="T4"> <text:s text:c="3"/></text:span><text:span text:style-name="T77">label</text:span><text:span text:style-name="T4">="abgeschlossen"</text:span><text:line-break/><text:span text:style-name="T4"> <text:s text:c="3"/></text:span><text:span text:style-name="T77">hide-details</text:span><text:line-break/><text:span text:style-name="T77"> <text:s text:c="3"/>v-model</text:span><text:span text:style-name="T4">="</text:span><text:span text:style-name="T40">checkedItems</text:span><text:span text:style-name="T22">[</text:span><text:span text:style-name="T34">item</text:span><text:span text:style-name="T22">.</text:span><text:span text:style-name="T40">easyVereinMitglied_id</text:span><text:span text:style-name="T22">].</text:span><text:span text:style-name="T40">abgeschlossen</text:span><text:span text:style-name="T4">"</text:span><text:line-break/><text:span text:style-name="T4"> <text:s text:c="3"/></text:span><text:span text:style-name="T77">@change</text:span><text:span text:style-name="T4">="</text:span><text:span text:style-name="T47">handleCheckboxAbgeschlossen</text:span><text:span text:style-name="T22">(</text:span><text:span text:style-name="T34">item</text:span><text:span text:style-name="T22">)</text:span><text:span text:style-name="T4">"</text:span><text:line-break/><text:span text:style-name="T4"> <text:s text:c="3"/></text:span><text:span text:style-name="T77">v-if</text:span><text:span text:style-name="T4">="</text:span><text:span text:style-name="T40">expandedPanels</text:span><text:span text:style-name="T22">.</text:span><text:span text:style-name="T47">includes</text:span><text:span text:style-name="T22">(</text:span><text:span text:style-name="T34">item</text:span><text:span text:style-name="T22">.</text:span><text:span text:style-name="T40">easyVereinMitglied_id</text:span><text:span text:style-name="T22">)</text:span><text:span text:style-name="T4">"</text:span><text:line-break/><text:span text:style-name="T74">&gt;&lt;/v-checkbox&gt;</text:span></text:p>
      <text:p text:style-name="P97"/>
      <text:p text:style-name="P97"/>
      <text:h text:style-name="Heading_20_2" text:outline-level="2"><text:bookmark-start text:name="__RefHeading___Toc750791_3394150493"/>reactive() <text:span text:style-name="T94">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text:soft-page-break/>undefined <text:span text:style-name="T100">mit if </text:span>abfangen<text:bookmark-end text:name="__RefHeading___Toc948267_3394150493"/></text:h>
      <text:p text:style-name="P101"><text:span text:style-name="T16">if </text:span><text:span text:style-name="T22">(</text:span><text:span text:style-name="T34">IDinventarBuchungenPositionenStatus </text:span><text:span text:style-name="T22">&amp;&amp; </text:span><text:span text:style-name="T34">IDinventarBuchungenPositionenStatus</text:span><text:span text:style-name="T22">.</text:span><text:span text:style-name="T40">length </text:span><text:span text:style-name="T22">&gt; </text:span><text:span text:style-name="T70">0</text:span><text:span text:style-name="T22">) {</text:span><text:line-break/>}</text:p>
      <text:p text:style-name="P100"/>
      <text:p text:style-name="P102">oder</text:p>
      <text:p text:style-name="P102"/>
      <text:p text:style-name="P103"><text:span text:style-name="T16">if</text:span><text:span text:style-name="T22">(value.</text:span><text:span text:style-name="T40">checkedStateAusgeliehen </text:span><text:span text:style-name="T22">!== </text:span><text:span text:style-name="T16">undefined</text:span><text:span text:style-name="T22">){</text:span><text:span text:style-name="T24">}</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74">&lt;v-icon</text:span><text:line-break/><text:span text:style-name="T74"> <text:s text:c="3"/></text:span><text:span text:style-name="T77">:color</text:span><text:span text:style-name="T4">="</text:span><text:span text:style-name="T34">itemArtikelDetails</text:span><text:span text:style-name="T22">.inventarBuchungenPositionen_IDinventarBuchungenPositionenStatus === </text:span><text:span text:style-name="T70">1 </text:span><text:span text:style-name="T22">? </text:span><text:span text:style-name="T4">'orange' </text:span><text:span text:style-name="T22">: </text:span><text:span text:style-name="T4">'green'"</text:span><text:line-break/><text:span text:style-name="T74">&gt;</text:span><text:line-break/><text:span text:style-name="T74"> <text:s/></text:span><text:span text:style-name="T22">{{</text:span><text:span text:style-name="T28"> itemArtikelDetails.inventarBuchungenPositionen_IDinventarBuchungenPositionenStatus === 1 ? 'mdi-share' : 'mdi-lock' </text:span><text:span text:style-name="T22">}}</text:span><text:line-break/><text:span text:style-name="T74">&lt;/v-icon&gt;</text:span></text:p>
      <text:p text:style-name="P106"/>
      <text:p text:style-name="P160">oder mit Text:</text:p>
      <text:p text:style-name="P160"/>
      <text:p text:style-name="P161"><text:span text:style-name="T22">{{</text:span><text:span text:style-name="T28"> item.ExterneInventarNummerPflicht === 1 ? 'Externe Nr. erfassen*' : 'Externe Nr. erfassen' </text:span><text:span text:style-name="T22">}}</text:span></text:p>
      <text:p text:style-name="P160"/>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7">setShowAusgeliehenAbgeschlossen</text:span><text:span text:style-name="T22">(state, value) {</text:span><text:line-break/><text:span text:style-name="T22"> <text:s text:c="3"/></text:span><text:span text:style-name="T16">const </text:span><text:span text:style-name="T34">existingItem </text:span><text:span text:style-name="T22">= state.</text:span><text:span text:style-name="T40">showAusgeliehenAbgeschlossen</text:span><text:span text:style-name="T22">.</text:span><text:span text:style-name="T47">find</text:span><text:span text:style-name="T22">(</text:span><text:line-break/><text:span text:style-name="T22"> <text:s text:c="7"/>(item) =&gt; item.</text:span><text:span text:style-name="T40">idMitglied </text:span><text:span text:style-name="T22">=== value.</text:span><text:span text:style-name="T40">idMitglied</text:span><text:line-break/><text:span text:style-name="T40"> <text:s text:c="3"/></text:span><text:span text:style-name="T22">);</text:span><text:line-break/><text:line-break/><text:span text:style-name="T22"> <text:s text:c="3"/></text:span><text:span text:style-name="T16">if </text:span><text:span text:style-name="T22">(</text:span><text:span text:style-name="T34">existingItem</text:span><text:span text:style-name="T22">) {</text:span><text:line-break/><text:span text:style-name="T22"> <text:s text:c="7"/></text:span><text:span text:style-name="T55">// Aktualisiere nur die übergebenen Eigenschaften</text:span><text:line-break/><text:span text:style-name="T55"> <text:s text:c="7"/></text:span><text:span text:style-name="T16">if </text:span><text:span text:style-name="T22">(value.</text:span><text:span text:style-name="T40">checkedStateAusgeliehen </text:span><text:span text:style-name="T22">!== </text:span><text:span text:style-name="T16">undefined</text:span><text:span text:style-name="T22">) {</text:span><text:line-break/><text:span text:style-name="T22"> <text:s text:c="11"/></text:span><text:span text:style-name="T34">existingItem</text:span><text:span text:style-name="T22">.</text:span><text:span text:style-name="T40">checkedStateAusgeliehen </text:span><text:span text:style-name="T22">= value.</text:span><text:span text:style-name="T40">checkedStateAusgeliehen</text:span><text:span text:style-name="T22">;</text:span><text:line-break/><text:span text:style-name="T22"> <text:s text:c="7"/>}</text:span><text:line-break/><text:span text:style-name="T22"> <text:s text:c="7"/></text:span><text:span text:style-name="T16">if </text:span><text:span text:style-name="T22">(value.</text:span><text:span text:style-name="T40">checkedStateAbgeschlossen </text:span><text:span text:style-name="T22">!== </text:span><text:span text:style-name="T16">undefined</text:span><text:span text:style-name="T22">) {</text:span><text:line-break/><text:span text:style-name="T22"> <text:s text:c="11"/></text:span><text:span text:style-name="T34">existingItem</text:span><text:span text:style-name="T22">.</text:span><text:span text:style-name="T40">checkedStateAbgeschlossen </text:span><text:span text:style-name="T22">= value.</text:span><text:span text:style-name="T40">checkedStateAbgeschlossen</text:span><text:span text:style-name="T22">;</text:span><text:line-break/><text:span text:style-name="T22"> <text:s text:c="7"/>}</text:span><text:line-break/><text:span text:style-name="T22"> <text:s text:c="3"/>} </text:span><text:span text:style-name="T16">else </text:span><text:span text:style-name="T22">{</text:span><text:line-break/><text:span text:style-name="T22"> <text:s text:c="7"/></text:span><text:span text:style-name="T55">// Füge ein neues Element mit Standardwerten hinzu</text:span><text:line-break/><text:soft-page-break/><text:span text:style-name="T55"> <text:s text:c="7"/></text:span><text:span text:style-name="T16">const </text:span><text:span text:style-name="T34">newItem </text:span><text:span text:style-name="T22">= {</text:span><text:line-break/><text:span text:style-name="T22"> <text:s text:c="11"/></text:span><text:span text:style-name="T40">idMitglied</text:span><text:span text:style-name="T22">: value.</text:span><text:span text:style-name="T40">idMitglied</text:span><text:span text:style-name="T22">,</text:span><text:line-break/><text:span text:style-name="T22"> <text:s text:c="11"/></text:span><text:span text:style-name="T40">checkedStateAusgeliehen</text:span><text:span text:style-name="T22">: value.</text:span><text:span text:style-name="T40">checkedStateAusgeliehen </text:span><text:span text:style-name="T22">!== </text:span><text:span text:style-name="T16">undefined </text:span><text:span text:style-name="T22">? value.</text:span><text:span text:style-name="T40">checkedStateAusgeliehen </text:span><text:span text:style-name="T22">: </text:span><text:span text:style-name="T16">true</text:span><text:span text:style-name="T22">, </text:span><text:span text:style-name="T55">// Standardwert</text:span><text:line-break/><text:span text:style-name="T55"> <text:s text:c="11"/></text:span><text:span text:style-name="T40">checkedStateAbgeschlossen</text:span><text:span text:style-name="T22">: value.</text:span><text:span text:style-name="T40">checkedStateAbgeschlossen </text:span><text:span text:style-name="T22">!== </text:span><text:span text:style-name="T16">undefined </text:span><text:span text:style-name="T22">? value.</text:span><text:span text:style-name="T40">checkedStateAbgeschlossen </text:span><text:span text:style-name="T22">: </text:span><text:span text:style-name="T16">false</text:span><text:span text:style-name="T22">, </text:span><text:span text:style-name="T55">// Standardwert</text:span><text:line-break/><text:span text:style-name="T55"> <text:s text:c="7"/></text:span><text:span text:style-name="T22">};</text:span><text:line-break/><text:span text:style-name="T22"> <text:s text:c="7"/>state.</text:span><text:span text:style-name="T40">showAusgeliehenAbgeschlossen</text:span><text:span text:style-name="T22">.</text:span><text:span text:style-name="T47">push</text:span><text:span text:style-name="T22">(</text:span><text:span text:style-name="T34">newItem</text:span><text:span text:style-name="T22">);</text:span><text:line-break/><text:span text:style-name="T22"> <text:s text:c="3"/>}</text:span><text:line-break/><text:line-break/><text:span text:style-name="T22"> <text:s text:c="3"/></text:span><text:span text:style-name="T62">console</text:span><text:span text:style-name="T22">.</text:span><text:span text:style-name="T47">log</text:span><text:span text:style-name="T22">(</text:span><text:span text:style-name="T4">'vuex state.showAusgeliehenAbgeschlossen'</text:span><text:span text:style-name="T22">, state.</text:span><text:span text:style-name="T40">showAusgeliehenAbgeschlossen</text:span><text:span text:style-name="T22">);</text:span><text:line-break/><text:span text:style-name="T22">},</text:span><text:line-break/></text:p>
      <text:p text:style-name="P107"/>
      <text:p text:style-name="P107">3. Action anlegen:</text:p>
      <text:p text:style-name="P108"><text:span text:style-name="T47">setShowAusgeliehenAbgeschlossen</text:span><text:span text:style-name="T22">( { commit }, value){</text:span><text:line-break/><text:span text:style-name="T22"> <text:s text:c="3"/>commit(</text:span><text:span text:style-name="T4">'setShowAusgeliehenAbgeschlossen'</text:span><text:span text:style-name="T22">, value)</text:span><text:line-break/><text:span text:style-name="T22">}</text:span></text:p>
      <text:p text:style-name="P107"/>
      <text:p text:style-name="P107">4. Getter anlegen, der die Daten eines bestimmten Mitglieds zurück gibt:</text:p>
      <text:p text:style-name="P108"><text:span text:style-name="T47">getShowAusgeliehenAbgeschlossen</text:span><text:span text:style-name="T22">: (state) =&gt; (idMitglied) =&gt; {</text:span><text:line-break/><text:span text:style-name="T22"> <text:s text:c="3"/></text:span><text:span text:style-name="T16">return </text:span><text:span text:style-name="T22">state.</text:span><text:span text:style-name="T40">showAusgeliehenAbgeschlossen</text:span><text:span text:style-name="T22">.</text:span><text:span text:style-name="T47">find</text:span><text:span text:style-name="T22">(</text:span><text:line-break/><text:span text:style-name="T22"> <text:s text:c="7"/>(item) =&gt; item.</text:span><text:span text:style-name="T40">idMitglied </text:span><text:span text:style-name="T22">=== idMitglied</text:span><text:line-break/><text:span text:style-name="T22"> <text:s text:c="3"/>);</text:span><text:line-break/><text:span text:style-name="T22">},</text:span></text:p>
      <text:p text:style-name="P107"/>
      <text:p text:style-name="P107">5. Abruf der Daten in z.B. einer Funktion</text:p>
      <text:p text:style-name="P108"><text:span text:style-name="T16">const </text:span><text:span text:style-name="T34">checkedAusgeliehen </text:span><text:span text:style-name="T22">= </text:span><text:span text:style-name="T62">store</text:span><text:span text:style-name="T22">.</text:span><text:span text:style-name="T40">getters</text:span><text:span text:style-name="T22">.</text:span><text:span text:style-name="T40">getShowAusgeliehenAbgeschlossen</text:span><text:span text:style-name="T22">(member.</text:span><text:span text:style-name="T40">easyVereinMitglied_id</text:span><text:span text:style-name="T22">).</text:span><text:span text:style-name="T40">checkedStateAusgeliehen</text:span><text:line-break/><text:span text:style-name="T16">const </text:span><text:span text:style-name="T34">checkedAbgeschlossen </text:span><text:span text:style-name="T22">= </text:span><text:span text:style-name="T62">store</text:span><text:span text:style-name="T22">.</text:span><text:span text:style-name="T40">getters</text:span><text:span text:style-name="T22">.</text:span><text:span text:style-name="T40">getShowAusgeliehenAbgeschlossen</text:span><text:span text:style-name="T22">(member.</text:span><text:span text:style-name="T40">easyVereinMitglied_id</text:span><text:span text:style-name="T22">).</text:span><text:span text:style-name="T40">checkedStateAbgeschlossen</text:span></text:p>
      <text:p text:style-name="P107"/>
      <text:p text:style-name="P107"/>
      <text:h text:style-name="Heading_20_2" text:outline-level="2"><text:bookmark-start text:name="__RefHeading___Toc1685223_3394150493"/>vue Suchfunktion spezifisch innerhalb einer idMitglied<text:bookmark-end text:name="__RefHeading___Toc1685223_3394150493"/></text:h>
      <text:p text:style-name="P109"/>
      <text:p text:style-name="P110">1. Ein Objekt erstellen <text:span text:style-name="T107">ACHTUNG: hier wird ein Objekt benötigt</text:span></text:p>
      <text:p text:style-name="P111"><text:span text:style-name="T16">const </text:span><text:span text:style-name="T34">searchArtikels </text:span><text:span text:style-name="T22">= ref({});</text:span></text:p>
      <text:p text:style-name="P110"/>
      <text:p text:style-name="P110">2. Textfeld mit v-model daran binden und die idMitglieder an die Funktion übergeben</text:p>
      <text:p text:style-name="P111"><text:span text:style-name="T77">v-model</text:span><text:span text:style-name="T4">="</text:span><text:span text:style-name="T40">searchArtikels</text:span><text:span text:style-name="T22">[</text:span><text:span text:style-name="T34">item</text:span><text:span text:style-name="T22">.</text:span><text:span text:style-name="T40">easyVereinMitglied_id</text:span><text:span text:style-name="T22">]</text:span><text:span text:style-name="T4">"</text:span></text:p>
      <text:p text:style-name="P110"/>
      <text:p text:style-name="P111"><text:span text:style-name="T74">&lt;v-text-field</text:span><text:line-break/><text:span text:style-name="T74"> <text:s text:c="3"/></text:span><text:span text:style-name="T77">v-model</text:span><text:span text:style-name="T4">="</text:span><text:span text:style-name="T40">searchArtikels</text:span><text:span text:style-name="T22">[</text:span><text:span text:style-name="T34">item</text:span><text:span text:style-name="T22">.</text:span><text:span text:style-name="T40">easyVereinMitglied_id</text:span><text:span text:style-name="T22">]</text:span><text:span text:style-name="T4">"</text:span><text:line-break/><text:span text:style-name="T4"> <text:s text:c="3"/></text:span><text:span text:style-name="T77">:loading</text:span><text:span text:style-name="T4">="</text:span><text:span text:style-name="T40">loading</text:span><text:span text:style-name="T4">"</text:span><text:line-break/><text:span text:style-name="T4"> <text:s text:c="3"/></text:span><text:span text:style-name="T77">append-inner-icon</text:span><text:span text:style-name="T4">="mdi-magnify"</text:span><text:line-break/><text:span text:style-name="T4"> <text:s text:c="3"/></text:span><text:span text:style-name="T77">density</text:span><text:span text:style-name="T4">="compact"</text:span><text:line-break/><text:span text:style-name="T4"> <text:s text:c="3"/></text:span><text:span text:style-name="T77">label</text:span><text:span text:style-name="T4">="Artikel suchen"</text:span><text:line-break/><text:span text:style-name="T4"> <text:s text:c="3"/></text:span><text:span text:style-name="T77">variant</text:span><text:span text:style-name="T4">="solo"</text:span><text:line-break/><text:span text:style-name="T4"> <text:s text:c="3"/></text:span><text:span text:style-name="T77">hide-details</text:span><text:line-break/><text:span text:style-name="T77"> <text:s text:c="3"/>single-line</text:span><text:line-break/><text:span text:style-name="T77"> <text:s text:c="3"/>class</text:span><text:span text:style-name="T4">="ma-2"</text:span><text:line-break/><text:span text:style-name="T4"> <text:s text:c="3"/></text:span><text:span text:style-name="T77">v-if</text:span><text:span text:style-name="T4">="</text:span><text:span text:style-name="T40">expandedPanels</text:span><text:span text:style-name="T22">.</text:span><text:span text:style-name="T47">includes</text:span><text:span text:style-name="T22">(</text:span><text:span text:style-name="T34">item</text:span><text:span text:style-name="T22">.</text:span><text:span text:style-name="T40">easyVereinMitglied_id</text:span><text:span text:style-name="T22">)</text:span><text:span text:style-name="T4">"</text:span><text:line-break/><text:span text:style-name="T74">&gt;&lt;/v-text-field&gt;</text:span></text:p>
      <text:p text:style-name="P110"/>
      <text:p text:style-name="P110"><text:soft-page-break/>3. Suchfunktion programmieren</text:p>
      <text:p text:style-name="P111"><text:span text:style-name="T16">function </text:span><text:span text:style-name="T47">filteredArtikelDetails</text:span><text:span text:style-name="T22">(item) {</text:span><text:line-break/><text:span text:style-name="T22"> <text:s/></text:span><text:span text:style-name="T16">const </text:span><text:span text:style-name="T34">searchTerm </text:span><text:span text:style-name="T22">= </text:span><text:span text:style-name="T34">searchArtikels</text:span><text:span text:style-name="T22">[item.</text:span><text:span text:style-name="T40">easyVereinMitglied_id</text:span><text:span text:style-name="T22">] || </text:span><text:span text:style-name="T4">''</text:span><text:span text:style-name="T22">;</text:span><text:line-break/><text:span text:style-name="T22"> <text:s/></text:span><text:span text:style-name="T16">const </text:span><text:span text:style-name="T34">lowerSearchTerm </text:span><text:span text:style-name="T22">= </text:span><text:span text:style-name="T34">searchTerm</text:span><text:span text:style-name="T22">.</text:span><text:span text:style-name="T47">toLowerCase</text:span><text:span text:style-name="T22">();</text:span><text:line-break/><text:line-break/><text:span text:style-name="T22"> <text:s/></text:span><text:span text:style-name="T16">if </text:span><text:span text:style-name="T22">(!</text:span><text:span text:style-name="T34">searchTerm</text:span><text:span text:style-name="T22">) {</text:span><text:line-break/><text:span text:style-name="T22"> <text:s text:c="3"/></text:span><text:span text:style-name="T55">// Wenn kein Suchbegriff eingegeben wurde, alle Artikel zurückgeben</text:span><text:line-break/><text:span text:style-name="T55"> <text:s text:c="3"/></text:span><text:span text:style-name="T16">return </text:span><text:span text:style-name="T22">item.</text:span><text:span text:style-name="T40">leihvorgaengeArtikelDetails</text:span><text:span text:style-name="T22">;</text:span><text:line-break/><text:span text:style-name="T22"> <text:s/>}</text:span><text:line-break/><text:line-break/><text:span text:style-name="T22"> <text:s/></text:span><text:span text:style-name="T16">return </text:span><text:span text:style-name="T22">item.</text:span><text:span text:style-name="T40">leihvorgaengeArtikelDetails</text:span><text:span text:style-name="T22">.</text:span><text:span text:style-name="T47">filter</text:span><text:span text:style-name="T22">((detail) =&gt; {</text:span><text:line-break/><text:span text:style-name="T22"> <text:s text:c="3"/></text:span><text:span text:style-name="T16">const </text:span><text:span text:style-name="T34">artikelBezeichnung </text:span><text:span text:style-name="T22">= detail.inventarArtikel_ArtikelBezeichnung.</text:span><text:span text:style-name="T47">toLowerCase</text:span><text:span text:style-name="T22">();</text:span><text:line-break/><text:span text:style-name="T22"> <text:s text:c="3"/></text:span><text:span text:style-name="T16">const </text:span><text:span text:style-name="T34">konfektionsGroesse </text:span><text:span text:style-name="T22">= detail.konfektionsGroesse_Konfektionsgroesse.</text:span><text:span text:style-name="T47">toLowerCase</text:span><text:span text:style-name="T22">();</text:span><text:line-break/><text:line-break/><text:span text:style-name="T22"> <text:s text:c="3"/></text:span><text:span text:style-name="T16">return </text:span><text:span text:style-name="T22">(</text:span><text:line-break/><text:span text:style-name="T22"> <text:s text:c="7"/></text:span><text:span text:style-name="T34">artikelBezeichnung</text:span><text:span text:style-name="T22">.</text:span><text:span text:style-name="T47">includes</text:span><text:span text:style-name="T22">(</text:span><text:span text:style-name="T34">lowerSearchTerm</text:span><text:span text:style-name="T22">) ||</text:span><text:line-break/><text:span text:style-name="T22"> <text:s text:c="7"/></text:span><text:span text:style-name="T34">konfektionsGroesse</text:span><text:span text:style-name="T22">.</text:span><text:span text:style-name="T47">includes</text:span><text:span text:style-name="T22">(</text:span><text:span text:style-name="T34">lowerSearchTerm</text:span><text:span text:style-name="T22">)</text:span><text:line-break/><text:span text:style-name="T22"> <text:s text:c="3"/>);</text:span><text:line-break/><text:span text:style-name="T22"> <text:s/>});</text:span><text:line-break/><text:span text:style-name="T22">}</text:span></text:p>
      <text:p text:style-name="P110"/>
      <text:p text:style-name="P110">4. Das entsprechende Element anpassen und nicht das vom Backend zurückgegeben Element verwenden, sondern dass das die Suchfunktion zurückliefert, verwenden:</text:p>
      <text:p text:style-name="P111"><text:span text:style-name="T74">&lt;v-list-item</text:span><text:line-break/><text:span text:style-name="T74"> <text:s text:c="3"/></text:span><text:span text:style-name="T77">v-for</text:span><text:span text:style-name="T4">="</text:span><text:span text:style-name="T22">(</text:span><text:span text:style-name="T34">itemArtikelDetails</text:span><text:span text:style-name="T22">) </text:span><text:span text:style-name="T16">in </text:span><text:span text:style-name="T47">filteredArtikelDetails</text:span><text:span text:style-name="T22">(</text:span><text:span text:style-name="T34">item</text:span><text:span text:style-name="T22">)</text:span><text:span text:style-name="T4">"</text:span><text:line-break/><text:span text:style-name="T4"> <text:s text:c="3"/></text:span><text:span text:style-name="T77">:key</text:span><text:span text:style-name="T4">="</text:span><text:span text:style-name="T34">itemArtikelDetails</text:span><text:span text:style-name="T22">.</text:span><text:span text:style-name="T40">IDinventarBuchungenPositionen</text:span><text:span text:style-name="T4">"</text:span><text:line-break/><text:span text:style-name="T4"> <text:s text:c="3"/></text:span><text:span text:style-name="T77">class</text:span><text:span text:style-name="T4">="mb-2 mt-2"</text:span><text:span text:style-name="T74">&gt;</text:span></text:p>
      <text:h text:style-name="P201" text:outline-level="2"><text:bookmark-start text:name="__RefHeading___Toc1685223_33941504931"/>vue Suchfunktion <text:span text:style-name="T107">allgemeine</text:span> <text:span text:style-name="T107">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6">const </text:span><text:span text:style-name="T34">searchMitglied </text:span><text:span text:style-name="T22">= ref(</text:span><text:span text:style-name="T4">''</text:span><text:span text:style-name="T22">);</text:span></text:p>
      <text:p text:style-name="P139"/>
      <text:p text:style-name="P147">computed für die Filterung, in diesem Fall die Leihvorgänge nach Mitglieder:</text:p>
      <text:p text:style-name="P146"><text:span text:style-name="T16">const </text:span><text:span text:style-name="T34">filteredLeihvorgaengeMitglieder </text:span><text:span text:style-name="T22">= computed(() =&gt; {</text:span><text:line-break/><text:span text:style-name="T22"> <text:s/></text:span><text:span text:style-name="T16">if </text:span><text:span text:style-name="T22">(!</text:span><text:span text:style-name="T34">searchMitglied</text:span><text:span text:style-name="T22">.</text:span><text:span text:style-name="T40">value</text:span><text:span text:style-name="T22">) {</text:span><text:line-break/><text:span text:style-name="T22"> <text:s text:c="3"/></text:span><text:span text:style-name="T55">// Wenn kein Suchbegriff eingegeben wurde, gib alle Mitglieder zurück</text:span><text:line-break/><text:span text:style-name="T55"> <text:s text:c="3"/></text:span><text:span text:style-name="T16">return </text:span><text:span text:style-name="T34">leihvorgaengeMitgliederAbrufen</text:span><text:span text:style-name="T22">.</text:span><text:span text:style-name="T40">value</text:span><text:span text:style-name="T22">;</text:span><text:line-break/><text:span text:style-name="T22"> <text:s/>}</text:span><text:line-break/><text:span text:style-name="T22"> <text:s/></text:span><text:span text:style-name="T55">// Ansonsten filtere die Mitglieder basierend auf dem Suchbegriff</text:span><text:line-break/><text:span text:style-name="T55"> <text:s/></text:span><text:span text:style-name="T16">return </text:span><text:span text:style-name="T34">leihvorgaengeMitgliederAbrufen</text:span><text:span text:style-name="T22">.</text:span><text:span text:style-name="T40">value</text:span><text:span text:style-name="T22">.</text:span><text:span text:style-name="T47">filter</text:span><text:span text:style-name="T22">((item) =&gt; {</text:span><text:line-break/><text:span text:style-name="T22"> <text:s text:c="3"/></text:span><text:span text:style-name="T16">const </text:span><text:span text:style-name="T34">fullName </text:span><text:span text:style-name="T22">= </text:span><text:span text:style-name="T4">`</text:span><text:span text:style-name="T22">${item.</text:span><text:span text:style-name="T40">easyVereinMitglied_firstName</text:span><text:span text:style-name="T22">} ${item.</text:span><text:span text:style-name="T40">easyVereinMitglied_familyName</text:span><text:span text:style-name="T22">}</text:span><text:span text:style-name="T4">`</text:span><text:span text:style-name="T22">.</text:span><text:span text:style-name="T47">toLowerCase</text:span><text:span text:style-name="T22">();</text:span><text:line-break/><text:span text:style-name="T22"> <text:s text:c="3"/></text:span><text:span text:style-name="T16">return </text:span><text:span text:style-name="T34">fullName</text:span><text:span text:style-name="T22">.</text:span><text:span text:style-name="T47">includes</text:span><text:span text:style-name="T22">(</text:span><text:span text:style-name="T34">searchMitglied</text:span><text:span text:style-name="T22">.</text:span><text:span text:style-name="T40">value</text:span><text:span text:style-name="T22">.</text:span><text:span text:style-name="T47">toLowerCase</text:span><text:span text:style-name="T22">());</text:span><text:line-break/><text:span text:style-name="T22"> <text:s/>});</text:span><text:line-break/><text:span text:style-name="T22">});</text:span></text:p>
      <text:p text:style-name="P145"/>
      <text:p text:style-name="P145">In der vor-Schleife das ursprüngliche Objekt, durch das filtered ersetzten:</text:p>
      <text:p text:style-name="P146"><text:span text:style-name="T77">v-for</text:span><text:span text:style-name="T4">="</text:span><text:span text:style-name="T22">(</text:span><text:span text:style-name="T34">item</text:span><text:span text:style-name="T22">) </text:span><text:span text:style-name="T16">in </text:span><text:span text:style-name="T40">filteredLeihvorgaengeMitglieder</text:span><text:span text:style-name="T4">"</text:span></text:p>
      <text:p text:style-name="P145"/>
      <text:p text:style-name="P80"><text:span text:style-name="T74">&lt;v-expansion-panels </text:span><text:span text:style-name="T77">v-model</text:span><text:span text:style-name="T4">="</text:span><text:span text:style-name="T40">expandedPanels</text:span><text:span text:style-name="T4">" </text:span><text:span text:style-name="T77">multiple</text:span><text:span text:style-name="T74">&gt;</text:span><text:line-break/><text:span text:style-name="T74"> <text:s/></text:span><text:span text:style-name="T55">&lt;!-- Erstes Level --&gt;</text:span><text:line-break/><text:span text:style-name="T55"> <text:s/></text:span><text:span text:style-name="T74">&lt;v-expansion-panel</text:span><text:line-break/><text:span text:style-name="T74"> <text:s text:c="5"/></text:span><text:span text:style-name="T77">v-for</text:span><text:span text:style-name="T4">="</text:span><text:span text:style-name="T22">(</text:span><text:span text:style-name="T34">item</text:span><text:span text:style-name="T22">) </text:span><text:span text:style-name="T16">in </text:span><text:span text:style-name="T40">filteredLeihvorgaengeMitglieder</text:span><text:span text:style-name="T4">"</text:span><text:line-break/><text:span text:style-name="T4"> <text:s text:c="5"/></text:span><text:span text:style-name="T77">:key</text:span><text:span text:style-name="T4">="</text:span><text:span text:style-name="T34">item</text:span><text:span text:style-name="T22">.</text:span><text:span text:style-name="T40">easyVereinMitglied_id</text:span><text:span text:style-name="T4">"</text:span><text:line-break/><text:span text:style-name="T4"> <text:s text:c="5"/></text:span><text:span text:style-name="T77">:value</text:span><text:span text:style-name="T4">="</text:span><text:span text:style-name="T34">item</text:span><text:span text:style-name="T22">.</text:span><text:span text:style-name="T40">easyVereinMitglied_id</text:span><text:span text:style-name="T4">"</text:span><text:line-break/><text:soft-page-break/><text:span text:style-name="T4"> <text:s text:c="5"/></text:span><text:span text:style-name="T77">class</text:span><text:span text:style-name="T4">="mb-1"</text:span><text:span text:style-name="T74">&gt;</text:span><text:line-break/><text:span text:style-name="T74"> <text:s text:c="3"/>&lt;v-expansion-panel-title </text:span><text:span text:style-name="T77">@click</text:span><text:span text:style-name="T4">="</text:span><text:span text:style-name="T47">expansionForLeihvorgang</text:span><text:span text:style-name="T22">(</text:span><text:span text:style-name="T34">item</text:span><text:span text:style-name="T22">)</text:span><text:span text:style-name="T4">"</text:span><text:span text:style-name="T74">&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74">&lt;v-text-field</text:span><text:line-break/><text:span text:style-name="T74"> <text:s text:c="3"/></text:span><text:span text:style-name="T77">v-model</text:span><text:span text:style-name="T4">="</text:span><text:span text:style-name="T40">searchArtikels</text:span><text:span text:style-name="T22">[</text:span><text:span text:style-name="T34">item</text:span><text:span text:style-name="T22">.</text:span><text:span text:style-name="T40">easyVereinMitglied_id</text:span><text:span text:style-name="T22">]</text:span><text:span text:style-name="T4">"</text:span><text:line-break/><text:span text:style-name="T4"> <text:s text:c="3"/></text:span><text:span text:style-name="T77">:loading</text:span><text:span text:style-name="T4">="</text:span><text:span text:style-name="T40">loading</text:span><text:span text:style-name="T4">"</text:span><text:line-break/><text:span text:style-name="T4"> <text:s text:c="3"/></text:span><text:span text:style-name="T77">append-inner-icon</text:span><text:span text:style-name="T4">="mdi-magnify"</text:span><text:line-break/><text:span text:style-name="T4"> <text:s text:c="3"/></text:span><text:span text:style-name="T77">density</text:span><text:span text:style-name="T4">="compact"</text:span><text:line-break/><text:span text:style-name="T4"> <text:s text:c="3"/></text:span><text:span text:style-name="T77">label</text:span><text:span text:style-name="T4">="Artikel suchen"</text:span><text:line-break/><text:span text:style-name="T4"> <text:s text:c="3"/></text:span><text:span text:style-name="T77">variant</text:span><text:span text:style-name="T4">="solo"</text:span><text:line-break/><text:span text:style-name="T4"> <text:s text:c="3"/></text:span><text:span text:style-name="T77">single-line</text:span><text:line-break/><text:span text:style-name="T77"> <text:s text:c="3"/>class</text:span><text:span text:style-name="T4">="ma-2"</text:span><text:line-break/><text:span text:style-name="T4"> <text:s text:c="3"/></text:span><text:span text:style-name="T77">clearable</text:span><text:line-break/><text:span text:style-name="T77"> <text:s text:c="3"/>v-if</text:span><text:span text:style-name="T4">="</text:span><text:span text:style-name="T40">expandedPanels</text:span><text:span text:style-name="T22">.</text:span><text:span text:style-name="T47">includes</text:span><text:span text:style-name="T22">(</text:span><text:span text:style-name="T34">item</text:span><text:span text:style-name="T22">.</text:span><text:span text:style-name="T40">easyVereinMitglied_id</text:span><text:span text:style-name="T22">)</text:span><text:span text:style-name="T4">"</text:span><text:line-break/><text:span text:style-name="T74">&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6">function </text:span><text:span text:style-name="T47">formatDate</text:span><text:span text:style-name="T22">(dateString) {</text:span><text:line-break/><text:span text:style-name="T22"> <text:s/></text:span><text:span text:style-name="T16">if </text:span><text:span text:style-name="T22">(!dateString) </text:span><text:span text:style-name="T16">return </text:span><text:span text:style-name="T4">''</text:span><text:span text:style-name="T22">;</text:span><text:line-break/><text:span text:style-name="T22"> <text:s/></text:span><text:span text:style-name="T16">const </text:span><text:span text:style-name="T34">options </text:span><text:span text:style-name="T22">= { </text:span><text:span text:style-name="T40">day</text:span><text:span text:style-name="T22">: </text:span><text:span text:style-name="T4">'2-digit'</text:span><text:span text:style-name="T22">, </text:span><text:span text:style-name="T40">month</text:span><text:span text:style-name="T22">: </text:span><text:span text:style-name="T4">'2-digit'</text:span><text:span text:style-name="T22">, </text:span><text:span text:style-name="T40">year</text:span><text:span text:style-name="T22">: </text:span><text:span text:style-name="T4">'numeric' </text:span><text:span text:style-name="T22">};</text:span><text:line-break/><text:span text:style-name="T22"> <text:s/></text:span><text:span text:style-name="T16">return new </text:span><text:span text:style-name="T62">Date</text:span><text:span text:style-name="T22">(dateString).</text:span><text:span text:style-name="T47">toLocaleDateString</text:span><text:span text:style-name="T22">(</text:span><text:span text:style-name="T4">'de-DE'</text:span><text:span text:style-name="T22">, </text:span><text:span text:style-name="T34">options</text:span><text:span text:style-name="T22">);</text:span><text:line-break/><text:span text:style-name="T22">}</text:span></text:p>
      <text:p text:style-name="P115"/>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6">function </text:span><text:span text:style-name="T47">isVisibleIventarStatus</text:span><text:span text:style-name="T22">(status){</text:span><text:line-break/><text:span text:style-name="T22"> <text:s/></text:span><text:span text:style-name="T55">//Prüft den itemArtikelDetails.inventarBuchungenPositionen_IDinventarBuchungenPositionenStatus Status</text:span><text:line-break/><text:span text:style-name="T55"> <text:s/>//Wenn 1 (ausgeliehen) Element anzeigen, sonst nicht</text:span><text:line-break/><text:span text:style-name="T55"> <text:s/></text:span><text:span text:style-name="T16">return </text:span><text:span text:style-name="T22">status === </text:span><text:span text:style-name="T70">1</text:span><text:span text:style-name="T22">;</text:span><text:line-break/><text:span text:style-name="T22">}</text:span></text:p>
      <text:p text:style-name="P117"/>
      <text:p text:style-name="P117">2. Im jeweiligen Element die Funktion aufrufen und den Wert der geprüft werden soll übergeben:</text:p>
      <text:p text:style-name="P118"><text:span text:style-name="T22">{{</text:span><text:span text:style-name="T28"> isVisibleIventarStatus(itemArtikelDetails.inventarBuchungenPositionen_IDinventarBuchungenPositionenStatus) ? 'mdi-share' : 'mdi-lock' </text:span><text:span text:style-name="T22">}}</text:span><text:line-break/></text:p>
      <text:h text:style-name="Heading_20_2" text:outline-level="2"><text:bookmark-start text:name="__RefHeading___Toc1685231_3394150493"/><text:soft-page-break/>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6">const </text:span><text:span text:style-name="T34">response </text:span><text:span text:style-name="T22">= </text:span><text:span text:style-name="T16">await </text:span><text:span text:style-name="T62">AuthenticationService</text:span><text:span text:style-name="T22">.</text:span><text:span text:style-name="T47">leihvorgangArtikel</text:span><text:span text:style-name="T22">(</text:span><text:line-break/><text:span text:style-name="T22"> <text:s text:c="3"/>member.</text:span><text:span text:style-name="T40">easyVereinMitglied_id</text:span><text:span text:style-name="T22">,</text:span><text:line-break/><text:span text:style-name="T22"> <text:s text:c="3"/>{</text:span><text:span text:style-name="T40">IDinventarBuchungenPositionenStatus</text:span><text:span text:style-name="T22">: </text:span><text:span text:style-name="T34">selektionKriterium</text:span><text:span text:style-name="T22">}</text:span><text:line-break/><text:span text:style-name="T22">);</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5">// Mapping der empfangenen Daten</text:span><text:line-break/><text:span text:style-name="T16">const </text:span><text:span text:style-name="T34">mappedData </text:span><text:span text:style-name="T22">= </text:span><text:span text:style-name="T34">response</text:span><text:span text:style-name="T22">.</text:span><text:span text:style-name="T40">data</text:span><text:span text:style-name="T22">.</text:span><text:span text:style-name="T47">map</text:span><text:span text:style-name="T22">((item) =&gt; ({</text:span><text:line-break/><text:span text:style-name="T22"> <text:s/></text:span><text:span text:style-name="T40">konfektionsGroesse_Konfektionsgroesse</text:span><text:span text:style-name="T22">: item.</text:span><text:span text:style-name="T40">Konfektionsgroesse</text:span><text:span text:style-name="T22">,</text:span><text:line-break/><text:span text:style-name="T22"> <text:s/></text:span><text:span text:style-name="T40">inventarArtikel_Bildpfad</text:span><text:span text:style-name="T22">: item.</text:span><text:span text:style-name="T40">Bildpfad</text:span><text:span text:style-name="T22">,</text:span><text:line-break/><text:span text:style-name="T22"> <text:s/></text:span><text:span text:style-name="T40">inventarArtikel_ArtikelBezeichnung</text:span><text:span text:style-name="T22">: item.</text:span><text:span text:style-name="T40">ArtikelBezeichnung</text:span><text:span text:style-name="T22">,</text:span><text:line-break/><text:span text:style-name="T22"> <text:s/></text:span><text:span text:style-name="T40">inventarBuchungenPositionen_Menge</text:span><text:span text:style-name="T22">: item.</text:span><text:span text:style-name="T40">Menge</text:span><text:span text:style-name="T22">,</text:span><text:line-break/><text:span text:style-name="T22"> <text:s/></text:span><text:span text:style-name="T40">farbe_Bezeichnung</text:span><text:span text:style-name="T22">: item.</text:span><text:span text:style-name="T40">Farbe</text:span><text:span text:style-name="T22">,</text:span><text:line-break/><text:span text:style-name="T22"> <text:s/></text:span><text:span text:style-name="T40">inventarBuchungenPositionen_externeInventarNummer</text:span><text:span text:style-name="T22">: item.externeInventarNummer,</text:span><text:line-break/><text:span text:style-name="T22"> <text:s/></text:span><text:span text:style-name="T40">inventarBuchungenPositionen_Preis</text:span><text:span text:style-name="T22">: item.</text:span><text:span text:style-name="T40">Preis</text:span><text:span text:style-name="T22">,</text:span><text:line-break/><text:span text:style-name="T22"> <text:s/></text:span><text:span text:style-name="T40">inventarBuchungenPositionen_IDinventarBuchungenPositionen</text:span><text:span text:style-name="T22">: item.</text:span><text:span text:style-name="T40">IDinventarBuchungenPositionen</text:span><text:span text:style-name="T22">,</text:span><text:line-break/><text:span text:style-name="T22"> <text:s/></text:span><text:span text:style-name="T40">inventarBuchungenPositionenStatus_Bezeichnung</text:span><text:span text:style-name="T22">: item.StatusBezeichnung,</text:span><text:line-break/><text:span text:style-name="T22"> <text:s/></text:span><text:span text:style-name="T40">inventarBuchungenPositionen_IDinventarBuchungenPositionenStatus</text:span><text:span text:style-name="T22">: item.</text:span><text:span text:style-name="T34">IDinventarBuchungenPositionenStatus</text:span><text:span text:style-name="T22">,</text:span><text:line-break/><text:span text:style-name="T22"> <text:s/></text:span><text:span text:style-name="T40">inventarBuchungenPositionen_StatusDatum</text:span><text:span text:style-name="T22">: item.StatusDatum,</text:span><text:line-break/><text:span text:style-name="T22"> <text:s/></text:span><text:span text:style-name="T40">inventarZustand_Bezeichnung</text:span><text:span text:style-name="T22">: item.ZustandBezeichnung,</text:span><text:line-break/><text:span text:style-name="T22"> <text:s/></text:span><text:span text:style-name="T40">inventarBuchungenPositionen_Bemerkung</text:span><text:span text:style-name="T22">: item.Bemerkung,</text:span><text:line-break/><text:span text:style-name="T22"> <text:s/></text:span><text:span text:style-name="T40">inventarBuchungenPositionen_GesamtPreis</text:span><text:span text:style-name="T22">: item.GesamtPreis,</text:span><text:line-break/><text:span text:style-name="T22"> <text:s/></text:span><text:span text:style-name="T40">inventarBuchungenPositionen_Count</text:span><text:span text:style-name="T22">: item.AnzahlOffenePositionen,</text:span><text:line-break/><text:span text:style-name="T22">}));</text:span></text:p>
      <text:p text:style-name="P120"/>
      <text:p text:style-name="P120">3. Zuordnung dem eigenltichen Objekten</text:p>
      <text:p text:style-name="P121"><text:span text:style-name="T55">// Daten dem Mitglied zuweisen</text:span><text:line-break/><text:span text:style-name="T22">member.</text:span><text:span text:style-name="T40">leihvorgaengeArtikelDetails </text:span><text:span text:style-name="T22">= </text:span><text:span text:style-name="T34">mappedData</text:span><text:span text:style-name="T22">;</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text:soft-page-break/>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102">darf</text:span>.</text:p>
      <text:p text:style-name="P125">Dazu muss ich der Komponente DialogRücknahme das Objekt member übergeben, in diesem Fall wir d in der Hauptkomponente (die die zweite Komponente aufruft) ein ref Objekt erstellt.</text:p>
      <text:p text:style-name="P124"><text:span text:style-name="T16">const </text:span><text:span text:style-name="T34">selectedMember </text:span><text:span text:style-name="T22">= ref(</text:span><text:span text:style-name="T16">null</text:span><text:span text:style-name="T22">);</text:span></text:p>
      <text:p text:style-name="P123"/>
      <text:p text:style-name="P125">Die Funktion die den Dialog aufruft und das member Objekt übergeben bekommt, nimmt das Reaktive Objekt entgegen und speichert es im ref Objekt:</text:p>
      <text:p text:style-name="P124"><text:span text:style-name="T34">selectedMember</text:span><text:span text:style-name="T22">.</text:span><text:span text:style-name="T40">value </text:span><text:span text:style-name="T22">= member;</text:span></text:p>
      <text:p text:style-name="P123"/>
      <text:p text:style-name="P124"><text:span text:style-name="T16">function </text:span><text:span text:style-name="T47">showDialogRuecknahme</text:span><text:span text:style-name="T22">(artikelDetails, member) {</text:span><text:line-break/><text:span text:style-name="T22"> <text:s/></text:span><text:span text:style-name="T34">selectedMember</text:span><text:span text:style-name="T22">.</text:span><text:span text:style-name="T40">value </text:span><text:span text:style-name="T22">= member;</text:span><text:line-break/><text:span text:style-name="T22"> <text:s/></text:span><text:span text:style-name="T62">store</text:span><text:span text:style-name="T22">.</text:span><text:span text:style-name="T40">dispatch</text:span><text:span text:style-name="T22">(</text:span><text:span text:style-name="T4">'setShowDialogRuecknahmeArtikel'</text:span><text:span text:style-name="T22">, {</text:span><text:line-break/><text:span text:style-name="T22"> <text:s text:c="3"/></text:span><text:span text:style-name="T40">showDialog</text:span><text:span text:style-name="T22">: </text:span><text:span text:style-name="T16">true</text:span><text:span text:style-name="T22">,</text:span><text:line-break/><text:span text:style-name="T22"> <text:s text:c="3"/></text:span><text:span text:style-name="T40">IDinventarBuchungenPositionen</text:span><text:span text:style-name="T22">: artikelDetails.</text:span><text:span text:style-name="T40">ibp_IDinventarBuchungenPositionen</text:span><text:span text:style-name="T22">,</text:span><text:line-break/><text:span text:style-name="T22"> <text:s text:c="3"/></text:span><text:span text:style-name="T40">bemerkung</text:span><text:span text:style-name="T22">: </text:span><text:span text:style-name="T4">''</text:span><text:span text:style-name="T22">,</text:span><text:line-break/><text:span text:style-name="T22"> <text:s text:c="3"/></text:span><text:span text:style-name="T40">artikelDetails</text:span><text:span text:style-name="T22">: artikelDetails,</text:span><text:line-break/><text:span text:style-name="T22"> <text:s text:c="3"/></text:span><text:span text:style-name="T40">artikelZustand</text:span><text:span text:style-name="T22">: </text:span><text:span text:style-name="T4">''</text:span><text:span text:style-name="T22">,</text:span><text:line-break/><text:span text:style-name="T22"> <text:s text:c="3"/></text:span><text:span text:style-name="T40">memberName</text:span><text:span text:style-name="T22">: </text:span><text:span text:style-name="T4">`</text:span><text:span text:style-name="T22">${member.</text:span><text:span text:style-name="T40">easyVereinMitglied_firstName</text:span><text:span text:style-name="T22">} ${member.</text:span><text:span text:style-name="T40">easyVereinMitglied_familyName</text:span><text:span text:style-name="T22">}</text:span><text:span text:style-name="T4">`</text:span><text:span text:style-name="T22">,</text:span><text:line-break/><text:span text:style-name="T22"> <text:s text:c="3"/></text:span><text:span text:style-name="T40">idMitglied</text:span><text:span text:style-name="T22">: member.</text:span><text:span text:style-name="T40">easyVereinMitglied_id</text:span><text:line-break/><text:span text:style-name="T40"> <text:s/></text:span><text:span text:style-name="T22">});</text:span><text:line-break/><text:span text:style-name="T22"> <text:s/></text:span><text:span text:style-name="T62">console</text:span><text:span text:style-name="T22">.</text:span><text:span text:style-name="T47">log</text:span><text:span text:style-name="T22">(</text:span><text:span text:style-name="T4">'showDialogRuecknahme artikelDetails'</text:span><text:span text:style-name="T22">, artikelDetails)</text:span><text:line-break/><text:span text:style-name="T22">}</text:span></text:p>
      <text:p text:style-name="P123"/>
      <text:p text:style-name="P125">Wird der DialogRuecknahme aufgerufen, wird das member an DialogRücjnahme übergeben:</text:p>
      <text:p text:style-name="P124"><text:span text:style-name="T74">&lt;DialogRuecknahme </text:span><text:span text:style-name="T77">v-if</text:span><text:span text:style-name="T4">="</text:span><text:span text:style-name="T47">showDialogRuecknahme</text:span><text:span text:style-name="T4">" </text:span><text:span text:style-name="T77">:member</text:span><text:span text:style-name="T4">="</text:span><text:span text:style-name="T40">selectedMember</text:span><text:span text:style-name="T4">" </text:span><text:span text:style-name="T74">/&gt;</text:span></text:p>
      <text:p text:style-name="P123"/>
      <text:p text:style-name="P125"/>
      <text:p text:style-name="P125"/>
      <text:p text:style-name="P125"><text:span text:style-name="T101">In </text:span>DialogRuecknahme <text:span text:style-name="T101">props definieren, nimmt das Objekt member von LeihvorgangVerwalten entgegen:</text:span></text:p>
      <text:p text:style-name="P124"><text:span text:style-name="T16">const </text:span><text:span text:style-name="T34">props </text:span><text:span text:style-name="T22">= </text:span><text:span text:style-name="T62">defineProps</text:span><text:span text:style-name="T22">({</text:span><text:line-break/><text:span text:style-name="T22"> <text:s/></text:span><text:span text:style-name="T40">member</text:span><text:span text:style-name="T22">: </text:span><text:span text:style-name="T62">Object</text:span><text:span text:style-name="T22">,</text:span><text:line-break/><text:span text:style-name="T22">})</text:span></text:p>
      <text:p text:style-name="P123"/>
      <text:p text:style-name="P127">Beim speichern Funktion dialogSave() in DialogRuecknahme das Objekt wieder an Leihv<text:span text:style-name="T103">o</text:span>r<text:span text:style-name="T103">g</text:span>angVerwalten übergeben:</text:p>
      <text:p text:style-name="P128"><text:span text:style-name="T16">await </text:span><text:span text:style-name="T47">expansionForLeihvorgang</text:span><text:span text:style-name="T22">(</text:span><text:span text:style-name="T34">props</text:span><text:span text:style-name="T22">.</text:span><text:span text:style-name="T40">member</text:span><text:span text:style-name="T22">, </text:span><text:span text:style-name="T16">true</text:span><text:span text:style-name="T22">)</text:span></text:p>
      <text:p text:style-name="P127"/>
      <text:p text:style-name="P127">Hier die vollständige Funktion</text:p>
      <text:p text:style-name="P126"><text:span text:style-name="T16">async function </text:span><text:span text:style-name="T47">dialogSave</text:span><text:span text:style-name="T22">(){</text:span><text:line-break/><text:line-break/><text:span text:style-name="T22"> <text:s/></text:span><text:span text:style-name="T16">if</text:span><text:span text:style-name="T22">(!</text:span><text:span text:style-name="T34">selectedItem</text:span><text:span text:style-name="T22">.</text:span><text:span text:style-name="T40">value</text:span><text:span text:style-name="T22">) {</text:span><text:line-break/><text:span text:style-name="T22"> <text:s text:c="3"/></text:span><text:span text:style-name="T62">console</text:span><text:span text:style-name="T22">.</text:span><text:span text:style-name="T47">log</text:span><text:span text:style-name="T22">(</text:span><text:span text:style-name="T4">'selectedItem ist leer'</text:span><text:span text:style-name="T22">);</text:span><text:line-break/><text:span text:style-name="T22"> <text:s text:c="3"/></text:span><text:span text:style-name="T47">alert</text:span><text:span text:style-name="T22">(</text:span><text:span text:style-name="T4">"Bitte einen Zustand auswählen"</text:span><text:span text:style-name="T22">)</text:span><text:line-break/><text:soft-page-break/><text:span text:style-name="T22"> <text:s text:c="3"/></text:span><text:span text:style-name="T16">return</text:span><text:span text:style-name="T22">;</text:span><text:line-break/><text:span text:style-name="T22"> <text:s/>}</text:span><text:line-break/><text:line-break/><text:span text:style-name="T22"> <text:s/></text:span><text:span text:style-name="T62">store</text:span><text:span text:style-name="T22">.</text:span><text:span text:style-name="T40">dispatch</text:span><text:span text:style-name="T22">(</text:span><text:span text:style-name="T4">'setShowDialogRuecknahmeArtikel'</text:span><text:span text:style-name="T22">, {</text:span><text:line-break/><text:span text:style-name="T22"> <text:s text:c="3"/></text:span><text:span text:style-name="T40">showDialog</text:span><text:span text:style-name="T22">: </text:span><text:span text:style-name="T16">false</text:span><text:span text:style-name="T22">,</text:span><text:line-break/><text:span text:style-name="T22"> <text:s text:c="3"/></text:span><text:span text:style-name="T40">IDinventarBuchungenPositionen</text:span><text:span text:style-name="T22">: </text:span><text:span text:style-name="T4">''</text:span><text:span text:style-name="T22">,</text:span><text:line-break/><text:span text:style-name="T22"> <text:s text:c="3"/></text:span><text:span text:style-name="T40">bemerkung</text:span><text:span text:style-name="T22">: </text:span><text:span text:style-name="T34">textBemerkung</text:span><text:span text:style-name="T22">.</text:span><text:span text:style-name="T40">value</text:span><text:span text:style-name="T22">,</text:span><text:line-break/><text:span text:style-name="T22"> <text:s text:c="3"/></text:span><text:span text:style-name="T40">artikelDetails</text:span><text:span text:style-name="T22">: {},</text:span><text:line-break/><text:span text:style-name="T22"> <text:s text:c="3"/></text:span><text:span text:style-name="T40">artikelZustand</text:span><text:span text:style-name="T22">: </text:span><text:span text:style-name="T34">selectedItem</text:span><text:span text:style-name="T22">.</text:span><text:span text:style-name="T40">value</text:span><text:span text:style-name="T22">.IDInventarZustand,</text:span><text:line-break/><text:span text:style-name="T22"> <text:s text:c="3"/></text:span><text:span text:style-name="T40">memberName</text:span><text:span text:style-name="T22">: </text:span><text:span text:style-name="T4">''</text:span><text:span text:style-name="T22">,</text:span><text:line-break/><text:span text:style-name="T22"> <text:s text:c="3"/></text:span><text:span text:style-name="T40">idMitglied</text:span><text:span text:style-name="T22">: </text:span><text:span text:style-name="T4">''</text:span><text:line-break/><text:span text:style-name="T4"> <text:s/></text:span><text:span text:style-name="T22">});</text:span><text:line-break/><text:line-break/><text:span text:style-name="T22"> <text:s/></text:span><text:span text:style-name="T55">//Die Rücknahme an das Backend übermitteln</text:span><text:line-break/><text:span text:style-name="T55"> <text:s/></text:span><text:span text:style-name="T16">try</text:span><text:span text:style-name="T22">{</text:span><text:line-break/><text:span text:style-name="T22"> <text:s text:c="3"/></text:span><text:span text:style-name="T16">const </text:span><text:span text:style-name="T34">respone </text:span><text:span text:style-name="T22">= </text:span><text:span text:style-name="T16">await </text:span><text:span text:style-name="T62">AuthenticationService</text:span><text:span text:style-name="T22">.</text:span><text:span text:style-name="T47">leihvorgangRuecknahmeArtikel</text:span><text:span text:style-name="T22">({</text:span><text:line-break/><text:span text:style-name="T22"> <text:s text:c="5"/></text:span><text:span text:style-name="T40">IDinventarBuchungenPositionen</text:span><text:span text:style-name="T22">: </text:span><text:span text:style-name="T62">store</text:span><text:span text:style-name="T22">.</text:span><text:span text:style-name="T40">getters</text:span><text:span text:style-name="T22">.</text:span><text:span text:style-name="T40">getShowDialogRuecknahmeArtikel</text:span><text:span text:style-name="T22">.</text:span><text:span text:style-name="T40">IDinventarBuchungenPositionen</text:span><text:span text:style-name="T22">,</text:span><text:line-break/><text:span text:style-name="T22"> <text:s text:c="5"/></text:span><text:span text:style-name="T40">bemerkung</text:span><text:span text:style-name="T22">: </text:span><text:span text:style-name="T62">store</text:span><text:span text:style-name="T22">.</text:span><text:span text:style-name="T40">getters</text:span><text:span text:style-name="T22">.</text:span><text:span text:style-name="T40">getShowDialogRuecknahmeArtikel</text:span><text:span text:style-name="T22">.</text:span><text:span text:style-name="T40">bemerkung</text:span><text:span text:style-name="T22">,</text:span><text:line-break/><text:span text:style-name="T22"> <text:s text:c="5"/></text:span><text:span text:style-name="T40">artikelZustand</text:span><text:span text:style-name="T22">: </text:span><text:span text:style-name="T62">store</text:span><text:span text:style-name="T22">.</text:span><text:span text:style-name="T40">getters</text:span><text:span text:style-name="T22">.</text:span><text:span text:style-name="T40">getShowDialogRuecknahmeArtikel</text:span><text:span text:style-name="T22">.</text:span><text:span text:style-name="T40">artikelZustand</text:span><text:span text:style-name="T22">,</text:span><text:line-break/><text:span text:style-name="T22"> <text:s text:c="3"/>})</text:span><text:line-break/><text:span text:style-name="T22"> <text:s text:c="3"/></text:span><text:span text:style-name="T62">console</text:span><text:span text:style-name="T22">.</text:span><text:span text:style-name="T47">log</text:span><text:span text:style-name="T22">(</text:span><text:span text:style-name="T4">'response von leihvorgangRuecknahmeArtikel: '</text:span><text:span text:style-name="T22">,</text:span><text:span text:style-name="T34">respone</text:span><text:span text:style-name="T22">)</text:span><text:line-break/><text:span text:style-name="T22"> <text:s text:c="3"/></text:span><text:span text:style-name="T47">alert</text:span><text:span text:style-name="T22">(</text:span><text:span text:style-name="T4">'Artikel-Rücknahme wurde gebucht'</text:span><text:span text:style-name="T22">)</text:span><text:line-break/><text:span text:style-name="T22"> <text:s/>}</text:span><text:span text:style-name="T16">catch</text:span><text:span text:style-name="T22">(err){</text:span><text:line-break/><text:span text:style-name="T22"> <text:s text:c="3"/></text:span><text:span text:style-name="T62">console</text:span><text:span text:style-name="T22">.</text:span><text:span text:style-name="T47">log</text:span><text:span text:style-name="T22">(</text:span><text:span text:style-name="T4">'Fehler in leihvorgangRuecknahmeArtikel'</text:span><text:span text:style-name="T22">, err)</text:span><text:line-break/><text:span text:style-name="T22"> <text:s text:c="3"/></text:span><text:span text:style-name="T47">alert</text:span><text:span text:style-name="T22">(</text:span><text:span text:style-name="T4">'Fehler bei Rücknahme des Artikels'</text:span><text:span text:style-name="T22">)</text:span><text:line-break/><text:span text:style-name="T22"> <text:s/>}</text:span><text:line-break/><text:span text:style-name="T22"> <text:s/></text:span><text:span text:style-name="T62">console</text:span><text:span text:style-name="T22">.</text:span><text:span text:style-name="T47">log</text:span><text:span text:style-name="T22">(</text:span><text:span text:style-name="T4">'getShowDialogRuecknahmeArtikel'</text:span><text:span text:style-name="T22">, </text:span><text:span text:style-name="T62">store</text:span><text:span text:style-name="T22">.</text:span><text:span text:style-name="T40">getters</text:span><text:span text:style-name="T22">.</text:span><text:span text:style-name="T40">getShowDialogRuecknahmeArtikel</text:span><text:span text:style-name="T22">)</text:span><text:line-break/><text:line-break/><text:span text:style-name="T22"> <text:s/></text:span><text:span text:style-name="T55">//reload der Artikel veranlassen</text:span><text:line-break/><text:span text:style-name="T55"> <text:s/></text:span><text:span text:style-name="T16">const </text:span><text:span text:style-name="T34">idMitglied </text:span><text:span text:style-name="T22">= </text:span><text:span text:style-name="T62">store</text:span><text:span text:style-name="T22">.</text:span><text:span text:style-name="T40">getters</text:span><text:span text:style-name="T22">.</text:span><text:span text:style-name="T40">getShowDialogRuecknahmeArtikel</text:span><text:span text:style-name="T22">.</text:span><text:span text:style-name="T40">idMitglied</text:span><text:line-break/><text:span text:style-name="T40"> <text:s/></text:span><text:span text:style-name="T16">await </text:span><text:span text:style-name="T47">expansionForLeihvorgang</text:span><text:span text:style-name="T22">(</text:span><text:span text:style-name="T34">props</text:span><text:span text:style-name="T22">.</text:span><text:span text:style-name="T40">member</text:span><text:span text:style-name="T22">, </text:span><text:span text:style-name="T16">true</text:span><text:span text:style-name="T22">)</text:span><text:line-break/><text:span text:style-name="T22"> <text:s/></text:span><text:span text:style-name="T62">console</text:span><text:span text:style-name="T22">.</text:span><text:span text:style-name="T47">log</text:span><text:span text:style-name="T22">(</text:span><text:span text:style-name="T4">'selectedItem'</text:span><text:span text:style-name="T22">, </text:span><text:span text:style-name="T34">selectedItem</text:span><text:span text:style-name="T22">.</text:span><text:span text:style-name="T40">value</text:span><text:span text:style-name="T22">.IDInventarZustand);</text:span><text:line-break/><text:span text:style-name="T22"> <text:s/></text:span><text:span text:style-name="T62">console</text:span><text:span text:style-name="T22">.</text:span><text:span text:style-name="T47">log</text:span><text:span text:style-name="T22">(</text:span><text:span text:style-name="T4">'getShowAusgeliehenAbgeschlossen.idMitglied'</text:span><text:span text:style-name="T22">,</text:span><text:span text:style-name="T62">store</text:span><text:span text:style-name="T22">.</text:span><text:span text:style-name="T40">getters</text:span><text:span text:style-name="T22">.</text:span><text:span text:style-name="T40">getShowAusgeliehenAbgeschlossen</text:span><text:span text:style-name="T22">.</text:span><text:span text:style-name="T40">idMitglied</text:span><text:span text:style-name="T22">)</text:span><text:line-break/><text:span text:style-name="T22">}</text:span></text:p>
      <text:p text:style-name="P143"/>
      <text:p text:style-name="P123"/>
      <text:p text:style-name="P125"/>
      <text:p text:style-name="P125"/>
      <text:h text:style-name="Heading_20_2" text:outline-level="2"><text:bookmark-start text:name="__RefHeading___Toc1801581_3394150493"/><text:bookmark-start text:name="__DdeLink__112731_2578173521"/><text:span text:style-name="T125">DialogNummerAendern.vue ö</text:span>ffnen einer Dialog Komponente mit vuex-Store:<text:bookmark-end text:name="__RefHeading___Toc1801581_3394150493"/><text:bookmark-end text:name="__DdeLink__112731_2578173521"/></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6">const </text:span><text:span text:style-name="T34">showDialog </text:span><text:span text:style-name="T22">= computed({</text:span><text:line-break/><text:span text:style-name="T22"> <text:s/></text:span><text:span text:style-name="T47">get</text:span><text:span text:style-name="T22">() {</text:span><text:line-break/><text:span text:style-name="T22"> <text:s text:c="3"/></text:span><text:span text:style-name="T16">return </text:span><text:span text:style-name="T62">store</text:span><text:span text:style-name="T22">.</text:span><text:span text:style-name="T40">getters</text:span><text:span text:style-name="T22">.</text:span><text:span text:style-name="T40">getShowDialogNummerAendern</text:span><text:span text:style-name="T22">.</text:span><text:span text:style-name="T40">showDialog</text:span><text:span text:style-name="T22">;</text:span><text:line-break/><text:span text:style-name="T22"> <text:s/>},</text:span><text:line-break/><text:span text:style-name="T22"> <text:s/></text:span><text:span text:style-name="T47">set</text:span><text:span text:style-name="T22">(value) {</text:span><text:line-break/><text:span text:style-name="T22"> <text:s text:c="3"/></text:span><text:span text:style-name="T62">store</text:span><text:span text:style-name="T22">.</text:span><text:span text:style-name="T40">dispatch</text:span><text:span text:style-name="T22">(</text:span><text:span text:style-name="T4">'setShowDialogNummerAendern'</text:span><text:span text:style-name="T22">, {</text:span><text:line-break/><text:soft-page-break/><text:span text:style-name="T22"> <text:s text:c="5"/>...</text:span><text:span text:style-name="T62">store</text:span><text:span text:style-name="T22">.</text:span><text:span text:style-name="T40">getters</text:span><text:span text:style-name="T22">.</text:span><text:span text:style-name="T40">getShowDialogNummerAendern</text:span><text:span text:style-name="T22">,</text:span><text:line-break/><text:span text:style-name="T22"> <text:s text:c="5"/></text:span><text:span text:style-name="T40">showDialog</text:span><text:span text:style-name="T22">: value,</text:span><text:line-break/><text:span text:style-name="T22"> <text:s text:c="3"/>});</text:span><text:line-break/><text:span text:style-name="T22"> <text:s/>}</text:span><text:line-break/><text:span text:style-name="T22">});</text:span></text:p>
      <text:p text:style-name="P123"/>
      <text:p text:style-name="P131">showDialog ist gleichzeitig das v-model für den Dialog:</text:p>
      <text:p text:style-name="P130"><text:span text:style-name="T74">&lt;v-dialog</text:span><text:line-break/><text:span text:style-name="T74"> <text:s text:c="3"/></text:span><text:span text:style-name="T77">v-model</text:span><text:span text:style-name="T4">="</text:span><text:span text:style-name="T40">showDialog</text:span><text:span text:style-name="T4">"</text:span><text:line-break/><text:span text:style-name="T4"> <text:s text:c="3"/></text:span><text:span text:style-name="T77">max-width</text:span><text:span text:style-name="T4">="600"</text:span></text:p>
      <text:p text:style-name="P129"/>
      <text:p text:style-name="P129">Zum schließen des Dialogs ist dann einfach der Wert showDialog auf false zusetzten:</text:p>
      <text:p text:style-name="P129"/>
      <text:p text:style-name="P130"><text:span text:style-name="T16">function </text:span><text:span text:style-name="T47">dialogSave</text:span><text:span text:style-name="T22">(){</text:span><text:line-break/><text:span text:style-name="T22"> <text:s/></text:span><text:span text:style-name="T34">showDialog</text:span><text:span text:style-name="T22">.</text:span><text:span text:style-name="T40">value </text:span><text:span text:style-name="T22">= </text:span><text:span text:style-name="T16">false</text:span><text:span text:style-name="T22">;</text:span><text:line-break/><text:span text:style-name="T22">}</text:span><text:line-break/><text:line-break/><text:span text:style-name="T16">function </text:span><text:span text:style-name="T47">dialogClose</text:span><text:span text:style-name="T22">(){</text:span><text:line-break/><text:span text:style-name="T22"> <text:s/></text:span><text:span text:style-name="T34">showDialog</text:span><text:span text:style-name="T22">.</text:span><text:span text:style-name="T40">value </text:span><text:span text:style-name="T22">= </text:span><text:span text:style-name="T16">false</text:span><text:span text:style-name="T22">;</text:span><text:line-break/><text:span text:style-name="T22">}</text:span></text:p>
      <text:p text:style-name="P129"/>
      <text:p text:style-name="P129">In der Komponente von der aus der Dialog geöffnet werden soll, entsprechend den vuex-Store ändern:</text:p>
      <text:p text:style-name="P129"/>
      <text:p text:style-name="P130"><text:span text:style-name="T16">function </text:span><text:span text:style-name="T47">changeNumber</text:span><text:span text:style-name="T22">(item){</text:span><text:line-break/><text:span text:style-name="T22"> <text:s/></text:span><text:span text:style-name="T62">store</text:span><text:span text:style-name="T22">.</text:span><text:span text:style-name="T40">dispatch</text:span><text:span text:style-name="T22">(</text:span><text:span text:style-name="T4">'setShowDialogNummerAendern'</text:span><text:span text:style-name="T22">, {</text:span><text:line-break/><text:span text:style-name="T22"> <text:s text:c="3"/></text:span><text:span text:style-name="T40">showDialog</text:span><text:span text:style-name="T22">: </text:span><text:span text:style-name="T16">true</text:span><text:span text:style-name="T22">,</text:span><text:line-break/><text:span text:style-name="T22"> <text:s text:c="3"/></text:span><text:span text:style-name="T40">idInventarArtikel</text:span><text:span text:style-name="T22">: item,</text:span><text:line-break/><text:span text:style-name="T22"> <text:s/>})</text:span><text:line-break/><text:span text:style-name="T22">}</text:span></text:p>
      <text:p text:style-name="P129"/>
      <text:p text:style-name="P129">Die Dialog Komponente noch in der Hauptkomponente einfügen:</text:p>
      <text:p text:style-name="P144">&lt;DialogNummerAendern /&gt;</text:p>
      <text:p text:style-name="P129"/>
      <text:p text:style-name="P129">und fertig</text:p>
      <text:p text:style-name="P129"/>
      <text:h text:style-name="Heading_20_2" text:outline-level="2"><text:bookmark-start text:name="__RefHeading___Toc35315_2902930553"/><text:span text:style-name="T112">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9">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8">leihvorgaengeMitgliederAbrufen </text:span>sind folgende Elemente enthalten:</text:p>
      <text:p text:style-name="P149"><text:soft-page-break/></text:p>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9">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9">leihvorgaengeArtikelDetails</text:span></text:p>
      <text:p text:style-name="P153">Das Unterobjekt <text:span text:style-name="T109">leihvorgaengeArtikelDetails </text:span>wird in der Funktion expansionForLeihvorgang gemappt, damit die Spaltenn<text:span text:style-name="T113">a</text:span>m<text:span text:style-name="T113">e</text:span>n im Backend nicht zu lange sind, jedoch im Frontend gut lesbar und eine klare Aussage<text:span text:style-name="T114">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10">[</text:span></text:p>
      <text:p text:style-name="P150">{</text:p>
      <text:p text:style-name="Standard"><text:span text:style-name="T109"><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oft-page-break/><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5">]</text:p>
      <text:p text:style-name="P157">Und zusätzlich werden der Gesamtpreis und die Anzahl der Artikel dem Hauptobjekt <text:span text:style-name="T109">leihvorgaengeMitgliederAbrufen </text:span>zugeordnet.</text:p>
      <text:p text:style-name="P151"><text:span text:style-name="T111">l</text:span>eihvorgaengeMitgliederAbrufen.gesamtPreis</text:p>
      <text:p text:style-name="P151"><text:span text:style-name="T111">l</text:span>eihvorgaengeMitgliederAbrufen.anzahlArtikel</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8">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6">member Object (Objekt)</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4"><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9"><text:s text:c="7"/>"<text:bookmark-start text:name="__DdeLink__83040_3918075121"/>ia_<text:bookmark-start text:name="__DdeLink__83373_3918075121"/>externeInventarNummerPflicht<text:bookmark-end text:name="__DdeLink__83040_3918075121"/><text:bookmark-end text:name="__DdeLink__83373_3918075121"/>":<text:span text:style-name="T115">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text:soft-page-break/>cartItem<text:span text:style-name="T118">s</text:span><text:bookmark-end text:name="__DdeLink__75738_2578173521"/> Inhalt Warenkorb, <text:span text:style-name="T116">Speichertort vuex-Store</text:span><text:bookmark-end text:name="__RefHeading___Toc31313_2578173521"/></text:h>
      <text:p text:style-name="P166">Daten kommen aus dem Backend, <text:span text:style-name="T117">werden über die Komponenten Artikel.vue geladen.</text:span></text:p>
      <text:p text:style-name="P166"><text:span text:style-name="T117">Backend-</text:span>Route: /artikel</text:p>
      <text:p text:style-name="P16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4"><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3">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9">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90">}</text:p>
      <text:p text:style-name="P193"/>
      <text:p text:style-name="P191">Im Frontend werden die Daten in Artikel.vue an den vuex-Store übergeben:</text:p>
      <text:p text:style-name="P192"/>
      <text:p text:style-name="P191"><text:s text:c="4"/>const cartItem = {</text:p>
      <text:p text:style-name="P191"><text:s text:c="6"/>IDInventarArtikel: item.IDInventarArtikel, // Artikel-ID</text:p>
      <text:p text:style-name="P191"><text:s text:c="6"/>ArtikelBezeichnung: item.ArtikelBezeichnung, // Artikelbezeichnung</text:p>
      <text:p text:style-name="P191"><text:s text:c="6"/>Konfektionsgroesse: item.Konfektionsgroesse, // Größe</text:p>
      <text:p text:style-name="P191"><text:s text:c="6"/>Farbe: item.Farbe, // Farbe</text:p>
      <text:p text:style-name="P191"><text:s text:c="6"/>Preis: item.Preis, // Preis</text:p>
      <text:p text:style-name="P191"><text:s text:c="6"/>Menge: item.selectedQuantity, // Menge</text:p>
      <text:p text:style-name="P191"><text:s text:c="6"/>Bildpfad: item.Bildpfad,</text:p>
      <text:p text:style-name="P191"><text:s text:c="6"/>Bestand: item.Bestand,</text:p>
      <text:p text:style-name="P191"><text:s text:c="6"/><text:bookmark-start text:name="__DdeLink__84179_3918075121"/>ExterneInventarNummerPflicht<text:bookmark-end text:name="__DdeLink__84179_3918075121"/>: item.externeInventarNummerPflicht,</text:p>
      <text:p text:style-name="P191"><text:s text:c="6"/>IDInventarKategorie: item.IDInventarKategorie,</text:p>
      <text:p text:style-name="P191"><text:s text:c="6"/><text:bookmark-start text:name="__DdeLink__85316_3918075121"/>externeID<text:bookmark-end text:name="__DdeLink__85316_3918075121"/>: [],</text:p>
      <text:p text:style-name="P191"><text:s text:c="4"/>}</text:p>
      <text:p text:style-name="P191"/>
      <text:h text:style-name="Heading_20_2" text:outline-level="2"><text:bookmark-start text:name="__RefHeading___Toc31315_2578173521"/>Daten auslesen oder prüfen aus einem Array, wie z.B. cartItems aus dem vuex-Store<text:bookmark-end text:name="__RefHeading___Toc31315_2578173521"/></text:h>
      <text:p text:style-name="P162">Muss mit einer for-Schleife geschehen. Will man aus einer Funktion aussteigen, muss es zwingend eine For-Schleife sein:</text:p>
      <text:p text:style-name="P163"><text:span text:style-name="T16">for </text:span><text:span text:style-name="T22">(</text:span><text:span text:style-name="T16">const </text:span><text:span text:style-name="T34">item </text:span><text:span text:style-name="T16">of </text:span><text:span text:style-name="T34">cartItems</text:span><text:span text:style-name="T22">.</text:span><text:span text:style-name="T40">value</text:span><text:span text:style-name="T22">) {</text:span><text:line-break/><text:span text:style-name="T22"> <text:s text:c="3"/></text:span><text:span text:style-name="T16">const </text:span><text:span text:style-name="T34">laengeExterneID </text:span><text:span text:style-name="T22">= </text:span><text:span text:style-name="T34">item</text:span><text:span text:style-name="T22">.</text:span><text:span text:style-name="T40">externeID</text:span><text:span text:style-name="T22">.</text:span><text:span text:style-name="T40">length </text:span><text:span text:style-name="T22">|| </text:span><text:span text:style-name="T70">0</text:span><text:line-break/><text:span text:style-name="T70"> <text:s text:c="3"/></text:span><text:span text:style-name="T16">if</text:span><text:span text:style-name="T22">(</text:span><text:span text:style-name="T34">item</text:span><text:span text:style-name="T22">.</text:span><text:span text:style-name="T40">Menge </text:span><text:span text:style-name="T22">!== </text:span><text:span text:style-name="T34">laengeExterneID </text:span><text:span text:style-name="T22">&amp;&amp; </text:span><text:span text:style-name="T34">item</text:span><text:span text:style-name="T22">.</text:span><text:span text:style-name="T40">ExterneInventarNummerPflicht </text:span><text:span text:style-name="T22">===</text:span><text:span text:style-name="T70">1</text:span><text:span text:style-name="T22">){</text:span><text:line-break/><text:span text:style-name="T22"> <text:s text:c="5"/></text:span><text:span text:style-name="T47">alert</text:span><text:span text:style-name="T22">(</text:span><text:span text:style-name="T4">`Die Externe Nummer muss erfasst werden:</text:span><text:span text:style-name="T16">\n</text:span><text:span text:style-name="T22">${</text:span><text:span text:style-name="T34">item</text:span><text:span text:style-name="T22">.</text:span><text:span text:style-name="T40">ArtikelBezeichnung</text:span><text:span text:style-name="T22">}</text:span><text:span text:style-name="T4">` </text:span><text:span text:style-name="T22">)</text:span><text:line-break/><text:span text:style-name="T22"> <text:s text:c="5"/></text:span><text:span text:style-name="T16">return</text:span><text:span text:style-name="T22">;</text:span><text:line-break/><text:span text:style-name="T22"> <text:s text:c="3"/>}</text:span><text:line-break/><text:span text:style-name="T22">}</text:span></text:p>
      <text:p text:style-name="P162"/>
      <text:h text:style-name="Heading_20_2" text:outline-level="2"><text:bookmark-start text:name="__RefHeading___Toc31317_2578173521"/><text:bookmark-start text:name="__DdeLink__20746_2578173521"/>DialogExterneNummer.vue <text:span text:style-name="T120">Besonderheit v-select</text:span><text:bookmark-end text:name="__RefHeading___Toc31317_2578173521"/><text:bookmark-end text:name="__DdeLink__20746_2578173521"/></text:h>
      <text:p text:style-name="Standard">Bewusst ist </text:p>
      <text:p text:style-name="Standard"><text:soft-page-break/>item-title="ExterneNummer"</text:p>
      <text:p text:style-name="Standard">item-value="ExterneNummer"</text:p>
      <text:p text:style-name="P183">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1">r</text:span> immer nur den Text“ in der Externen Nummer <text:span text:style-name="T121">gefallen ist</text:span>!</text:p>
      <text:p text:style-name="P182"><text:span text:style-name="T33"><text:s/></text:span><text:span text:style-name="T74">&lt;v-select</text:span><text:line-break/><text:span text:style-name="T74"> <text:s text:c="3"/></text:span><text:span text:style-name="T77">v-for</text:span><text:span text:style-name="T4">="</text:span><text:span text:style-name="T34">i </text:span><text:span text:style-name="T16">in </text:span><text:span text:style-name="T40">dialogFormFields</text:span><text:span text:style-name="T4">" </text:span><text:span text:style-name="T77">:key</text:span><text:span text:style-name="T4">="</text:span><text:span text:style-name="T34">i</text:span><text:span text:style-name="T4">"</text:span><text:line-break/><text:span text:style-name="T4"> <text:s text:c="3"/></text:span><text:span text:style-name="T77">v-model</text:span><text:span text:style-name="T4">="</text:span><text:span text:style-name="T40">textInventarNummern</text:span><text:span text:style-name="T22">[</text:span><text:span text:style-name="T34">i </text:span><text:span text:style-name="T22">- </text:span><text:span text:style-name="T70">1</text:span><text:span text:style-name="T22">]</text:span><text:span text:style-name="T4">"</text:span><text:line-break/><text:span text:style-name="T4"> <text:s text:c="3"/></text:span><text:span text:style-name="T77">:items</text:span><text:span text:style-name="T4">="</text:span><text:span text:style-name="T40">inventarExterneNummern</text:span><text:span text:style-name="T4">"</text:span><text:line-break/><text:span text:style-name="T4"> <text:s text:c="3"/></text:span><text:span text:style-name="T77">item-title</text:span><text:span text:style-name="T4">="ExterneNummer"</text:span><text:line-break/><text:span text:style-name="T4"> <text:s text:c="3"/></text:span><text:span text:style-name="T77">item-value</text:span><text:span text:style-name="T4">="ExterneNummer"</text:span><text:line-break/><text:span text:style-name="T4"> <text:s text:c="3"/></text:span><text:span text:style-name="T77">label</text:span><text:span text:style-name="T4">="Bitte eine Inventar-Nummer wählen"</text:span><text:line-break/><text:span text:style-name="T4"> <text:s text:c="3"/></text:span><text:span text:style-name="T77">persistent-hint</text:span><text:line-break/><text:span text:style-name="T77"> <text:s text:c="3"/>single-line</text:span><text:line-break/><text:span text:style-name="T74">&gt;&lt;/v-select&gt;</text:span></text:p>
      <text:p text:style-name="P181"/>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68"/>
      <text:h text:style-name="P167"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oft-page-break/><text:span text:style-name="Source_20_Text"><text:s text:c="4"/>.filter(item =&gt; item !== null);</text:span></text:p>
      <text:p text:style-name="P78"/>
      <text:p text:style-name="P177"><text:span text:style-name="Source_20_Text"><text:s text:c="2"/>return inventarExterneNummern.value.filter(option =&gt; !selectedIDs.includes(option.</text:span><text:span text:style-name="Source_20_Text"><text:span text:style-name="T122">ExterneNummer</text:span></text:span><text:span text:style-name="Source_20_Text"> ));</text:span></text:p>
      <text:p text:style-name="P79"><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257717179" text:style-name="L22">
        <text:list-item>
          <text:p text:style-name="P262"><text:span text:style-name="Strong_20_Emphasis">Parameter</text:span>: <text:span text:style-name="Source_20_Text">index</text:span> ist der Index des aktuellen <text:span text:style-name="Source_20_Text">&lt;v-select&gt;</text:span>.</text:p>
        </text:list-item>
        <text:list-item>
          <text:p text:style-name="P261"><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11895392" text:style-name="L23">
        <text:list-item>
          <text:p text:style-name="P263"><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63"><text:span text:style-name="Strong_20_Emphasis"><text:span text:style-name="Source_20_Text">.map((item, idx) =&gt; idx !== index ? item : null)</text:span></text:span>:</text:p>
          <text:list>
            <text:list-item>
              <text:p text:style-name="P264"><text:span text:style-name="Strong_20_Emphasis"><text:span text:style-name="Source_20_Text">item</text:span></text:span>: Der aktuelle Wert im Array (eine ausgewählte ID).</text:p>
            </text:list-item>
            <text:list-item>
              <text:p text:style-name="P264"><text:span text:style-name="Strong_20_Emphasis"><text:span text:style-name="Source_20_Text">idx</text:span></text:span>: Der Index des aktuellen Elements im Array.</text:p>
            </text:list-item>
            <text:list-item>
              <text:p text:style-name="P264"><text:span text:style-name="Strong_20_Emphasis">Bedingung</text:span>: <text:span text:style-name="Source_20_Text">idx !== index</text:span></text:p>
              <text:list>
                <text:list-item>
                  <text:p text:style-name="P264"><text:span text:style-name="Strong_20_Emphasis">Wenn wahr</text:span> (<text:span text:style-name="Source_20_Text">idx</text:span> ist nicht gleich dem aktuellen <text:span text:style-name="Source_20_Text">index</text:span>):</text:p>
                  <text:list>
                    <text:list-item>
                      <text:p text:style-name="P264">Behalte <text:span text:style-name="Source_20_Text">item</text:span> bei.</text:p>
                    </text:list-item>
                  </text:list>
                </text:list-item>
                <text:list-item>
                  <text:p text:style-name="P264"><text:span text:style-name="Strong_20_Emphasis">Wenn falsch</text:span> (<text:span text:style-name="Source_20_Text">idx</text:span> ist gleich dem aktuellen <text:span text:style-name="Source_20_Text">index</text:span>):</text:p>
                  <text:list>
                    <text:list-item>
                      <text:p text:style-name="P264">Setze <text:span text:style-name="Source_20_Text">item</text:span> auf <text:span text:style-name="Source_20_Text">null</text:span>.</text:p>
                    </text:list-item>
                  </text:list>
                </text:list-item>
              </text:list>
            </text:list-item>
            <text:list-item>
              <text:p text:style-name="P264"><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63"><text:span text:style-name="Strong_20_Emphasis"><text:span text:style-name="Source_20_Text">.filter(item =&gt; item !== null)</text:span></text:span>:</text:p>
          <text:list>
            <text:list-item>
              <text:p text:style-name="P264">Entfernt alle <text:span text:style-name="Source_20_Text">null</text:span>-Werte aus dem Array.</text:p>
            </text:list-item>
            <text:list-item>
              <text:p text:style-name="P263"><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text:soft-page-break/>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938606917" text:style-name="L24">
        <text:list-item>
          <text:p text:style-name="P266"><text:span text:style-name="Strong_20_Emphasis"><text:span text:style-name="Source_20_Text">map</text:span></text:span><text:span text:style-name="Strong_20_Emphasis">-Ergebnis</text:span>:</text:p>
          <text:list>
            <text:list-item>
              <text:p text:style-name="P266"><text:span text:style-name="Source_20_Text">idx = 0</text:span>: <text:span text:style-name="Source_20_Text">0 !== 1</text:span> ⇒ <text:span text:style-name="Source_20_Text">true</text:span> ⇒ Behalte <text:span text:style-name="Source_20_Text">item</text:span> (1).</text:p>
            </text:list-item>
            <text:list-item>
              <text:p text:style-name="P266"><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66"><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66"><text:span text:style-name="Strong_20_Emphasis">Array nach </text:span><text:span text:style-name="Strong_20_Emphasis"><text:span text:style-name="Source_20_Text">map</text:span></text:span>: <text:span text:style-name="Source_20_Text">[1, null, 3]</text:span>.</text:p>
        </text:list-item>
        <text:list-item>
          <text:p text:style-name="P265"><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958820934" text:style-name="L25">
        <text:list-item>
          <text:p text:style-name="P267"><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67"><text:span text:style-name="Strong_20_Emphasis"><text:span text:style-name="Source_20_Text">.filter(option =&gt; !selectedIDs.includes(option.IDinventarExterneNummern))</text:span></text:span>:</text:p>
          <text:list>
            <text:list-item>
              <text:p text:style-name="P268">Iteriert über jede Option.</text:p>
            </text:list-item>
            <text:list-item>
              <text:p text:style-name="P268"><text:span text:style-name="Strong_20_Emphasis">Bedingung</text:span>: <text:span text:style-name="Source_20_Text">!selectedIDs.includes(option.IDinventarExterneNummern)</text:span></text:p>
              <text:list>
                <text:list-item>
                  <text:p text:style-name="P268"><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68"><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67"><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792188923" text:style-name="L26">
        <text:list-item>
          <text:p text:style-name="P269">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4027002954" text:style-name="L27">
        <text:list-item>
          <text:p text:style-name="P271"><text:soft-page-break/><text:span text:style-name="Strong_20_Emphasis">Filter-Ergebnisse</text:span>:</text:p>
          <text:list>
            <text:list-item>
              <text:p text:style-name="P271">Option mit ID 1: Ausgeschlossen (bereits ausgewählt).</text:p>
            </text:list-item>
            <text:list-item>
              <text:p text:style-name="P271">Option mit ID 2: Behalten.</text:p>
            </text:list-item>
            <text:list-item>
              <text:p text:style-name="P271">Option mit ID 3: Ausgeschlossen (bereits ausgewählt).</text:p>
            </text:list-item>
            <text:list-item>
              <text:p text:style-name="P270">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530645076" text:style-name="L28">
        <text:list-item>
          <text:p text:style-name="P272"><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72"><text:span text:style-name="Strong_20_Emphasis">Schritte</text:span>:</text:p>
          <text:list>
            <text:list-item>
              <text:p text:style-name="P273"><text:span text:style-name="Strong_20_Emphasis">Sammle die ausgewählten IDs aus anderen </text:span><text:span text:style-name="Strong_20_Emphasis"><text:span text:style-name="Source_20_Text">&lt;v-select&gt;</text:span></text:span>:</text:p>
              <text:list>
                <text:list-item>
                  <text:p text:style-name="P273">Erstelle ein Array <text:span text:style-name="Source_20_Text">selectedIDs</text:span>, das alle ausgewählten IDs außer der aktuellen enthält.</text:p>
                </text:list-item>
              </text:list>
            </text:list-item>
            <text:list-item>
              <text:p text:style-name="P273"><text:span text:style-name="Strong_20_Emphasis">Filtere die verfügbaren Optionen</text:span>:</text:p>
              <text:list>
                <text:list-item>
                  <text:p text:style-name="P273">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73"><text:span text:style-name="Strong_20_Emphasis">Rückgabe</text:span>:</text:p>
              <text:list>
                <text:list-item>
                  <text:p text:style-name="P272">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77"><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2498620771" text:style-name="L29">
        <text:list-item>
          <text:p text:style-name="P275"><text:soft-page-break/><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75"><text:span text:style-name="Strong_20_Emphasis"><text:span text:style-name="Source_20_Text">v-model</text:span></text:span>: Bindet den ausgewählten Wert an <text:span text:style-name="Source_20_Text">textInventarNummern[index]</text:span>.</text:p>
        </text:list-item>
        <text:list-item>
          <text:p text:style-name="P275"><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74"><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1592101293" text:style-name="L30">
        <text:list-item>
          <text:p text:style-name="P277"><text:span text:style-name="Strong_20_Emphasis">Vermeidung von Duplikaten</text:span>: Verhindert, dass der Benutzer dieselbe externe Nummer mehrfach auswählt.</text:p>
        </text:list-item>
        <text:list-item>
          <text:p text:style-name="P277"><text:span text:style-name="Strong_20_Emphasis">Dynamische Aktualisierung</text:span>: Wenn der Benutzer eine Auswahl ändert, aktualisiert sich die Liste der verfügbaren Optionen automatisch.</text:p>
        </text:list-item>
        <text:list-item>
          <text:p text:style-name="P276"><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1664014815" text:style-name="L31">
        <text:list-item>
          <text:p text:style-name="P279"><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79"><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78"><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824736540" text:style-name="L32">
        <text:list-item>
          <text:p text:style-name="P281"><text:span text:style-name="Strong_20_Emphasis">Validierung</text:span>: Ergänze eine Überprüfung, um sicherzustellen, dass alle erforderlichen Felder ausgefüllt sind.</text:p>
        </text:list-item>
        <text:list-item>
          <text:p text:style-name="P281"><text:span text:style-name="Strong_20_Emphasis">Fehlerbehandlung</text:span>: Füge Meldungen hinzu, wenn keine verfügbaren Optionen mehr vorhanden sind.</text:p>
        </text:list-item>
        <text:list-item>
          <text:p text:style-name="P280"><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545316265" text:style-name="L33">
        <text:list-item>
          <text:p text:style-name="P282"><text:span text:style-name="Strong_20_Emphasis"><text:span text:style-name="Source_20_Text">inventarExterneNummern.value</text:span></text:span>:</text:p>
          <text:p text:style-name="P208">javascript</text:p>
          <text:p text:style-name="P208">Copy code</text:p>
          <text:p text:style-name="P209"><text:span text:style-name="Source_20_Text">[</text:span></text:p>
          <text:p text:style-name="P209"><text:span text:style-name="Source_20_Text"><text:s text:c="2"/>{ IDinventarExterneNummern: 1, ExterneNummer: 'Nummer1' },</text:span></text:p>
          <text:p text:style-name="P209"><text:soft-page-break/><text:span text:style-name="Source_20_Text"><text:s text:c="2"/>{ IDinventarExterneNummern: 2, ExterneNummer: 'Nummer2' },</text:span></text:p>
          <text:p text:style-name="P209"><text:span text:style-name="Source_20_Text"><text:s text:c="2"/>{ IDinventarExterneNummern: 3, ExterneNummer: 'Nummer3' }</text:span></text:p>
          <text:p text:style-name="P210"><text:span text:style-name="Source_20_Text">]</text:span></text:p>
        </text:list-item>
        <text:list-item>
          <text:p text:style-name="P282"><text:span text:style-name="Strong_20_Emphasis">Aktuelle Auswahl (</text:span><text:span text:style-name="Strong_20_Emphasis"><text:span text:style-name="Source_20_Text">textInventarNummern.value</text:span></text:span><text:span text:style-name="Strong_20_Emphasis">)</text:span>:</text:p>
          <text:p text:style-name="P208">javascript</text:p>
          <text:p text:style-name="P208">Copy code</text:p>
          <text:p text:style-name="P210"><text:span text:style-name="Source_20_Text">[1, null, 3]</text:span></text:p>
        </text:list-item>
        <text:list-item>
          <text:p text:style-name="P282"><text:span text:style-name="Strong_20_Emphasis">Aufruf von </text:span><text:span text:style-name="Strong_20_Emphasis"><text:span text:style-name="Source_20_Text">getAvailableOptions(1)</text:span></text:span>:</text:p>
          <text:list>
            <text:list-item>
              <text:p text:style-name="P283"><text:span text:style-name="Strong_20_Emphasis">Berechnung von </text:span><text:span text:style-name="Strong_20_Emphasis"><text:span text:style-name="Source_20_Text">selectedIDs</text:span></text:span>:</text:p>
              <text:list>
                <text:list-item>
                  <text:p text:style-name="P283"><text:span text:style-name="Source_20_Text">index</text:span> ist <text:span text:style-name="Source_20_Text">1</text:span>, also schließen wir den Wert an Position <text:span text:style-name="Source_20_Text">1</text:span> aus.</text:p>
                </text:list-item>
                <text:list-item>
                  <text:p text:style-name="P283"><text:span text:style-name="Source_20_Text">selectedIDs</text:span> wird zu <text:span text:style-name="Source_20_Text">[1, 3]</text:span>.</text:p>
                </text:list-item>
              </text:list>
            </text:list-item>
            <text:list-item>
              <text:p text:style-name="P283"><text:span text:style-name="Strong_20_Emphasis">Filterung der Optionen</text:span>:</text:p>
              <text:list>
                <text:list-item>
                  <text:p text:style-name="P283">Verfügbare Optionen sind diejenigen, deren IDs nicht in <text:span text:style-name="Source_20_Text">[1, 3]</text:span> sind.</text:p>
                </text:list-item>
                <text:list-item>
                  <text:p text:style-name="P282">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8"/>
      <text:p text:style-name="P168"/>
      <text:h text:style-name="Heading_20_2" text:outline-level="2"><text:bookmark-start text:name="__RefHeading___Toc60959_3296530384"/>Array erzeugen um die externeID (ExterneInventarNummer) an das Backend zu senden:<text:bookmark-end text:name="__RefHeading___Toc60959_3296530384"/></text:h>
      <text:p text:style-name="P194">Leihvorgang.vue</text:p>
      <text:p text:style-name="P184">Das hier funtktioniert soweit, ABER es erzeugt ein verschachteltes Array, das nicht ohne weiter </text:p>
      <text:p text:style-name="P184">iteriert werden kann.</text:p>
      <text:p text:style-name="P185"><text:span text:style-name="T16">for </text:span><text:span text:style-name="T22">(</text:span><text:span text:style-name="T16">const </text:span><text:span text:style-name="T34">item </text:span><text:span text:style-name="T16">of </text:span><text:span text:style-name="T34">inventarExterneNummern</text:span><text:span text:style-name="T22">) {</text:span><text:line-break/><text:span text:style-name="T22"> <text:s text:c="3"/></text:span><text:span text:style-name="T16">let </text:span><text:span text:style-name="T34">sql </text:span><text:span text:style-name="T22">= </text:span><text:span text:style-name="T4">`UPDATE inventarExterneNummern SET </text:span><text:span text:style-name="T40">vergebenAm</text:span><text:span text:style-name="T4"> = </text:span><text:span text:style-name="T96">now</text:span><text:span text:style-name="T4">() WHERE </text:span><text:span text:style-name="T40">ExterneNummer</text:span><text:span text:style-name="T4"> = ?`</text:span><text:line-break/><text:span text:style-name="T4"> <text:s text:c="3"/></text:span><text:span text:style-name="T16">const </text:span><text:span text:style-name="T34">result </text:span><text:span text:style-name="T22">= </text:span><text:span text:style-name="T16">await </text:span><text:span text:style-name="T34">db</text:span><text:span text:style-name="T22">.</text:span><text:span text:style-name="T47">execute</text:span><text:span text:style-name="T22">(</text:span><text:span text:style-name="T34">sql</text:span><text:span text:style-name="T22">, [</text:span><text:span text:style-name="T34">item</text:span><text:span text:style-name="T22">.ExterneNummer])</text:span><text:line-break/><text:span text:style-name="T22">}</text:span></text:p>
      <text:p text:style-name="P184"/>
      <text:p text:style-name="P184">Soll ein flaches Array erzeugt werden, dann so:</text:p>
      <text:p text:style-name="P184"/>
      <text:p text:style-name="P185"><text:span text:style-name="T16">for </text:span><text:span text:style-name="T22">(</text:span><text:span text:style-name="T16">const </text:span><text:span text:style-name="T34">item </text:span><text:span text:style-name="T16">of </text:span><text:span text:style-name="T34">cartItems</text:span><text:span text:style-name="T22">.</text:span><text:span text:style-name="T40">value</text:span><text:span text:style-name="T22">) {</text:span><text:line-break/><text:span text:style-name="T22"> <text:s/></text:span><text:span text:style-name="T16">if</text:span><text:span text:style-name="T22">(</text:span><text:span text:style-name="T34">item</text:span><text:span text:style-name="T22">.</text:span><text:span text:style-name="T40">ExterneInventarNummerPflicht </text:span><text:span text:style-name="T22">=== </text:span><text:span text:style-name="T70">1</text:span><text:span text:style-name="T22">){</text:span><text:line-break/><text:span text:style-name="T22"> <text:s text:c="3"/></text:span><text:span text:style-name="T34">externeInventarNummer</text:span><text:span text:style-name="T22">.</text:span><text:span text:style-name="T47">push</text:span><text:span text:style-name="T22">(...</text:span><text:span text:style-name="T34">item</text:span><text:span text:style-name="T22">.</text:span><text:span text:style-name="T40">externeID</text:span><text:span text:style-name="T22">);</text:span><text:line-break/><text:span text:style-name="T22"> <text:s/>}</text:span><text:line-break/><text:span text:style-name="T22">}</text:span></text:p>
      <text:p text:style-name="P184"/>
      <text:p text:style-name="P186">AUCH sehr wichtig. Es ist ein Riesen Unterschied ob mit for in oder for of iteriert wird!</text:p>
      <text:h text:style-name="Heading_20_2" text:outline-level="2"><text:bookmark-start text:name="__RefHeading___Toc60961_3296530384"/><text:soft-page-break/>Vuex-Store showDialogExterneInventarNummer Inhalt:<text:bookmark-end text:name="__RefHeading___Toc60961_3296530384"/></text:h>
      <text:p text:style-name="P187">//Übergabe der Daten aus cartItems vuex-Store</text:p>
      <text:p text:style-name="P187"/>
      <text:p text:style-name="P189">showDialog: true,</text:p>
      <text:p text:style-name="P189">Menge: menge,</text:p>
      <text:p text:style-name="P188">idArtikel: idArtikel,</text:p>
      <text:p text:style-name="P188">externeInventarNummerPflicht: externeInventarNummerPflicht,</text:p>
      <text:p text:style-name="P188"><text:bookmark-start text:name="__DdeLink__82806_2578173521"/>idInventarKategorie<text:bookmark-end text:name="__DdeLink__82806_2578173521"/>: idInventarKategorie,</text:p>
      <text:p text:style-name="P188"/>
      <text:h text:style-name="Heading_20_2" text:outline-level="2"><text:bookmark-start text:name="__RefHeading___Toc60963_3296530384"/>Vuex-Store showDialogArtikelTausch:<text:bookmark-end text:name="__RefHeading___Toc60963_3296530384"/></text:h>
      <text:p text:style-name="P175"/>
      <text:p text:style-name="P175">{</text:p>
      <text:p text:style-name="P175"><text:s text:c="2"/>"showDialog": true,</text:p>
      <text:p text:style-name="P175"><text:s text:c="2"/>"artikelDetails": {</text:p>
      <text:p text:style-name="P175"><text:s text:c="4"/>"konfektionsGroesse_Konfektionsgroesse": "XL",</text:p>
      <text:p text:style-name="P175"><text:s text:c="4"/>"ia_Bildpfad": "/images/artikel/Dicker_Peter_schwarz.jpg",</text:p>
      <text:p text:style-name="P175"><text:s text:c="4"/>"ia_ArtikelBezeichnung": "Dicker Peter",</text:p>
      <text:p text:style-name="P175"><text:s text:c="4"/>"ibp_Menge": 1,</text:p>
      <text:p text:style-name="P175"><text:s text:c="4"/>"farbe": "schwarz",</text:p>
      <text:p text:style-name="P175"><text:s text:c="4"/>"<text:bookmark-start text:name="__DdeLink__101741_2578173521"/>ibp_externeInventarNummer<text:bookmark-end text:name="__DdeLink__101741_2578173521"/>": "",</text:p>
      <text:p text:style-name="P175"><text:s text:c="4"/>"ibp_Preis": "10.00",</text:p>
      <text:p text:style-name="P175"><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75"><text:s text:c="4"/>"ibp_Bezeichnung": "ausgeliehen Tausch",</text:p>
      <text:p text:style-name="P175"><text:s text:c="4"/>"ibp_IDinventarBuchungenPositionenStatus": 7,</text:p>
      <text:p text:style-name="P175"><text:s text:c="4"/>"ibp_StatusDatum": "2024-11-13T14:36:46.000Z",</text:p>
      <text:p text:style-name="P175"><text:s text:c="4"/>"iz_Bezeichnung": null,</text:p>
      <text:p text:style-name="P212"><text:s text:c="4"/>"iz_IDInventarZustand": <text:span text:style-name="T127">4</text:span></text:p>
      <text:p text:style-name="P175"><text:s text:c="4"/>"ibp_Bemerkung": null,</text:p>
      <text:p text:style-name="P175"><text:s text:c="4"/>"ibp_GesamtPreis": "55.00",</text:p>
      <text:p text:style-name="P175"><text:s text:c="4"/>"ibp_Count": 7,</text:p>
      <text:p text:style-name="P175"><text:s text:c="4"/>"ia_IDInventarKategorie": 4,</text:p>
      <text:p text:style-name="P175"><text:s text:c="4"/>"ibp_IDInventarBuchungen": 35,</text:p>
      <text:p text:style-name="P175"><text:s text:c="4"/>"ia_IDInventarArtikel": 7,</text:p>
      <text:p text:style-name="P175"><text:s text:c="4"/>"ia_externeInventarNummerPflicht": 0</text:p>
      <text:p text:style-name="P175"><text:s text:c="2"/>}</text:p>
      <text:p text:style-name="P175">}</text:p>
      <text:p text:style-name="P175"/>
      <text:h text:style-name="P202" text:outline-level="2"><text:bookmark-start text:name="__RefHeading___Toc60965_3296530384"/>Vuex-Store <text:span text:style-name="T124">s</text:span>howDialogRuecknahmeArtikel:<text:bookmark-end text:name="__RefHeading___Toc60965_3296530384"/></text:h>
      <text:p text:style-name="P175"/>
      <text:p text:style-name="P175">{</text:p>
      <text:p text:style-name="P175"><text:s text:c="2"/>"showDialog": true,</text:p>
      <text:p text:style-name="P175"><text:s text:c="2"/>"IDinventarBuchungenPositionen": 182,</text:p>
      <text:p text:style-name="P175"><text:s text:c="2"/>"bemerkung": "",</text:p>
      <text:p text:style-name="P175"><text:s text:c="2"/>"artikelDetails": {</text:p>
      <text:p text:style-name="P175"><text:s text:c="4"/>"konfektionsGroesse_Konfektionsgroesse": "XL",</text:p>
      <text:p text:style-name="P175"><text:s text:c="4"/>"ia_Bildpfad": "/images/artikel/Bluse_schwarz.jpg",</text:p>
      <text:p text:style-name="P175"><text:s text:c="4"/>"ia_ArtikelBezeichnung": "Hexen-Bluse",</text:p>
      <text:p text:style-name="P175"><text:s text:c="4"/>"ibp_Menge": 1,</text:p>
      <text:p text:style-name="P175"><text:s text:c="4"/>"farbe": "schwarz",</text:p>
      <text:p text:style-name="P175"><text:soft-page-break/><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75"><text:s text:c="4"/>"ibp_Preis": "7.00",</text:p>
      <text:p text:style-name="P175"><text:s text:c="4"/>"ibp_IDinventarBuchungenPositionen": 182,</text:p>
      <text:p text:style-name="P175"><text:s text:c="4"/>"ibp_Bezeichnung": "ausgeliehen Tausch",</text:p>
      <text:p text:style-name="P175"><text:s text:c="4"/>"ibp_IDinventarBuchungenPositionenStatus": 7,</text:p>
      <text:p text:style-name="P175"><text:s text:c="4"/>"ibp_StatusDatum": "2024-11-13T15:03:29.000Z",</text:p>
      <text:p text:style-name="P175"><text:s text:c="4"/>"iz_Bezeichnung": null,</text:p>
      <text:p text:style-name="P212"><text:s text:c="4"/>"iz_IDInventarZustand": <text:span text:style-name="T127">4</text:span></text:p>
      <text:p text:style-name="P175"><text:s text:c="4"/>"ibp_Bemerkung": null,</text:p>
      <text:p text:style-name="P175"><text:s text:c="4"/>"ibp_GesamtPreis": "21.00",</text:p>
      <text:p text:style-name="P175"><text:s text:c="4"/>"ibp_Count": 3,</text:p>
      <text:p text:style-name="P175"><text:s text:c="4"/>"ia_IDInventarKategorie": 2,</text:p>
      <text:p text:style-name="P175"><text:s text:c="4"/>"ibp_IDInventarBuchungen": 36,</text:p>
      <text:p text:style-name="P175"><text:s text:c="4"/>"<text:bookmark-start text:name="__DdeLink__113541_2578173521"/>ia_IDInventarArtikel<text:bookmark-end text:name="__DdeLink__113541_2578173521"/>": 11,</text:p>
      <text:p text:style-name="P175"><text:s text:c="4"/>"<text:bookmark-start text:name="__DdeLink__107583_2578173521"/>ia_externeInventarNummerPflicht<text:bookmark-end text:name="__DdeLink__107583_2578173521"/>": 0</text:p>
      <text:p text:style-name="P175"><text:s text:c="2"/>},</text:p>
      <text:p text:style-name="P175"><text:s text:c="2"/>"artikelZustand": "",</text:p>
      <text:p text:style-name="P175"><text:s text:c="2"/>"memberName": "Jonathan König",</text:p>
      <text:p text:style-name="P175"><text:s text:c="2"/>"idMitglied": 209923012</text:p>
      <text:p text:style-name="P175">}</text:p>
      <text:p text:style-name="P175"/>
      <text:h text:style-name="P203" text:outline-level="2"><text:bookmark-start text:name="__RefHeading___Toc60967_3296530384"/>Vuex-Store showDialogRuecknahmeArtikel:<text:bookmark-end text:name="__RefHeading___Toc60967_3296530384"/></text:h>
      <text:p text:style-name="P176"/>
      <text:p text:style-name="P176">{</text:p>
      <text:p text:style-name="P176"><text:s text:c="2"/>"showDialog": true,</text:p>
      <text:p text:style-name="P176"><text:s text:c="2"/>"artikelDetails": {</text:p>
      <text:p text:style-name="P176"><text:s text:c="4"/>"konfektionsGroesse_Konfektionsgroesse": "XL",</text:p>
      <text:p text:style-name="P176"><text:s text:c="4"/>"ia_Bildpfad": "/images/artikel/Dicker_Peter_schwarz.jpg",</text:p>
      <text:p text:style-name="P176"><text:s text:c="4"/>"ia_ArtikelBezeichnung": "Dicker Peter",</text:p>
      <text:p text:style-name="P176"><text:s text:c="4"/>"ibp_Menge": 1,</text:p>
      <text:p text:style-name="P176"><text:s text:c="4"/>"farbe": "schwarz",</text:p>
      <text:p text:style-name="P176"><text:s text:c="4"/>"<text:bookmark-start text:name="__DdeLink__101741_25781735211"/>ibp_externeInventarNummer<text:bookmark-end text:name="__DdeLink__101741_25781735211"/>": "",</text:p>
      <text:p text:style-name="P176"><text:s text:c="4"/>"ibp_Preis": "10.00",</text:p>
      <text:p text:style-name="P176"><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76"><text:s text:c="4"/>"ibp_Bezeichnung": "ausgeliehen Tausch",</text:p>
      <text:p text:style-name="P176"><text:s text:c="4"/>"ibp_IDinventarBuchungenPositionenStatus": 7,</text:p>
      <text:p text:style-name="P176"><text:s text:c="4"/>"ibp_StatusDatum": "2024-11-13T14:36:46.000Z",</text:p>
      <text:p text:style-name="P176"><text:s text:c="4"/>"iz_Bezeichnung": null,</text:p>
      <text:p text:style-name="P212"><text:s text:c="4"/>"iz_IDInventarZustand": <text:span text:style-name="T127">4</text:span></text:p>
      <text:p text:style-name="P176"><text:s text:c="4"/>"ibp_Bemerkung": null,</text:p>
      <text:p text:style-name="P176"><text:s text:c="4"/>"ibp_GesamtPreis": "55.00",</text:p>
      <text:p text:style-name="P176"><text:s text:c="4"/>"ibp_Count": 7,</text:p>
      <text:p text:style-name="P176"><text:s text:c="4"/>"ia_IDInventarKategorie": 4,</text:p>
      <text:p text:style-name="P176"><text:s text:c="4"/>"ibp_IDInventarBuchungen": 35,</text:p>
      <text:p text:style-name="P176"><text:s text:c="4"/>"ia_IDInventarArtikel": 7,</text:p>
      <text:p text:style-name="P176"><text:s text:c="4"/>"ia_externeInventarNummerPflicht": 0</text:p>
      <text:p text:style-name="P176"><text:s text:c="2"/>}</text:p>
      <text:p text:style-name="P176">}</text:p>
      <text:p text:style-name="P175"/>
      <text:h text:style-name="Heading_20_2" text:outline-level="2"><text:bookmark-start text:name="__RefHeading___Toc60969_3296530384"/><text:soft-page-break/>v-select <text:span text:style-name="T126">und v-textfield </text:span>Design-Varianten<text:bookmark-end text:name="__RefHeading___Toc60969_3296530384"/></text:h>
      <text:p text:style-name="P195">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04" text:outline-level="2"><text:bookmark-start text:name="__RefHeading___Toc60971_3296530384"/>v-select Design-Varianten<text:bookmark-end text:name="__RefHeading___Toc60971_3296530384"/></text:h>
      <text:p text:style-name="P284"><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text:p text:style-name="P284"/>
      <text:h text:style-name="Heading_20_2" text:outline-level="2">v-Dialog zur Verwendung als ‚ToolTip‘ Ersatz.</text:h>
      <text:p text:style-name="P285"/>
      <text:p text:style-name="P216"><text:span text:style-name="T74">&lt;script </text:span><text:span text:style-name="T77">setup</text:span><text:span text:style-name="T74">&gt;</text:span><text:line-break/><text:span text:style-name="T16">import </text:span><text:span text:style-name="T22">{ defineProps, defineEmits } </text:span><text:span text:style-name="T16">from </text:span><text:span text:style-name="T4">'vue'</text:span><text:span text:style-name="T22">;</text:span><text:line-break/><text:line-break/><text:span text:style-name="T55">// Definiere die Props, einschließlich `modelValue` für v-model</text:span><text:line-break/><text:span text:style-name="T16">const </text:span><text:span text:style-name="T34">props </text:span><text:span text:style-name="T22">= defineProps({</text:span><text:line-break/><text:span text:style-name="T22"> <text:s/></text:span><text:span text:style-name="T40">modelValue</text:span><text:span text:style-name="T22">: {</text:span><text:line-break/><text:span text:style-name="T22"> <text:s text:c="3"/></text:span><text:span text:style-name="T40">type</text:span><text:span text:style-name="T22">: </text:span><text:span text:style-name="T47">Boolean</text:span><text:span text:style-name="T22">,</text:span><text:line-break/><text:span text:style-name="T22"> <text:s text:c="3"/></text:span><text:span text:style-name="T40">required</text:span><text:span text:style-name="T22">: </text:span><text:span text:style-name="T16">true</text:span><text:span text:style-name="T22">,</text:span><text:line-break/><text:span text:style-name="T22"> <text:s/>},</text:span><text:line-break/><text:span text:style-name="T22"> <text:s/></text:span><text:span text:style-name="T40">dialogTitle</text:span><text:span text:style-name="T22">: {</text:span><text:line-break/><text:span text:style-name="T22"> <text:s text:c="3"/></text:span><text:span text:style-name="T40">type</text:span><text:span text:style-name="T22">: </text:span><text:span text:style-name="T47">String</text:span><text:span text:style-name="T22">,</text:span><text:line-break/><text:span text:style-name="T22"> <text:s text:c="3"/></text:span><text:span text:style-name="T40">required</text:span><text:span text:style-name="T22">: </text:span><text:span text:style-name="T16">true</text:span><text:span text:style-name="T22">,</text:span><text:line-break/><text:span text:style-name="T22"> <text:s/>},</text:span><text:line-break/><text:span text:style-name="T22"> <text:s/></text:span><text:span text:style-name="T40">dialogText</text:span><text:span text:style-name="T22">: {</text:span><text:line-break/><text:span text:style-name="T22"> <text:s text:c="3"/></text:span><text:span text:style-name="T40">type</text:span><text:span text:style-name="T22">: </text:span><text:span text:style-name="T47">String</text:span><text:span text:style-name="T22">,</text:span><text:line-break/><text:span text:style-name="T22"> <text:s text:c="3"/></text:span><text:span text:style-name="T40">required</text:span><text:span text:style-name="T22">: </text:span><text:span text:style-name="T16">true</text:span><text:span text:style-name="T22">,</text:span><text:line-break/><text:span text:style-name="T22"> <text:s/>},</text:span><text:line-break/><text:span text:style-name="T22">});</text:span><text:line-break/><text:line-break/><text:span text:style-name="T55">// Definiere die Emits für die Aktualisierung des Dialog-Status</text:span><text:line-break/><text:span text:style-name="T16">const </text:span><text:span text:style-name="T34">emit </text:span><text:span text:style-name="T22">= defineEmits([</text:span><text:span text:style-name="T4">'update:modelValue'</text:span><text:span text:style-name="T22">]);</text:span><text:line-break/><text:line-break/><text:span text:style-name="T55">// Methode zum Schließen des Dialogs</text:span><text:line-break/><text:span text:style-name="T16">function </text:span><text:span text:style-name="T47">closeDialog</text:span><text:span text:style-name="T22">(){</text:span><text:line-break/><text:span text:style-name="T22"> <text:s/></text:span><text:span text:style-name="T34">emit</text:span><text:span text:style-name="T22">(</text:span><text:span text:style-name="T4">'update:modelValue'</text:span><text:span text:style-name="T22">, </text:span><text:span text:style-name="T16">false</text:span><text:span text:style-name="T22">);</text:span><text:line-break/><text:span text:style-name="T22">}</text:span><text:line-break/><text:line-break/><text:span text:style-name="T74">&lt;/script&gt;</text:span><text:line-break/><text:line-break/><text:span text:style-name="T74">&lt;template&gt;</text:span><text:line-break/><text:span text:style-name="T74"> <text:s/>&lt;v-dialog </text:span><text:span text:style-name="T77">v-model</text:span><text:span text:style-name="T4">="</text:span><text:span text:style-name="T40">props</text:span><text:span text:style-name="T22">.</text:span><text:span text:style-name="T40">modelValue</text:span><text:span text:style-name="T4">" </text:span><text:span text:style-name="T77">max-width</text:span><text:span text:style-name="T4">="500"</text:span><text:span text:style-name="T74">&gt;</text:span><text:line-break/><text:span text:style-name="T74"> <text:s text:c="3"/>&lt;v-card&gt;</text:span><text:line-break/><text:span text:style-name="T74"> <text:s text:c="5"/>&lt;v-card-title </text:span><text:span text:style-name="T77">class</text:span><text:span text:style-name="T4">="headline"</text:span><text:span text:style-name="T74">&gt;</text:span><text:span text:style-name="T22">{{</text:span><text:span text:style-name="T28"> props.dialogTitle </text:span><text:span text:style-name="T22">}}</text:span><text:span text:style-name="T74">&lt;/v-card-title&gt;</text:span><text:line-break/><text:span text:style-name="T74"> <text:s text:c="5"/>&lt;v-card-text&gt;</text:span><text:line-break/><text:span text:style-name="T74"> <text:s text:c="7"/></text:span><text:span text:style-name="T22">{{</text:span><text:span text:style-name="T28"> props.dialogText </text:span><text:span text:style-name="T22">}}</text:span><text:line-break/><text:span text:style-name="T22"> <text:s text:c="5"/></text:span><text:span text:style-name="T74">&lt;/v-card-text&gt;</text:span><text:line-break/><text:soft-page-break/><text:span text:style-name="T74"> <text:s text:c="5"/>&lt;v-card-actions&gt;</text:span><text:line-break/><text:span text:style-name="T74"> <text:s text:c="7"/>&lt;v-spacer&gt;&lt;/v-spacer&gt;</text:span><text:line-break/><text:span text:style-name="T74"> <text:s text:c="7"/>&lt;v-btn </text:span><text:span text:style-name="T77">color</text:span><text:span text:style-name="T4">="primary" </text:span><text:span text:style-name="T77">@click</text:span><text:span text:style-name="T4">="</text:span><text:span text:style-name="T47">closeDialog</text:span><text:span text:style-name="T4">"</text:span><text:span text:style-name="T74">&gt;</text:span><text:span text:style-name="T22">Schließen</text:span><text:span text:style-name="T74">&lt;/v-btn&gt;</text:span><text:line-break/><text:span text:style-name="T74"> <text:s text:c="5"/>&lt;/v-card-actions&gt;</text:span><text:line-break/><text:span text:style-name="T74"> <text:s text:c="3"/>&lt;/v-card&gt;</text:span><text:line-break/><text:span text:style-name="T74"> <text:s/>&lt;/v-dialog&gt;</text:span><text:line-break/><text:span text:style-name="T74">&lt;/template&gt;</text:span><text:line-break/><text:line-break/><text:span text:style-name="T74">&lt;style </text:span><text:span text:style-name="T77">scoped</text:span><text:span text:style-name="T74">&gt;</text:span><text:line-break/><text:span text:style-name="T74">&lt;/style&gt;</text:span><text:line-break/></text:p>
      <text:p text:style-name="P215"/>
      <text:p text:style-name="P215"/>
      <text:p text:style-name="P216"><text:span text:style-name="T55">&lt;!-- Dialog für den vollständigen Text --&gt;</text:span><text:line-break/><text:span text:style-name="T74">&lt;DialogToolTip</text:span><text:line-break/><text:span text:style-name="T74"> <text:s text:c="3"/></text:span><text:span text:style-name="T77">v-model</text:span><text:span text:style-name="T4">="</text:span><text:span text:style-name="T40">showDialogTooltip</text:span><text:span text:style-name="T4">"</text:span><text:line-break/><text:span text:style-name="T4"> <text:s text:c="3"/></text:span><text:span text:style-name="T77">:dialogTitle</text:span><text:span text:style-name="T4">="`</text:span><text:span text:style-name="T22">${</text:span><text:span text:style-name="T40">dialogTitle</text:span><text:span text:style-name="T22">}</text:span><text:span text:style-name="T4">`"</text:span><text:line-break/><text:span text:style-name="T4"> <text:s text:c="3"/></text:span><text:span text:style-name="T77">:dialogText</text:span><text:span text:style-name="T4">="`</text:span><text:span text:style-name="T22">${</text:span><text:span text:style-name="T40">dialogText</text:span><text:span text:style-name="T22">}</text:span><text:span text:style-name="T4">`"</text:span><text:line-break/><text:span text:style-name="T74">/&gt;</text:span></text:p>
      <text:p text:style-name="P215"/>
      <text:p text:style-name="P217">Klick-Event im jeweiligen Element hinterlegen, <text:span text:style-name="T128">hier muss der Title und der Text übergeben werden</text:span></text:p>
      <text:p text:style-name="P216"><text:span text:style-name="T77">@click</text:span><text:span text:style-name="T4">="</text:span><text:span text:style-name="T47">openDialogToolTip</text:span><text:span text:style-name="T22">(</text:span><text:span text:style-name="T4">'Bemerkung'</text:span><text:span text:style-name="T22">, </text:span><text:span text:style-name="T34">itemArtikelDetails</text:span><text:span text:style-name="T22">.</text:span><text:span text:style-name="T40">ibp_Bemerkung</text:span><text:span text:style-name="T22">)</text:span><text:span text:style-name="T4">"</text:span><text:line-break/></text:p>
      <text:p text:style-name="P215"/>
      <text:p text:style-name="P217">Funkion zum öffnen des Dialogs mit Übergabe des Textes!</text:p>
      <text:p text:style-name="P216"><text:span text:style-name="T16">const </text:span><text:span text:style-name="T34">dialogTitle </text:span><text:span text:style-name="T22">= ref(</text:span><text:span text:style-name="T4">''</text:span><text:span text:style-name="T22">);</text:span><text:line-break/><text:span text:style-name="T16">const </text:span><text:span text:style-name="T34">dialogText </text:span><text:span text:style-name="T22">= ref(</text:span><text:span text:style-name="T4">''</text:span><text:span text:style-name="T22">);</text:span><text:line-break/><text:span text:style-name="T55">// Methode zum Öffnen des Dialogs</text:span><text:line-break/><text:span text:style-name="T16">function </text:span><text:span text:style-name="T47">openDialogToolTip</text:span><text:span text:style-name="T22">(dialogTitleOpen, dialogTextOpen) {</text:span><text:line-break/><text:span text:style-name="T22"> <text:s/></text:span><text:span text:style-name="T34">showDialogTooltip</text:span><text:span text:style-name="T22">.</text:span><text:span text:style-name="T40">value </text:span><text:span text:style-name="T22">= </text:span><text:span text:style-name="T16">true</text:span><text:span text:style-name="T22">;</text:span><text:line-break/><text:span text:style-name="T22"> <text:s/></text:span><text:span text:style-name="T34">dialogTitle</text:span><text:span text:style-name="T22">.</text:span><text:span text:style-name="T40">value </text:span><text:span text:style-name="T22">= dialogTitleOpen;</text:span><text:line-break/><text:span text:style-name="T22"> <text:s/></text:span><text:span text:style-name="T34">dialogText</text:span><text:span text:style-name="T22">.</text:span><text:span text:style-name="T40">value </text:span><text:span text:style-name="T22">= dialogTextOpen;</text:span><text:line-break/><text:span text:style-name="T22">}</text:span></text:p>
      <text:p text:style-name="P215"/>
      <text:p text:style-name="P215"/>
      <text:h text:style-name="Heading_20_2" text:outline-level="2">Globale Notification via Snackbar an User ausgeben:</text:h>
      <text:p text:style-name="P218"/>
      <text:p text:style-name="P219">Die Komponente Notification.vue stellt eine Snackbar bereit, die abhängig von der Erfolgsmeldung eine Hinweis an den User ausgibt. </text:p>
      <text:p text:style-name="P219">Dazu dient das script in scripte/notification.js als Vorlage und gibt die Farben und Dauer der Einblendung entgegen. Über den vuex-store werden die Zustände und Nachrichten gespeichert sowie das Anzeigen und ausblenden der Snackbar gespeichert. </text:p>
      <text:p text:style-name="P219"/>
      <text:p text:style-name="P219">Hauptsächlich habe ich mich für diese Lösung entschieden um die Aufrufe zum Backend und evtl. Fehlermeldung dem User anzuzeigen. </text:p>
      <text:p text:style-name="P219">Sollte ein Aufruf fehlschlagen, werden bestimme HTTP Fehlercodes abgefangen und dem user angezeigt.</text:p>
      <text:p text:style-name="P219"/>
      <text:p text:style-name="P219">Soll die Snackbar angezeigt werden muss notification importiert werden:</text:p>
      <text:p text:style-name="P221"><text:span text:style-name="T18">import </text:span><text:span text:style-name="T27">{ </text:span><text:span text:style-name="T50">notifyError, </text:span><text:span text:style-name="T47">notifySuccess</text:span><text:span text:style-name="T50"> </text:span><text:span text:style-name="T27">} </text:span><text:span text:style-name="T18">from </text:span><text:span text:style-name="T8">'@/scripte/notifications.js'</text:span><text:span text:style-name="T27">; </text:span><text:span text:style-name="T58">// globale Benachrichtigungen</text:span><text:span text:style-name="T129"><text:line-break/></text:span></text:p>
      <text:p text:style-name="P219"/>
      <text:p text:style-name="P219">die Komponente <text:s text:c="4"/>&lt;Notifications /&gt; im template eingebunden werden und die entsprechende Message im script abgesetzt werden, z.B.</text:p>
      <text:p text:style-name="P220"><text:soft-page-break/><text:span text:style-name="T55">// Teste die Benachrichtigungen</text:span><text:line-break/><text:span text:style-name="T47">notifyError</text:span><text:span text:style-name="T22">(</text:span><text:span text:style-name="T4">'Dies ist eine Test-Fehlermeldung.'</text:span><text:span text:style-name="T22">);</text:span><text:line-break/><text:span text:style-name="T47">notifySuccess</text:span><text:span text:style-name="T22">(</text:span><text:span text:style-name="T4">'Dies ist eine Test-Erfolgsnachricht.'</text:span><text:span text:style-name="T22">);</text:span></text:p>
      <text:p text:style-name="P219"/>
      <text:p text:style-name="P219">Das wa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29T15:19:34.062766261</dc:date>
    <meta:editing-duration>P30DT19H43M54S</meta:editing-duration>
    <meta:editing-cycles>142</meta:editing-cycles>
    <meta:document-statistic meta:table-count="0" meta:image-count="0" meta:object-count="0" meta:page-count="55" meta:paragraph-count="1207" meta:word-count="9403" meta:character-count="88550" meta:non-whitespace-character-count="76040"/>
  </office:meta>
</office:document-meta>
</file>